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605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461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22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39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2.036cm"/>
    </style:style>
    <style:style style:name="co18" style:family="table-column">
      <style:table-column-properties fo:break-before="auto" style:column-width="1.647cm"/>
    </style:style>
    <style:style style:name="co19" style:family="table-column">
      <style:table-column-properties fo:break-before="auto" style:column-width="2.083cm"/>
    </style:style>
    <style:style style:name="co20" style:family="table-column">
      <style:table-column-properties fo:break-before="auto" style:column-width="3.653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058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445cm"/>
    </style:style>
    <style:style style:name="co25" style:family="table-column">
      <style:table-column-properties fo:break-before="auto" style:column-width="1.889cm"/>
    </style:style>
    <style:style style:name="co26" style:family="table-column">
      <style:table-column-properties fo:break-before="auto" style:column-width="3.025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table:number-columns-repeated="3"/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ray size</text:p>
          </table:table-cell>
          <table:table-cell office:value-type="string">
            <text:p>Repeats</text:p>
          </table:table-cell>
          <table:table-cell office:value-type="string">
            <text:p>Operations</text:p>
          </table:table-cell>
          <table:table-cell office:value-type="string">
            <text:p>Elapsed time</text:p>
          </table:table-cell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ooc:=[.E3]/[.$C3]" office:value-type="float" office:value="0.00000643730163574219">
            <text:p>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3]/[.$C3]" office:value-type="float" office:value="0.000010371208190918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ooc:=[.K3]/[.$C3]" office:value-type="float" office:value="0.00000143051147460938">
            <text:p>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ooc:=[.N3]/[.$C3]" office:value-type="float" office:value="0.00000286102294921875">
            <text:p>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ooc:=[.Q3]/[.$C3]" office:value-type="float" office:value="0.00000226497650146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773">
            <text:p>4193773</text:p>
          </table:table-cell>
          <table:table-cell office:value-type="float" office:value="357">
            <text:p>357</text:p>
          </table:table-cell>
          <table:table-cell table:formula="oooc:=[.E4]/[.$C4]" office:value-type="float" office:value="0.0000425577163696289">
            <text:p>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ooc:=[.H4]/[.$C4]" office:value-type="float" office:value="0.0000271797180175781">
            <text:p>0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formula="oooc:=[.K4]/[.$C4]" office:value-type="float" office:value="0.0000166893005371094">
            <text:p>0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formula="oooc:=[.N4]/[.$C4]" office:value-type="float" office:value="0.0000129938125610352">
            <text:p>0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formula="oooc:=[.Q4]/[.$C4]" office:value-type="float" office:value="0.000013947486877441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6566">
            <text:p>12576566</text:p>
          </table:table-cell>
          <table:table-cell office:value-type="float" office:value="609">
            <text:p>609</text:p>
          </table:table-cell>
          <table:table-cell table:formula="oooc:=[.E5]/[.$C5]" office:value-type="float" office:value="0.0000725984573364258">
            <text:p>0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ooc:=[.H5]/[.$C5]" office:value-type="float" office:value="0.0000391006469726562">
            <text:p>0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formula="oooc:=[.K5]/[.$C5]" office:value-type="float" office:value="0.0000362396240234375">
            <text:p>0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formula="oooc:=[.N5]/[.$C5]" office:value-type="float" office:value="0.0000268220901489258">
            <text:p>0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formula="oooc:=[.Q5]/[.$C5]" office:value-type="float" office:value="0.0000280141830444336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9786698">
            <text:p>9786698</text:p>
          </table:table-cell>
          <table:table-cell office:value-type="float" office:value="314">
            <text:p>314</text:p>
          </table:table-cell>
          <table:table-cell table:formula="oooc:=[.E6]/[.$C6]" office:value-type="float" office:value="0.0000748634338378906">
            <text:p>0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ooc:=[.H6]/[.$C6]" office:value-type="float" office:value="0.0000700950622558594">
            <text:p>0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formula="oooc:=[.K6]/[.$C6]" office:value-type="float" office:value="0.0000600814819335937">
            <text:p>0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formula="oooc:=[.N6]/[.$C6]" office:value-type="float" office:value="0.0000491142272949219">
            <text:p>0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formula="oooc:=[.Q6]/[.$C6]" office:value-type="float" office:value="0.000049114227294921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15100645">
            <text:p>15100645</text:p>
          </table:table-cell>
          <table:table-cell office:value-type="float" office:value="472">
            <text:p>472</text:p>
          </table:table-cell>
          <table:table-cell table:formula="oooc:=[.E7]/[.$C7]" office:value-type="float" office:value="0.000112533569335938">
            <text:p>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ooc:=[.H7]/[.$C7]" office:value-type="float" office:value="0.000108242034912109">
            <text:p>0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formula="oooc:=[.K7]/[.$C7]" office:value-type="float" office:value="0.0000870227813720703">
            <text:p>0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formula="oooc:=[.N7]/[.$C7]" office:value-type="float" office:value="0.0000872611999511719">
            <text:p>0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formula="oooc:=[.Q7]/[.$C7]" office:value-type="float" office:value="0.0000870227813720703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23072241">
            <text:p>23072241</text:p>
          </table:table-cell>
          <table:table-cell office:value-type="float" office:value="661">
            <text:p>661</text:p>
          </table:table-cell>
          <table:table-cell table:formula="oooc:=[.E8]/[.$C8]" office:value-type="float" office:value="0.000157594680786133">
            <text:p>0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ooc:=[.H8]/[.$C8]" office:value-type="float" office:value="0.000132322311401367">
            <text:p>0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formula="oooc:=[.K8]/[.$C8]" office:value-type="float" office:value="0.000118017196655273">
            <text:p>0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formula="oooc:=[.N8]/[.$C8]" office:value-type="float" office:value="0.000112295150756836">
            <text:p>0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formula="oooc:=[.Q8]/[.$C8]" office:value-type="float" office:value="0.0000989437103271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14747492">
            <text:p>14747492</text:p>
          </table:table-cell>
          <table:table-cell office:value-type="float" office:value="397">
            <text:p>397</text:p>
          </table:table-cell>
          <table:table-cell table:formula="oooc:=[.E9]/[.$C9]" office:value-type="float" office:value="0.000189304351806641">
            <text:p>0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ooc:=[.H9]/[.$C9]" office:value-type="float" office:value="0.000206470489501953">
            <text:p>0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formula="oooc:=[.K9]/[.$C9]" office:value-type="float" office:value="0.000153541564941406">
            <text:p>0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formula="oooc:=[.N9]/[.$C9]" office:value-type="float" office:value="0.000146865844726563">
            <text:p>0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formula="oooc:=[.Q9]/[.$C9]" office:value-type="float" office:value="0.00010824203491210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17453319">
            <text:p>17453319</text:p>
          </table:table-cell>
          <table:table-cell office:value-type="float" office:value="505">
            <text:p>505</text:p>
          </table:table-cell>
          <table:table-cell table:formula="oooc:=[.E10]/[.$C10]" office:value-type="float" office:value="0.000240802764892578">
            <text:p>0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ooc:=[.H10]/[.$C10]" office:value-type="float" office:value="0.000266075134277344">
            <text:p>0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formula="oooc:=[.K10]/[.$C10]" office:value-type="float" office:value="0.0001983642578125">
            <text:p>0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formula="oooc:=[.N10]/[.$C10]" office:value-type="float" office:value="0.000173568725585938">
            <text:p>0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formula="oooc:=[.Q10]/[.$C10]" office:value-type="float" office:value="0.000164985656738281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20967910">
            <text:p>20967910</text:p>
          </table:table-cell>
          <table:table-cell office:value-type="float" office:value="571">
            <text:p>571</text:p>
          </table:table-cell>
          <table:table-cell table:formula="oooc:=[.E11]/[.$C11]" office:value-type="float" office:value="0.000272274017333984">
            <text:p>0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ooc:=[.H11]/[.$C11]" office:value-type="float" office:value="0.000316143035888672">
            <text:p>0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formula="oooc:=[.K11]/[.$C11]" office:value-type="float" office:value="0.000228404998779297">
            <text:p>0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formula="oooc:=[.N11]/[.$C11]" office:value-type="float" office:value="0.000219345092773437">
            <text:p>0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formula="oooc:=[.Q11]/[.$C11]" office:value-type="float" office:value="0.00023555755615234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12499854">
            <text:p>12499854</text:p>
          </table:table-cell>
          <table:table-cell office:value-type="float" office:value="308">
            <text:p>308</text:p>
          </table:table-cell>
          <table:table-cell table:formula="oooc:=[.E12]/[.$C12]" office:value-type="float" office:value="0.000293731689453125">
            <text:p>0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ooc:=[.H12]/[.$C12]" office:value-type="float" office:value="0.000371932983398437">
            <text:p>0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formula="oooc:=[.K12]/[.$C12]" office:value-type="float" office:value="0.000274658203125">
            <text:p>0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formula="oooc:=[.N12]/[.$C12]" office:value-type="float" office:value="0.000288009643554687">
            <text:p>0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formula="oooc:=[.Q12]/[.$C12]" office:value-type="float" office:value="0.000272750854492187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24948982">
            <text:p>24948982</text:p>
          </table:table-cell>
          <table:table-cell office:value-type="float" office:value="534">
            <text:p>534</text:p>
          </table:table-cell>
          <table:table-cell table:formula="oooc:=[.E13]/[.$C13]" office:value-type="float" office:value="0.000509262084960938">
            <text:p>0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ooc:=[.H13]/[.$C13]" office:value-type="float" office:value="0.000658988952636719">
            <text:p>0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formula="oooc:=[.K13]/[.$C13]" office:value-type="float" office:value="0.000473976135253906">
            <text:p>0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formula="oooc:=[.N13]/[.$C13]" office:value-type="float" office:value="0.000576972961425781">
            <text:p>0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formula="oooc:=[.Q13]/[.$C13]" office:value-type="float" office:value="0.00061035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18964857">
            <text:p>18964857</text:p>
          </table:table-cell>
          <table:table-cell office:value-type="float" office:value="378">
            <text:p>378</text:p>
          </table:table-cell>
          <table:table-cell table:formula="oooc:=[.E14]/[.$C14]" office:value-type="float" office:value="0.000720977783203125">
            <text:p>0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ooc:=[.H14]/[.$C14]" office:value-type="float" office:value="0.00100898742675781">
            <text:p>0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formula="oooc:=[.K14]/[.$C14]" office:value-type="float" office:value="0.000677108764648438">
            <text:p>0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formula="oooc:=[.N14]/[.$C14]" office:value-type="float" office:value="0.0009765625">
            <text:p>0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formula="oooc:=[.Q14]/[.$C14]" office:value-type="float" office:value="0.00111389160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25144711">
            <text:p>25144711</text:p>
          </table:table-cell>
          <table:table-cell office:value-type="float" office:value="464">
            <text:p>464</text:p>
          </table:table-cell>
          <table:table-cell table:formula="oooc:=[.E15]/[.$C15]" office:value-type="float" office:value="0.00177001953125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ooc:=[.H15]/[.$C15]" office:value-type="float" office:value="0.00225067138671875">
            <text:p>0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formula="oooc:=[.K15]/[.$C15]" office:value-type="float" office:value="0.00160598754882813">
            <text:p>0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formula="oooc:=[.N15]/[.$C15]" office:value-type="float" office:value="0.0033111572265625">
            <text:p>0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formula="oooc:=[.Q15]/[.$C15]" office:value-type="float" office:value="0.004074096679687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57022491">
            <text:p>57022491</text:p>
          </table:table-cell>
          <table:table-cell office:value-type="float" office:value="932">
            <text:p>932</text:p>
          </table:table-cell>
          <table:table-cell table:formula="oooc:=[.E16]/[.$C16]" office:value-type="float" office:value="0.0035552978515625">
            <text:p>0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formula="oooc:=[.H16]/[.$C16]" office:value-type="float" office:value="0.0045166015625">
            <text:p>0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formula="oooc:=[.K16]/[.$C16]" office:value-type="float" office:value="0.00359725952148437">
            <text:p>0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formula="oooc:=[.N16]/[.$C16]" office:value-type="float" office:value="0.00876998901367188">
            <text:p>0.01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formula="oooc:=[.Q16]/[.$C16]" office:value-type="float" office:value="0.0113945007324219">
            <text:p>0.01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46823257">
            <text:p>46823257</text:p>
          </table:table-cell>
          <table:table-cell office:value-type="float" office:value="724">
            <text:p>724</text:p>
          </table:table-cell>
          <table:table-cell table:formula="oooc:=[.E17]/[.$C17]" office:value-type="float" office:value="0.005523681640625">
            <text:p>0.01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17]/[.$C17]" office:value-type="float" office:value="0.00691986083984375">
            <text:p>0.01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formula="oooc:=[.K17]/[.$C17]" office:value-type="float" office:value="0.00592803955078125">
            <text:p>0.01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formula="oooc:=[.N17]/[.$C17]" office:value-type="float" office:value="0.0189590454101563">
            <text:p>0.0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formula="oooc:=[.Q17]/[.$C17]" office:value-type="float" office:value="0.0223541259765625">
            <text:p>0.0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5109292">
            <text:p>55109292</text:p>
          </table:table-cell>
          <table:table-cell office:value-type="float" office:value="865">
            <text:p>865</text:p>
          </table:table-cell>
          <table:table-cell table:formula="oooc:=[.E18]/[.$C18]" office:value-type="float" office:value="0.0131988525390625">
            <text:p>0.01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formula="oooc:=[.H18]/[.$C18]" office:value-type="float" office:value="0.0159759521484375">
            <text:p>0.02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formula="oooc:=[.K18]/[.$C18]" office:value-type="float" office:value="0.01806640625">
            <text:p>0.02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formula="oooc:=[.N18]/[.$C18]" office:value-type="float" office:value="0.056121826171875">
            <text:p>0.0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formula="oooc:=[.Q18]/[.$C18]" office:value-type="float" office:value="0.0796661376953125">
            <text:p>0.08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66268737">
            <text:p>66268737</text:p>
          </table:table-cell>
          <table:table-cell office:value-type="float" office:value="1011">
            <text:p>1011</text:p>
          </table:table-cell>
          <table:table-cell table:formula="oooc:=[.E19]/[.$C19]" office:value-type="float" office:value="0.030853271484375">
            <text:p>0.03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formula="oooc:=[.H19]/[.$C19]" office:value-type="float" office:value="0.034149169921875">
            <text:p>0.03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formula="oooc:=[.K19]/[.$C19]" office:value-type="float" office:value="0.068817138671875">
            <text:p>0.07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formula="oooc:=[.N19]/[.$C19]" office:value-type="float" office:value="0.20416259765625">
            <text:p>0.2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formula="oooc:=[.Q19]/[.$C19]" office:value-type="float" office:value="0.304351806640625">
            <text:p>0.3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68590800">
            <text:p>68590800</text:p>
          </table:table-cell>
          <table:table-cell office:value-type="float" office:value="982">
            <text:p>982</text:p>
          </table:table-cell>
          <table:table-cell table:formula="oooc:=[.E20]/[.$C20]" office:value-type="float" office:value="0.0599365234375">
            <text:p>0.0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formula="oooc:=[.H20]/[.$C20]" office:value-type="float" office:value="0.0640869140625">
            <text:p>0.06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formula="oooc:=[.K20]/[.$C20]" office:value-type="float" office:value="0.17547607421875">
            <text:p>0.18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formula="oooc:=[.N20]/[.$C20]" office:value-type="float" office:value="0.638427734375">
            <text:p>0.6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formula="oooc:=[.Q20]/[.$C20]" office:value-type="float" office:value="0.93597412109375">
            <text:p>0.9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109006381">
            <text:p>109006381</text:p>
          </table:table-cell>
          <table:table-cell office:value-type="float" office:value="1490">
            <text:p>1490</text:p>
          </table:table-cell>
          <table:table-cell table:formula="oooc:=[.E21]/[.$C21]" office:value-type="float" office:value="0.0909423828125">
            <text:p>0.09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formula="oooc:=[.H21]/[.$C21]" office:value-type="float" office:value="0.09552001953125">
            <text:p>0.1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formula="oooc:=[.K21]/[.$C21]" office:value-type="float" office:value="0.3404541015625">
            <text:p>0.3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formula="oooc:=[.N21]/[.$C21]" office:value-type="float" office:value="1.31610107421875">
            <text:p>1.32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formula="oooc:=[.Q21]/[.$C21]" office:value-type="float" office:value="1.91607666015625">
            <text:p>1.9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58421114">
            <text:p>58421114</text:p>
          </table:table-cell>
          <table:table-cell office:value-type="float" office:value="847">
            <text:p>847</text:p>
          </table:table-cell>
          <table:table-cell table:formula="oooc:=[.E22]/[.$C22]" office:value-type="float" office:value="0.206787109375">
            <text:p>0.2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ooc:=[.H22]/[.$C22]" office:value-type="float" office:value="0.21240234375">
            <text:p>0.21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 table:formula="oooc:=[.K22]/[.$C22]" office:value-type="float" office:value="1.3173828125">
            <text:p>1.32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formula="oooc:=[.N22]/[.$C22]" office:value-type="float" office:value="5.744873046875">
            <text:p>5.74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formula="oooc:=[.Q22]/[.$C22]" office:value-type="float" office:value="8.052001953125">
            <text:p>8.05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71119386">
            <text:p>71119386</text:p>
          </table:table-cell>
          <table:table-cell office:value-type="float" office:value="981">
            <text:p>981</text:p>
          </table:table-cell>
          <table:table-cell table:formula="oooc:=[.E23]/[.$C23]" office:value-type="float" office:value="0.47900390625">
            <text:p>0.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23]/[.$C23]" office:value-type="float" office:value="0.44287109375">
            <text:p>0.44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formula="oooc:=[.K23]/[.$C23]" office:value-type="float" office:value="5.24755859375">
            <text:p>5.25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formula="oooc:=[.N23]/[.$C23]" office:value-type="float" office:value="24.81396484375">
            <text:p>24.81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formula="oooc:=[.Q23]/[.$C23]" office:value-type="float" office:value="33.998046875">
            <text:p>3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34909191">
            <text:p>34909191</text:p>
          </table:table-cell>
          <table:table-cell office:value-type="float" office:value="455">
            <text:p>455</text:p>
          </table:table-cell>
          <table:table-cell table:formula="oooc:=[.E24]/[.$C24]" office:value-type="float" office:value="0.888671875">
            <text:p>0.89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ooc:=[.H24]/[.$C24]" office:value-type="float" office:value="0.94140625">
            <text:p>0.94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formula="oooc:=[.K24]/[.$C24]" office:value-type="float" office:value="15.5859375">
            <text:p>15.59</text:p>
          </table:table-cell>
          <table:table-cell/>
          <table:table-cell/>
          <table:table-cell table:formula="oooc:=[.N24]/[.$C24]" office:value-type="float" office:value="0">
            <text:p>0</text:p>
          </table:table-cell>
          <table:table-cell/>
          <table:table-cell/>
          <table:table-cell table:formula="oooc:=[.Q24]/[.$C2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26041025">
            <text:p>26041025</text:p>
          </table:table-cell>
          <table:table-cell office:value-type="float" office:value="348">
            <text:p>348</text:p>
          </table:table-cell>
          <table:table-cell table:formula="oooc:=[.E25]/[.$C25]" office:value-type="float" office:value="1.359375">
            <text:p>1.3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ooc:=[.H25]/[.$C25]" office:value-type="float" office:value="1.38671875">
            <text:p>1.39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formula="oooc:=[.K25]/[.$C25]" office:value-type="float" office:value="31.75390625">
            <text:p>31.75</text:p>
          </table:table-cell>
          <table:table-cell/>
          <table:table-cell/>
          <table:table-cell table:formula="oooc:=[.N25]/[.$C25]" office:value-type="float" office:value="0">
            <text:p>0</text:p>
          </table:table-cell>
          <table:table-cell/>
          <table:table-cell/>
          <table:table-cell table:formula="oooc:=[.Q25]/[.$C2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17626644">
            <text:p>17626644</text:p>
          </table:table-cell>
          <table:table-cell office:value-type="float" office:value="201">
            <text:p>201</text:p>
          </table:table-cell>
          <table:table-cell table:formula="oooc:=[.E26]/[.$C26]" office:value-type="float" office:value="3.140625">
            <text:p>3.1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ooc:=[.H26]/[.$C26]" office:value-type="float" office:value="2.5625">
            <text:p>2.56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formula="oooc:=[.K26]/[.$C26]" office:value-type="float" office:value="128.09375">
            <text:p>128.09</text:p>
          </table:table-cell>
          <table:table-cell/>
          <table:table-cell/>
          <table:table-cell table:formula="oooc:=[.N26]/[.$C26]" office:value-type="float" office:value="0">
            <text:p>0</text:p>
          </table:table-cell>
          <table:table-cell/>
          <table:table-cell/>
          <table:table-cell table:formula="oooc:=[.Q26]/[.$C2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8873300">
            <text:p>8873300</text:p>
          </table:table-cell>
          <table:table-cell office:value-type="float" office:value="104">
            <text:p>104</text:p>
          </table:table-cell>
          <table:table-cell table:formula="oooc:=[.E27]/[.$C27]"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27]/[.$C27]" office:value-type="float" office:value="5.4375">
            <text:p>5.44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formula="oooc:=[.K27]/[.$C27]" office:value-type="float" office:value="518.625">
            <text:p>518.63</text:p>
          </table:table-cell>
          <table:table-cell/>
          <table:table-cell/>
          <table:table-cell table:formula="oooc:=[.N27]/[.$C27]" office:value-type="float" office:value="0">
            <text:p>0</text:p>
          </table:table-cell>
          <table:table-cell/>
          <table:table-cell/>
          <table:table-cell table:formula="oooc:=[.Q27]/[.$C2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3645393">
            <text:p>3645393</text:p>
          </table:table-cell>
          <table:table-cell office:value-type="float" office:value="47">
            <text:p>47</text:p>
          </table:table-cell>
          <table:table-cell table:formula="oooc:=[.E28]/[.$C28]" office:value-type="float" office:value="11.75">
            <text:p>11.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H28]/[.$C28]" office:value-type="float" office:value="10">
            <text:p>10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formula="oooc:=[.K28]/[.$C28]" office:value-type="float" office:value="1588.75">
            <text:p>1588.75</text:p>
          </table:table-cell>
          <table:table-cell/>
          <table:table-cell/>
          <table:table-cell table:formula="oooc:=[.N28]/[.$C28]" office:value-type="float" office:value="0">
            <text:p>0</text:p>
          </table:table-cell>
          <table:table-cell/>
          <table:table-cell/>
          <table:table-cell table:formula="oooc:=[.Q28]/[.$C2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2701012">
            <text:p>2701012</text:p>
          </table:table-cell>
          <table:table-cell office:value-type="float" office:value="36">
            <text:p>36</text:p>
          </table:table-cell>
          <table:table-cell table:formula="oooc:=[.E29]/[.$C29]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ooc:=[.H29]/[.$C29]" office:value-type="float" office:value="14.5">
            <text:p>14.5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formula="oooc:=[.K29]/[.$C29]" office:value-type="float" office:value="3257">
            <text:p>3257</text:p>
          </table:table-cell>
          <table:table-cell/>
          <table:table-cell/>
          <table:table-cell table:formula="oooc:=[.N29]/[.$C29]" office:value-type="float" office:value="0">
            <text:p>0</text:p>
          </table:table-cell>
          <table:table-cell/>
          <table:table-cell/>
          <table:table-cell table:formula="oooc:=[.Q29]/[.$C2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2848843">
            <text:p>2848843</text:p>
          </table:table-cell>
          <table:table-cell office:value-type="float" office:value="38">
            <text:p>38</text:p>
          </table:table-cell>
          <table:table-cell table:formula="oooc:=[.E30]/[.$C30]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ooc:=[.H30]/[.$C30]" office:value-type="float" office:value="31">
            <text:p>3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formula="oooc:=[.K30]/[.$C30]" office:value-type="float" office:value="13010">
            <text:p>13010</text:p>
          </table:table-cell>
          <table:table-cell/>
          <table:table-cell/>
          <table:table-cell table:formula="oooc:=[.N30]/[.$C30]" office:value-type="float" office:value="0">
            <text:p>0</text:p>
          </table:table-cell>
          <table:table-cell/>
          <table:table-cell/>
          <table:table-cell table:formula="oooc:=[.Q30]/[.$C3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6133170">
            <text:p>6133170</text:p>
          </table:table-cell>
          <table:table-cell office:value-type="float" office:value="80">
            <text:p>80</text:p>
          </table:table-cell>
          <table:table-cell table:formula="oooc:=[.E31]/[.$C31]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ooc:=[.H31]/[.$C31]" office:value-type="float" office:value="65">
            <text:p>65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formula="oooc:=[.K31]/[.$C31]" office:value-type="float" office:value="52161">
            <text:p>52161</text:p>
          </table:table-cell>
          <table:table-cell/>
          <table:table-cell/>
          <table:table-cell table:formula="oooc:=[.N31]/[.$C31]" office:value-type="float" office:value="0">
            <text:p>0</text:p>
          </table:table-cell>
          <table:table-cell/>
          <table:table-cell/>
          <table:table-cell table:formula="oooc:=[.Q31]/[.$C31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11468383">
            <text:p>11468383</text:p>
          </table:table-cell>
          <table:table-cell office:value-type="float" office:value="148">
            <text:p>148</text:p>
          </table:table-cell>
          <table:table-cell table:formula="oooc:=[.E32]/[.$C32]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ooc:=[.H32]/[.$C32]" office:value-type="float" office:value="117">
            <text:p>117</text:p>
          </table:table-cell>
          <table:table-cell/>
          <table:table-cell/>
          <table:table-cell table:formula="oooc:=[.K32]/[.$C32]" office:value-type="float" office:value="0">
            <text:p>0</text:p>
          </table:table-cell>
          <table:table-cell/>
          <table:table-cell/>
          <table:table-cell table:formula="oooc:=[.N32]/[.$C32]" office:value-type="float" office:value="0">
            <text:p>0</text:p>
          </table:table-cell>
          <table:table-cell/>
          <table:table-cell/>
          <table:table-cell table:formula="oooc:=[.Q32]/[.$C32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16971698">
            <text:p>16971698</text:p>
          </table:table-cell>
          <table:table-cell office:value-type="float" office:value="224">
            <text:p>224</text:p>
          </table:table-cell>
          <table:table-cell table:formula="oooc:=[.E33]/[.$C33]"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ooc:=[.H33]/[.$C33]" office:value-type="float" office:value="171">
            <text:p>171</text:p>
          </table:table-cell>
          <table:table-cell/>
          <table:table-cell/>
          <table:table-cell table:formula="oooc:=[.K33]/[.$C33]" office:value-type="float" office:value="0">
            <text:p>0</text:p>
          </table:table-cell>
          <table:table-cell/>
          <table:table-cell/>
          <table:table-cell table:formula="oooc:=[.N33]/[.$C33]" office:value-type="float" office:value="0">
            <text:p>0</text:p>
          </table:table-cell>
          <table:table-cell/>
          <table:table-cell/>
          <table:table-cell table:formula="oooc:=[.Q33]/[.$C33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35230626">
            <text:p>35230626</text:p>
          </table:table-cell>
          <table:table-cell office:value-type="float" office:value="520">
            <text:p>520</text:p>
          </table:table-cell>
          <table:table-cell table:formula="oooc:=[.E34]/[.$C34]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ooc:=[.H34]/[.$C34]" office:value-type="float" office:value="356">
            <text:p>356</text:p>
          </table:table-cell>
          <table:table-cell/>
          <table:table-cell/>
          <table:table-cell table:formula="oooc:=[.K34]/[.$C34]" office:value-type="float" office:value="0">
            <text:p>0</text:p>
          </table:table-cell>
          <table:table-cell/>
          <table:table-cell/>
          <table:table-cell table:formula="oooc:=[.N34]/[.$C34]" office:value-type="float" office:value="0">
            <text:p>0</text:p>
          </table:table-cell>
          <table:table-cell/>
          <table:table-cell/>
          <table:table-cell table:formula="oooc:=[.Q34]/[.$C3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75400978">
            <text:p>75400978</text:p>
          </table:table-cell>
          <table:table-cell office:value-type="float" office:value="992">
            <text:p>992</text:p>
          </table:table-cell>
          <table:table-cell table:formula="oooc:=[.E35]/[.$C35]"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ooc:=[.H35]/[.$C35]" office:value-type="float" office:value="746">
            <text:p>746</text:p>
          </table:table-cell>
          <table:table-cell/>
          <table:table-cell/>
          <table:table-cell table:formula="oooc:=[.K35]/[.$C35]" office:value-type="float" office:value="0">
            <text:p>0</text:p>
          </table:table-cell>
          <table:table-cell/>
          <table:table-cell/>
          <table:table-cell table:formula="oooc:=[.N35]/[.$C35]" office:value-type="float" office:value="0">
            <text:p>0</text:p>
          </table:table-cell>
          <table:table-cell/>
          <table:table-cell/>
          <table:table-cell table:formula="oooc:=[.Q35]/[.$C3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138326659">
            <text:p>138326659</text:p>
          </table:table-cell>
          <table:table-cell office:value-type="float" office:value="1815">
            <text:p>1815</text:p>
          </table:table-cell>
          <table:table-cell table:formula="oooc:=[.E36]/[.$C36]"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formula="oooc:=[.H36]/[.$C36]" office:value-type="float" office:value="1348">
            <text:p>1348</text:p>
          </table:table-cell>
          <table:table-cell/>
          <table:table-cell/>
          <table:table-cell table:formula="oooc:=[.K36]/[.$C36]" office:value-type="float" office:value="0">
            <text:p>0</text:p>
          </table:table-cell>
          <table:table-cell/>
          <table:table-cell/>
          <table:table-cell table:formula="oooc:=[.N36]/[.$C36]" office:value-type="float" office:value="0">
            <text:p>0</text:p>
          </table:table-cell>
          <table:table-cell/>
          <table:table-cell/>
          <table:table-cell table:formula="oooc:=[.Q36]/[.$C3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202859764">
            <text:p>202859764</text:p>
          </table:table-cell>
          <table:table-cell office:value-type="float" office:value="2664">
            <text:p>2664</text:p>
          </table:table-cell>
          <table:table-cell table:formula="oooc:=[.E37]/[.$C37]" office:value-type="float" office:value="2664">
            <text:p>2664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formula="oooc:=[.H37]/[.$C37]" office:value-type="float" office:value="1964">
            <text:p>1964</text:p>
          </table:table-cell>
          <table:table-cell/>
          <table:table-cell/>
          <table:table-cell table:formula="oooc:=[.K37]/[.$C37]" office:value-type="float" office:value="0">
            <text:p>0</text:p>
          </table:table-cell>
          <table:table-cell/>
          <table:table-cell/>
          <table:table-cell table:formula="oooc:=[.N37]/[.$C37]" office:value-type="float" office:value="0">
            <text:p>0</text:p>
          </table:table-cell>
          <table:table-cell/>
          <table:table-cell/>
          <table:table-cell table:formula="oooc:=[.Q37]/[.$C3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426511941">
            <text:p>426511941</text:p>
          </table:table-cell>
          <table:table-cell office:value-type="float" office:value="5764">
            <text:p>5764</text:p>
          </table:table-cell>
          <table:table-cell table:formula="oooc:=[.E38]/[.$C38]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formula="oooc:=[.H38]/[.$C38]" office:value-type="float" office:value="4077">
            <text:p>4077</text:p>
          </table:table-cell>
          <table:table-cell/>
          <table:table-cell/>
          <table:table-cell table:formula="oooc:=[.K38]/[.$C38]" office:value-type="float" office:value="0">
            <text:p>0</text:p>
          </table:table-cell>
          <table:table-cell/>
          <table:table-cell/>
          <table:table-cell table:formula="oooc:=[.N38]/[.$C38]" office:value-type="float" office:value="0">
            <text:p>0</text:p>
          </table:table-cell>
          <table:table-cell/>
          <table:table-cell/>
          <table:table-cell table:formula="oooc:=[.Q38]/[.$C3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921129580">
            <text:p>921129580</text:p>
          </table:table-cell>
          <table:table-cell office:value-type="float" office:value="11989">
            <text:p>11989</text:p>
          </table:table-cell>
          <table:table-cell table:formula="oooc:=[.E39]/[.$C39]" office:value-type="float" office:value="11989">
            <text:p>11989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formula="oooc:=[.H39]/[.$C39]" office:value-type="float" office:value="9193">
            <text:p>9193</text:p>
          </table:table-cell>
          <table:table-cell/>
          <table:table-cell/>
          <table:table-cell table:formula="oooc:=[.K39]/[.$C39]" office:value-type="float" office:value="0">
            <text:p>0</text:p>
          </table:table-cell>
          <table:table-cell/>
          <table:table-cell/>
          <table:table-cell table:formula="oooc:=[.N39]/[.$C39]" office:value-type="float" office:value="0">
            <text:p>0</text:p>
          </table:table-cell>
          <table:table-cell/>
          <table:table-cell/>
          <table:table-cell table:formula="oooc:=[.Q39]/[.$C3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1614453157">
            <text:p>1614453157</text:p>
          </table:table-cell>
          <table:table-cell office:value-type="float" office:value="21640">
            <text:p>21640</text:p>
          </table:table-cell>
          <table:table-cell table:formula="oooc:=[.E40]/[.$C40]" office:value-type="float" office:value="21640">
            <text:p>21640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formula="oooc:=[.H40]/[.$C40]" office:value-type="float" office:value="15510">
            <text:p>15510</text:p>
          </table:table-cell>
          <table:table-cell/>
          <table:table-cell/>
          <table:table-cell table:formula="oooc:=[.K40]/[.$C40]" office:value-type="float" office:value="0">
            <text:p>0</text:p>
          </table:table-cell>
          <table:table-cell/>
          <table:table-cell/>
          <table:table-cell table:formula="oooc:=[.N40]/[.$C40]" office:value-type="float" office:value="0">
            <text:p>0</text:p>
          </table:table-cell>
          <table:table-cell/>
          <table:table-cell/>
          <table:table-cell table:formula="oooc:=[.Q40]/[.$C4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2374456643">
            <text:p>2374456643</text:p>
          </table:table-cell>
          <table:table-cell office:value-type="float" office:value="31610">
            <text:p>31610</text:p>
          </table:table-cell>
          <table:table-cell table:formula="oooc:=[.E41]/[.$C41]" office:value-type="float" office:value="31610">
            <text:p>31610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formula="oooc:=[.H41]/[.$C41]" office:value-type="float" office:value="22376">
            <text:p>22376</text:p>
          </table:table-cell>
          <table:table-cell/>
          <table:table-cell/>
          <table:table-cell table:formula="oooc:=[.K41]/[.$C41]" office:value-type="float" office:value="0">
            <text:p>0</text:p>
          </table:table-cell>
          <table:table-cell/>
          <table:table-cell/>
          <table:table-cell table:formula="oooc:=[.N41]/[.$C41]" office:value-type="float" office:value="0">
            <text:p>0</text:p>
          </table:table-cell>
          <table:table-cell/>
          <table:table-cell/>
          <table:table-cell table:formula="oooc:=[.Q41]/[.$C41]" office:value-type="float" office:value="0">
            <text:p>0</text:p>
          </table:table-cell>
        </table:table-row>
        <table:table-row table:style-name="ro1">
          <table:table-cell office:value-type="string">
            <text:p>Arrays.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/>
          <table:table-cell>
            <draw:frame table:end-cell-address="Sheet1.W98" table:end-x="0.574cm" table:end-y="0.417cm" draw:z-index="0" draw:style-name="gr1" svg:width="36.23cm" svg:height="29.679cm" svg:x="0.475cm" svg:y="0.216cm">
              <draw:object draw:notify-on-update-of-ranges="Sheet1.F2:Sheet1.F2 Sheet1.F3:Sheet1.F41 Sheet1.B3:Sheet1.B41 Sheet1.I2:Sheet1.I2 Sheet1.I3:Sheet1.I41 Sheet1.B3:Sheet1.B41 Sheet1.L2:Sheet1.L2 Sheet1.L3:Sheet1.L41 Sheet1.B3:Sheet1.B41 Sheet1.O2:Sheet1.O2 Sheet1.O3:Sheet1.O41 Sheet1.B3:Sheet1.B41 Sheet1.R2:Sheet1.R2 Sheet1.R3:Sheet1.R41 Sheet1.B3:Sheet1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Arrays.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/>
          <table:table-cell>
            <draw:frame table:end-cell-address="Sheet1.V168" table:end-x="1.334cm" table:end-y="0.082cm" draw:z-index="1" draw:style-name="gr1" svg:width="34.564cm" svg:height="36.3cm" svg:x="0.642cm" svg:y="0.229cm">
              <draw:object draw:notify-on-update-of-ranges="Sheet1.F2:Sheet1.F2 Sheet1.F3:Sheet1.F14 Sheet1.B3:Sheet1.B14 Sheet1.I2:Sheet1.I2 Sheet1.I3:Sheet1.I14 Sheet1.B3:Sheet1.B14 Sheet1.L2:Sheet1.L2 Sheet1.L3:Sheet1.L14 Sheet1.B3:Sheet1.B14 Sheet1.O2:Sheet1.O2 Sheet1.O3:Sheet1.O14 Sheet1.B3:Sheet1.B14 Sheet1.R2:Sheet1.R2 Sheet1.R3:Sheet1.R14 Sheet1.B3:Sheet1.B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number-columns-repeated="13"/>
        </table:table-row>
      </table:table>
      <table:table table:name="Sheet1_2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office:value-type="string">
            <text:p>Size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4.5">
            <text:p>714.5</text:p>
          </table:table-cell>
          <table:table-cell office:value-type="float" office:value="724.5">
            <text:p>724.5</text:p>
          </table:table-cell>
          <table:table-cell office:value-type="float" office:value="717">
            <text:p>717</text:p>
          </table:table-cell>
          <table:table-cell office:value-type="float" office:value="1261">
            <text:p>1261</text:p>
          </table:table-cell>
          <table:table-cell office:value-type="float" office:value="706.5">
            <text:p>706.5</text:p>
          </table:table-cell>
          <table:table-cell office:value-type="float" office:value="846">
            <text:p>846</text:p>
          </table:table-cell>
          <table:table-cell office:value-type="float" office:value="821">
            <text:p>821</text:p>
          </table:table-cell>
          <table:table-cell office:value-type="float" office:value="796">
            <text:p>796</text:p>
          </table:table-cell>
          <table:table-cell office:value-type="float" office:value="1162">
            <text:p>1162</text:p>
          </table:table-cell>
          <table:table-cell office:value-type="float" office:value="1742">
            <text:p>1742</text:p>
          </table:table-cell>
          <table:table-cell table:formula="oooc:=[.A2]" office:value-type="float" office:value="1">
            <text:p>1</text:p>
          </table:table-cell>
          <table:table-cell table:style-name="ce1" table:formula="oooc:=[.C2] / [.$B2]" office:value-type="float" office:value="0.000007145">
            <text:p>0.000007</text:p>
          </table:table-cell>
          <table:table-cell table:style-name="ce1" table:formula="oooc:=[.D2] / [.$B2]" office:value-type="float" office:value="0.000007245">
            <text:p>0.000007</text:p>
          </table:table-cell>
          <table:table-cell table:style-name="ce1" table:formula="oooc:=[.E2] / [.$B2]" office:value-type="float" office:value="0.00000717">
            <text:p>0.000007</text:p>
          </table:table-cell>
          <table:table-cell table:style-name="ce1" table:formula="oooc:=[.F2] / [.$B2]" office:value-type="float" office:value="0.00001261">
            <text:p>0.000013</text:p>
          </table:table-cell>
          <table:table-cell table:style-name="ce1" table:formula="oooc:=[.G2] / [.$B2]" office:value-type="float" office:value="0.000007065">
            <text:p>0.000007</text:p>
          </table:table-cell>
          <table:table-cell table:style-name="ce1" table:formula="oooc:=[.H2] / [.$B2]" office:value-type="float" office:value="0.00000846">
            <text:p>0.000008</text:p>
          </table:table-cell>
          <table:table-cell table:style-name="ce1" table:formula="oooc:=[.I2] / [.$B2]" office:value-type="float" office:value="0.00000821">
            <text:p>0.000008</text:p>
          </table:table-cell>
          <table:table-cell table:style-name="ce1" table:formula="oooc:=[.J2] / [.$B2]" office:value-type="float" office:value="0.00000796">
            <text:p>0.000008</text:p>
          </table:table-cell>
          <table:table-cell table:style-name="ce1" table:formula="oooc:=[.K2] / [.$B2]" office:value-type="float" office:value="0.00001162">
            <text:p>0.000012</text:p>
          </table:table-cell>
          <table:table-cell table:style-name="ce1" table:formula="oooc:=[.L2] / [.$B2]" office:value-type="float" office:value="0.00001742">
            <text:p>0.000017</text:p>
          </table:table-cell>
          <table:table-cell/>
          <table:table-cell table:formula="oooc:=[.V2]/[.Q2]" office:value-type="float" office:value="0.921490880253767">
            <text:p>0.92</text:p>
          </table:table-cell>
          <table:table-cell table:formula="oooc:=[.Q2]/[.V2]" office:value-type="float" office:value="1.08519793459553">
            <text:p>1.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8">
            <text:p>1018</text:p>
          </table:table-cell>
          <table:table-cell office:value-type="float" office:value="1168">
            <text:p>1168</text:p>
          </table:table-cell>
          <table:table-cell office:value-type="float" office:value="1454">
            <text:p>1454</text:p>
          </table:table-cell>
          <table:table-cell office:value-type="float" office:value="3614">
            <text:p>3614</text:p>
          </table:table-cell>
          <table:table-cell office:value-type="float" office:value="1097">
            <text:p>1097</text:p>
          </table:table-cell>
          <table:table-cell office:value-type="float" office:value="2170">
            <text:p>2170</text:p>
          </table:table-cell>
          <table:table-cell office:value-type="float" office:value="1013">
            <text:p>1013</text:p>
          </table:table-cell>
          <table:table-cell office:value-type="float" office:value="1376">
            <text:p>1376</text:p>
          </table:table-cell>
          <table:table-cell office:value-type="float" office:value="1583">
            <text:p>1583</text:p>
          </table:table-cell>
          <table:table-cell table:formula="oooc:=[.A3]" office:value-type="float" office:value="2">
            <text:p>2</text:p>
          </table:table-cell>
          <table:table-cell table:style-name="ce1" table:formula="oooc:=[.C3] / [.$B3]" office:value-type="float" office:value="0.0000215">
            <text:p>0.000022</text:p>
          </table:table-cell>
          <table:table-cell table:style-name="ce1" table:formula="oooc:=[.D3] / [.$B3]" office:value-type="float" office:value="0.00002036">
            <text:p>0.000020</text:p>
          </table:table-cell>
          <table:table-cell table:style-name="ce1" table:formula="oooc:=[.E3] / [.$B3]" office:value-type="float" office:value="0.00002336">
            <text:p>0.000023</text:p>
          </table:table-cell>
          <table:table-cell table:style-name="ce1" table:formula="oooc:=[.F3] / [.$B3]" office:value-type="float" office:value="0.00002908">
            <text:p>0.000029</text:p>
          </table:table-cell>
          <table:table-cell table:style-name="ce1" table:formula="oooc:=[.G3] / [.$B3]" office:value-type="float" office:value="0.00007228">
            <text:p>0.000072</text:p>
          </table:table-cell>
          <table:table-cell table:style-name="ce1" table:formula="oooc:=[.H3] / [.$B3]" office:value-type="float" office:value="0.00002194">
            <text:p>0.000022</text:p>
          </table:table-cell>
          <table:table-cell table:style-name="ce1" table:formula="oooc:=[.I3] / [.$B3]" office:value-type="float" office:value="0.0000434">
            <text:p>0.000043</text:p>
          </table:table-cell>
          <table:table-cell table:style-name="ce1" table:formula="oooc:=[.J3] / [.$B3]" office:value-type="float" office:value="0.00002026">
            <text:p>0.000020</text:p>
          </table:table-cell>
          <table:table-cell table:style-name="ce1" table:formula="oooc:=[.K3] / [.$B3]" office:value-type="float" office:value="0.00002752">
            <text:p>0.000028</text:p>
          </table:table-cell>
          <table:table-cell table:style-name="ce1" table:formula="oooc:=[.L3] / [.$B3]" office:value-type="float" office:value="0.00003166">
            <text:p>0.000032</text:p>
          </table:table-cell>
          <table:table-cell/>
          <table:table-cell table:formula="oooc:=[.V3]/[.Q3]" office:value-type="float" office:value="0.946354883081155">
            <text:p>0.95</text:p>
          </table:table-cell>
          <table:table-cell table:formula="oooc:=[.Q3]/[.V3]" office:value-type="float" office:value="1.05668604651163">
            <text:p>1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35">
            <text:p>735</text:p>
          </table:table-cell>
          <table:table-cell office:value-type="float" office:value="711">
            <text:p>711</text:p>
          </table:table-cell>
          <table:table-cell office:value-type="float" office:value="887">
            <text:p>887</text:p>
          </table:table-cell>
          <table:table-cell office:value-type="float" office:value="1042">
            <text:p>1042</text:p>
          </table:table-cell>
          <table:table-cell office:value-type="float" office:value="1754">
            <text:p>1754</text:p>
          </table:table-cell>
          <table:table-cell office:value-type="float" office:value="819">
            <text:p>819</text:p>
          </table:table-cell>
          <table:table-cell office:value-type="float" office:value="1739">
            <text:p>1739</text:p>
          </table:table-cell>
          <table:table-cell office:value-type="float" office:value="731.5">
            <text:p>731.5</text:p>
          </table:table-cell>
          <table:table-cell office:value-type="float" office:value="969">
            <text:p>969</text:p>
          </table:table-cell>
          <table:table-cell office:value-type="float" office:value="1050">
            <text:p>1050</text:p>
          </table:table-cell>
          <table:table-cell table:formula="oooc:=[.A4]" office:value-type="float" office:value="3">
            <text:p>3</text:p>
          </table:table-cell>
          <table:table-cell table:style-name="ce1" table:formula="oooc:=[.C4] / [.$B4]" office:value-type="float" office:value="0.00003675">
            <text:p>0.000037</text:p>
          </table:table-cell>
          <table:table-cell table:style-name="ce1" table:formula="oooc:=[.D4] / [.$B4]" office:value-type="float" office:value="0.00003555">
            <text:p>0.000036</text:p>
          </table:table-cell>
          <table:table-cell table:style-name="ce1" table:formula="oooc:=[.E4] / [.$B4]" office:value-type="float" office:value="0.00004435">
            <text:p>0.000044</text:p>
          </table:table-cell>
          <table:table-cell table:style-name="ce1" table:formula="oooc:=[.F4] / [.$B4]" office:value-type="float" office:value="0.0000521">
            <text:p>0.000052</text:p>
          </table:table-cell>
          <table:table-cell table:style-name="ce1" table:formula="oooc:=[.G4] / [.$B4]" office:value-type="float" office:value="0.0000877">
            <text:p>0.000088</text:p>
          </table:table-cell>
          <table:table-cell table:style-name="ce1" table:formula="oooc:=[.H4] / [.$B4]" office:value-type="float" office:value="0.00004095">
            <text:p>0.000041</text:p>
          </table:table-cell>
          <table:table-cell table:style-name="ce1" table:formula="oooc:=[.I4] / [.$B4]" office:value-type="float" office:value="0.00008695">
            <text:p>0.000087</text:p>
          </table:table-cell>
          <table:table-cell table:style-name="ce1" table:formula="oooc:=[.J4] / [.$B4]" office:value-type="float" office:value="0.000036575">
            <text:p>0.000037</text:p>
          </table:table-cell>
          <table:table-cell table:style-name="ce1" table:formula="oooc:=[.K4] / [.$B4]" office:value-type="float" office:value="0.00004845">
            <text:p>0.000048</text:p>
          </table:table-cell>
          <table:table-cell table:style-name="ce1" table:formula="oooc:=[.L4] / [.$B4]" office:value-type="float" office:value="0.0000525">
            <text:p>0.000053</text:p>
          </table:table-cell>
          <table:table-cell/>
          <table:table-cell table:formula="oooc:=[.V4]/[.Q4]" office:value-type="float" office:value="0.929942418426104">
            <text:p>0.93</text:p>
          </table:table-cell>
          <table:table-cell table:formula="oooc:=[.Q4]/[.V4]" office:value-type="float" office:value="1.07533539731682">
            <text:p>1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0">
            <text:p>1220</text:p>
          </table:table-cell>
          <table:table-cell office:value-type="float" office:value="1152">
            <text:p>1152</text:p>
          </table:table-cell>
          <table:table-cell office:value-type="float" office:value="1368">
            <text:p>1368</text:p>
          </table:table-cell>
          <table:table-cell office:value-type="float" office:value="1710">
            <text:p>1710</text:p>
          </table:table-cell>
          <table:table-cell office:value-type="float" office:value="2471">
            <text:p>2471</text:p>
          </table:table-cell>
          <table:table-cell office:value-type="float" office:value="1336">
            <text:p>1336</text:p>
          </table:table-cell>
          <table:table-cell office:value-type="float" office:value="2812">
            <text:p>2812</text:p>
          </table:table-cell>
          <table:table-cell office:value-type="float" office:value="1102">
            <text:p>1102</text:p>
          </table:table-cell>
          <table:table-cell office:value-type="float" office:value="1446">
            <text:p>1446</text:p>
          </table:table-cell>
          <table:table-cell office:value-type="float" office:value="1541">
            <text:p>1541</text:p>
          </table:table-cell>
          <table:table-cell table:formula="oooc:=[.A5]" office:value-type="float" office:value="4">
            <text:p>4</text:p>
          </table:table-cell>
          <table:table-cell table:style-name="ce1" table:formula="oooc:=[.C5] / [.$B5]" office:value-type="float" office:value="0.000061">
            <text:p>0.000061</text:p>
          </table:table-cell>
          <table:table-cell table:style-name="ce1" table:formula="oooc:=[.D5] / [.$B5]" office:value-type="float" office:value="0.0000576">
            <text:p>0.000058</text:p>
          </table:table-cell>
          <table:table-cell table:style-name="ce1" table:formula="oooc:=[.E5] / [.$B5]" office:value-type="float" office:value="0.0000684">
            <text:p>0.000068</text:p>
          </table:table-cell>
          <table:table-cell table:style-name="ce1" table:formula="oooc:=[.F5] / [.$B5]" office:value-type="float" office:value="0.0000855">
            <text:p>0.000086</text:p>
          </table:table-cell>
          <table:table-cell table:style-name="ce1" table:formula="oooc:=[.G5] / [.$B5]" office:value-type="float" office:value="0.00012355">
            <text:p>0.000124</text:p>
          </table:table-cell>
          <table:table-cell table:style-name="ce1" table:formula="oooc:=[.H5] / [.$B5]" office:value-type="float" office:value="0.0000668">
            <text:p>0.000067</text:p>
          </table:table-cell>
          <table:table-cell table:style-name="ce1" table:formula="oooc:=[.I5] / [.$B5]" office:value-type="float" office:value="0.0001406">
            <text:p>0.000141</text:p>
          </table:table-cell>
          <table:table-cell table:style-name="ce1" table:formula="oooc:=[.J5] / [.$B5]" office:value-type="float" office:value="0.0000551">
            <text:p>0.000055</text:p>
          </table:table-cell>
          <table:table-cell table:style-name="ce1" table:formula="oooc:=[.K5] / [.$B5]" office:value-type="float" office:value="0.0000723">
            <text:p>0.000072</text:p>
          </table:table-cell>
          <table:table-cell table:style-name="ce1" table:formula="oooc:=[.L5] / [.$B5]" office:value-type="float" office:value="0.00007705">
            <text:p>0.000077</text:p>
          </table:table-cell>
          <table:table-cell/>
          <table:table-cell table:formula="oooc:=[.V5]/[.Q5]" office:value-type="float" office:value="0.845614035087719">
            <text:p>0.85</text:p>
          </table:table-cell>
          <table:table-cell table:formula="oooc:=[.Q5]/[.V5]" office:value-type="float" office:value="1.18257261410788">
            <text:p>1.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office:value-type="float" office:value="989">
            <text:p>989</text:p>
          </table:table-cell>
          <table:table-cell office:value-type="float" office:value="1274">
            <text:p>1274</text:p>
          </table:table-cell>
          <table:table-cell office:value-type="float" office:value="1497">
            <text:p>1497</text:p>
          </table:table-cell>
          <table:table-cell office:value-type="float" office:value="1049">
            <text:p>1049</text:p>
          </table:table-cell>
          <table:table-cell office:value-type="float" office:value="1699">
            <text:p>1699</text:p>
          </table:table-cell>
          <table:table-cell office:value-type="float" office:value="793.5">
            <text:p>793.5</text:p>
          </table:table-cell>
          <table:table-cell office:value-type="float" office:value="1035">
            <text:p>1035</text:p>
          </table:table-cell>
          <table:table-cell office:value-type="float" office:value="1089">
            <text:p>1089</text:p>
          </table:table-cell>
          <table:table-cell table:formula="oooc:=[.A6]" office:value-type="float" office:value="5">
            <text:p>5</text:p>
          </table:table-cell>
          <table:table-cell table:style-name="ce1" table:formula="oooc:=[.C6] / [.$B6]" office:value-type="float" office:value="0.0000894">
            <text:p>0.000089</text:p>
          </table:table-cell>
          <table:table-cell table:style-name="ce1" table:formula="oooc:=[.D6] / [.$B6]" office:value-type="float" office:value="0.0000843">
            <text:p>0.000084</text:p>
          </table:table-cell>
          <table:table-cell table:style-name="ce1" table:formula="oooc:=[.E6] / [.$B6]" office:value-type="float" office:value="0.0000989">
            <text:p>0.000099</text:p>
          </table:table-cell>
          <table:table-cell table:style-name="ce1" table:formula="oooc:=[.F6] / [.$B6]" office:value-type="float" office:value="0.0001274">
            <text:p>0.000127</text:p>
          </table:table-cell>
          <table:table-cell table:style-name="ce1" table:formula="oooc:=[.G6] / [.$B6]" office:value-type="float" office:value="0.0001497">
            <text:p>0.000150</text:p>
          </table:table-cell>
          <table:table-cell table:style-name="ce1" table:formula="oooc:=[.H6] / [.$B6]" office:value-type="float" office:value="0.0001049">
            <text:p>0.000105</text:p>
          </table:table-cell>
          <table:table-cell table:style-name="ce1" table:formula="oooc:=[.I6] / [.$B6]" office:value-type="float" office:value="0.0001699">
            <text:p>0.000170</text:p>
          </table:table-cell>
          <table:table-cell table:style-name="ce1" table:formula="oooc:=[.J6] / [.$B6]" office:value-type="float" office:value="0.00007935">
            <text:p>0.000079</text:p>
          </table:table-cell>
          <table:table-cell table:style-name="ce1" table:formula="oooc:=[.K6] / [.$B6]" office:value-type="float" office:value="0.0001035">
            <text:p>0.000104</text:p>
          </table:table-cell>
          <table:table-cell table:style-name="ce1" table:formula="oooc:=[.L6] / [.$B6]" office:value-type="float" office:value="0.0001089">
            <text:p>0.000109</text:p>
          </table:table-cell>
          <table:table-cell/>
          <table:table-cell table:formula="oooc:=[.V6]/[.Q6]" office:value-type="float" office:value="0.812401883830455">
            <text:p>0.81</text:p>
          </table:table-cell>
          <table:table-cell table:formula="oooc:=[.Q6]/[.V6]" office:value-type="float" office:value="1.23091787439614">
            <text:p>1.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4">
            <text:p>934</text:p>
          </table:table-cell>
          <table:table-cell office:value-type="float" office:value="1155">
            <text:p>1155</text:p>
          </table:table-cell>
          <table:table-cell office:value-type="float" office:value="1322">
            <text:p>1322</text:p>
          </table:table-cell>
          <table:table-cell office:value-type="float" office:value="1775">
            <text:p>1775</text:p>
          </table:table-cell>
          <table:table-cell office:value-type="float" office:value="2365">
            <text:p>2365</text:p>
          </table:table-cell>
          <table:table-cell office:value-type="float" office:value="1448">
            <text:p>1448</text:p>
          </table:table-cell>
          <table:table-cell office:value-type="float" office:value="2445">
            <text:p>2445</text:p>
          </table:table-cell>
          <table:table-cell office:value-type="float" office:value="1077">
            <text:p>1077</text:p>
          </table:table-cell>
          <table:table-cell office:value-type="float" office:value="1386">
            <text:p>1386</text:p>
          </table:table-cell>
          <table:table-cell office:value-type="float" office:value="1428">
            <text:p>1428</text:p>
          </table:table-cell>
          <table:table-cell table:formula="oooc:=[.A7]" office:value-type="float" office:value="6">
            <text:p>6</text:p>
          </table:table-cell>
          <table:table-cell table:style-name="ce1" table:formula="oooc:=[.C7] / [.$B7]" office:value-type="float" office:value="0.0000934">
            <text:p>0.000093</text:p>
          </table:table-cell>
          <table:table-cell table:style-name="ce1" table:formula="oooc:=[.D7] / [.$B7]" office:value-type="float" office:value="0.0001155">
            <text:p>0.000116</text:p>
          </table:table-cell>
          <table:table-cell table:style-name="ce1" table:formula="oooc:=[.E7] / [.$B7]" office:value-type="float" office:value="0.0001322">
            <text:p>0.000132</text:p>
          </table:table-cell>
          <table:table-cell table:style-name="ce1" table:formula="oooc:=[.F7] / [.$B7]" office:value-type="float" office:value="0.0001775">
            <text:p>0.000178</text:p>
          </table:table-cell>
          <table:table-cell table:style-name="ce1" table:formula="oooc:=[.G7] / [.$B7]" office:value-type="float" office:value="0.0002365">
            <text:p>0.000237</text:p>
          </table:table-cell>
          <table:table-cell table:style-name="ce1" table:formula="oooc:=[.H7] / [.$B7]" office:value-type="float" office:value="0.0001448">
            <text:p>0.000145</text:p>
          </table:table-cell>
          <table:table-cell table:style-name="ce1" table:formula="oooc:=[.I7] / [.$B7]" office:value-type="float" office:value="0.0002445">
            <text:p>0.000245</text:p>
          </table:table-cell>
          <table:table-cell table:style-name="ce1" table:formula="oooc:=[.J7] / [.$B7]" office:value-type="float" office:value="0.0001077">
            <text:p>0.000108</text:p>
          </table:table-cell>
          <table:table-cell table:style-name="ce1" table:formula="oooc:=[.K7] / [.$B7]" office:value-type="float" office:value="0.0001386">
            <text:p>0.000139</text:p>
          </table:table-cell>
          <table:table-cell table:style-name="ce1" table:formula="oooc:=[.L7] / [.$B7]" office:value-type="float" office:value="0.0001428">
            <text:p>0.000143</text:p>
          </table:table-cell>
          <table:table-cell/>
          <table:table-cell table:formula="oooc:=[.V7]/[.Q7]" office:value-type="float" office:value="0.780845070422535">
            <text:p>0.78</text:p>
          </table:table-cell>
          <table:table-cell table:formula="oooc:=[.Q7]/[.V7]" office:value-type="float" office:value="1.28066378066378">
            <text:p>1.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19">
            <text:p>1219</text:p>
          </table:table-cell>
          <table:table-cell office:value-type="float" office:value="1525">
            <text:p>1525</text:p>
          </table:table-cell>
          <table:table-cell office:value-type="float" office:value="1651">
            <text:p>1651</text:p>
          </table:table-cell>
          <table:table-cell office:value-type="float" office:value="2173">
            <text:p>2173</text:p>
          </table:table-cell>
          <table:table-cell office:value-type="float" office:value="2783">
            <text:p>2783</text:p>
          </table:table-cell>
          <table:table-cell office:value-type="float" office:value="1893">
            <text:p>1893</text:p>
          </table:table-cell>
          <table:table-cell office:value-type="float" office:value="2937">
            <text:p>2937</text:p>
          </table:table-cell>
          <table:table-cell office:value-type="float" office:value="1318">
            <text:p>1318</text:p>
          </table:table-cell>
          <table:table-cell office:value-type="float" office:value="1700">
            <text:p>1700</text:p>
          </table:table-cell>
          <table:table-cell office:value-type="float" office:value="1749">
            <text:p>1749</text:p>
          </table:table-cell>
          <table:table-cell table:formula="oooc:=[.A8]" office:value-type="float" office:value="7">
            <text:p>7</text:p>
          </table:table-cell>
          <table:table-cell table:style-name="ce1" table:formula="oooc:=[.C8] / [.$B8]" office:value-type="float" office:value="0.0001219">
            <text:p>0.000122</text:p>
          </table:table-cell>
          <table:table-cell table:style-name="ce1" table:formula="oooc:=[.D8] / [.$B8]" office:value-type="float" office:value="0.0001525">
            <text:p>0.000153</text:p>
          </table:table-cell>
          <table:table-cell table:style-name="ce1" table:formula="oooc:=[.E8] / [.$B8]" office:value-type="float" office:value="0.0001651">
            <text:p>0.000165</text:p>
          </table:table-cell>
          <table:table-cell table:style-name="ce1" table:formula="oooc:=[.F8] / [.$B8]" office:value-type="float" office:value="0.0002173">
            <text:p>0.000217</text:p>
          </table:table-cell>
          <table:table-cell table:style-name="ce1" table:formula="oooc:=[.G8] / [.$B8]" office:value-type="float" office:value="0.0002783">
            <text:p>0.000278</text:p>
          </table:table-cell>
          <table:table-cell table:style-name="ce1" table:formula="oooc:=[.H8] / [.$B8]" office:value-type="float" office:value="0.0001893">
            <text:p>0.000189</text:p>
          </table:table-cell>
          <table:table-cell table:style-name="ce1" table:formula="oooc:=[.I8] / [.$B8]" office:value-type="float" office:value="0.0002937">
            <text:p>0.000294</text:p>
          </table:table-cell>
          <table:table-cell table:style-name="ce1" table:formula="oooc:=[.J8] / [.$B8]" office:value-type="float" office:value="0.0001318">
            <text:p>0.000132</text:p>
          </table:table-cell>
          <table:table-cell table:style-name="ce1" table:formula="oooc:=[.K8] / [.$B8]" office:value-type="float" office:value="0.00017">
            <text:p>0.000170</text:p>
          </table:table-cell>
          <table:table-cell table:style-name="ce1" table:formula="oooc:=[.L8] / [.$B8]" office:value-type="float" office:value="0.0001749">
            <text:p>0.000175</text:p>
          </table:table-cell>
          <table:table-cell/>
          <table:table-cell table:formula="oooc:=[.V8]/[.Q8]" office:value-type="float" office:value="0.782328578002761">
            <text:p>0.78</text:p>
          </table:table-cell>
          <table:table-cell table:formula="oooc:=[.Q8]/[.V8]" office:value-type="float" office:value="1.27823529411765">
            <text:p>1.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07">
            <text:p>2007</text:p>
          </table:table-cell>
          <table:table-cell office:value-type="float" office:value="1998">
            <text:p>1998</text:p>
          </table:table-cell>
          <table:table-cell office:value-type="float" office:value="1974">
            <text:p>1974</text:p>
          </table:table-cell>
          <table:table-cell office:value-type="float" office:value="2649">
            <text:p>2649</text:p>
          </table:table-cell>
          <table:table-cell office:value-type="float" office:value="3520">
            <text:p>3520</text:p>
          </table:table-cell>
          <table:table-cell office:value-type="float" office:value="2536">
            <text:p>2536</text:p>
          </table:table-cell>
          <table:table-cell office:value-type="float" office:value="3488">
            <text:p>3488</text:p>
          </table:table-cell>
          <table:table-cell office:value-type="float" office:value="2028">
            <text:p>2028</text:p>
          </table:table-cell>
          <table:table-cell office:value-type="float" office:value="2025">
            <text:p>2025</text:p>
          </table:table-cell>
          <table:table-cell office:value-type="float" office:value="2080">
            <text:p>2080</text:p>
          </table:table-cell>
          <table:table-cell table:formula="oooc:=[.A9]" office:value-type="float" office:value="8">
            <text:p>8</text:p>
          </table:table-cell>
          <table:table-cell table:style-name="ce1" table:formula="oooc:=[.C9] / [.$B9]" office:value-type="float" office:value="0.0002007">
            <text:p>0.000201</text:p>
          </table:table-cell>
          <table:table-cell table:style-name="ce1" table:formula="oooc:=[.D9] / [.$B9]" office:value-type="float" office:value="0.0001998">
            <text:p>0.000200</text:p>
          </table:table-cell>
          <table:table-cell table:style-name="ce1" table:formula="oooc:=[.E9] / [.$B9]" office:value-type="float" office:value="0.0001974">
            <text:p>0.000197</text:p>
          </table:table-cell>
          <table:table-cell table:style-name="ce1" table:formula="oooc:=[.F9] / [.$B9]" office:value-type="float" office:value="0.0002649">
            <text:p>0.000265</text:p>
          </table:table-cell>
          <table:table-cell table:style-name="ce1" table:formula="oooc:=[.G9] / [.$B9]" office:value-type="float" office:value="0.000352">
            <text:p>0.000352</text:p>
          </table:table-cell>
          <table:table-cell table:style-name="ce1" table:formula="oooc:=[.H9] / [.$B9]" office:value-type="float" office:value="0.0002536">
            <text:p>0.000254</text:p>
          </table:table-cell>
          <table:table-cell table:style-name="ce1" table:formula="oooc:=[.I9] / [.$B9]" office:value-type="float" office:value="0.0003488">
            <text:p>0.000349</text:p>
          </table:table-cell>
          <table:table-cell table:style-name="ce1" table:formula="oooc:=[.J9] / [.$B9]" office:value-type="float" office:value="0.0002028">
            <text:p>0.000203</text:p>
          </table:table-cell>
          <table:table-cell table:style-name="ce1" table:formula="oooc:=[.K9] / [.$B9]" office:value-type="float" office:value="0.0002025">
            <text:p>0.000203</text:p>
          </table:table-cell>
          <table:table-cell table:style-name="ce1" table:formula="oooc:=[.L9] / [.$B9]" office:value-type="float" office:value="0.000208">
            <text:p>0.000208</text:p>
          </table:table-cell>
          <table:table-cell/>
          <table:table-cell table:formula="oooc:=[.V9]/[.Q9]" office:value-type="float" office:value="0.764439411098528">
            <text:p>0.76</text:p>
          </table:table-cell>
          <table:table-cell table:formula="oooc:=[.Q9]/[.V9]" office:value-type="float" office:value="1.30814814814815">
            <text:p>1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59">
            <text:p>2859</text:p>
          </table:table-cell>
          <table:table-cell office:value-type="float" office:value="2496">
            <text:p>2496</text:p>
          </table:table-cell>
          <table:table-cell office:value-type="float" office:value="2316">
            <text:p>2316</text:p>
          </table:table-cell>
          <table:table-cell office:value-type="float" office:value="3103">
            <text:p>3103</text:p>
          </table:table-cell>
          <table:table-cell office:value-type="float" office:value="3959">
            <text:p>3959</text:p>
          </table:table-cell>
          <table:table-cell office:value-type="float" office:value="3117">
            <text:p>3117</text:p>
          </table:table-cell>
          <table:table-cell office:value-type="float" office:value="4191">
            <text:p>4191</text:p>
          </table:table-cell>
          <table:table-cell office:value-type="float" office:value="2477">
            <text:p>2477</text:p>
          </table:table-cell>
          <table:table-cell office:value-type="float" office:value="2366">
            <text:p>2366</text:p>
          </table:table-cell>
          <table:table-cell office:value-type="float" office:value="2415">
            <text:p>2415</text:p>
          </table:table-cell>
          <table:table-cell table:formula="oooc:=[.A10]" office:value-type="float" office:value="9">
            <text:p>9</text:p>
          </table:table-cell>
          <table:table-cell table:style-name="ce1" table:formula="oooc:=[.C10] / [.$B10]" office:value-type="float" office:value="0.0002859">
            <text:p>0.000286</text:p>
          </table:table-cell>
          <table:table-cell table:style-name="ce1" table:formula="oooc:=[.D10] / [.$B10]" office:value-type="float" office:value="0.0002496">
            <text:p>0.000250</text:p>
          </table:table-cell>
          <table:table-cell table:style-name="ce1" table:formula="oooc:=[.E10] / [.$B10]" office:value-type="float" office:value="0.0002316">
            <text:p>0.000232</text:p>
          </table:table-cell>
          <table:table-cell table:style-name="ce1" table:formula="oooc:=[.F10] / [.$B10]" office:value-type="float" office:value="0.0003103">
            <text:p>0.000310</text:p>
          </table:table-cell>
          <table:table-cell table:style-name="ce1" table:formula="oooc:=[.G10] / [.$B10]" office:value-type="float" office:value="0.0003959">
            <text:p>0.000396</text:p>
          </table:table-cell>
          <table:table-cell table:style-name="ce1" table:formula="oooc:=[.H10] / [.$B10]" office:value-type="float" office:value="0.0003117">
            <text:p>0.000312</text:p>
          </table:table-cell>
          <table:table-cell table:style-name="ce1" table:formula="oooc:=[.I10] / [.$B10]" office:value-type="float" office:value="0.0004191">
            <text:p>0.000419</text:p>
          </table:table-cell>
          <table:table-cell table:style-name="ce1" table:formula="oooc:=[.J10] / [.$B10]" office:value-type="float" office:value="0.0002477">
            <text:p>0.000248</text:p>
          </table:table-cell>
          <table:table-cell table:style-name="ce1" table:formula="oooc:=[.K10] / [.$B10]" office:value-type="float" office:value="0.0002366">
            <text:p>0.000237</text:p>
          </table:table-cell>
          <table:table-cell table:style-name="ce1" table:formula="oooc:=[.L10] / [.$B10]" office:value-type="float" office:value="0.0002415">
            <text:p>0.000242</text:p>
          </table:table-cell>
          <table:table-cell/>
          <table:table-cell table:formula="oooc:=[.V10]/[.Q10]" office:value-type="float" office:value="0.762487914921044">
            <text:p>0.76</text:p>
          </table:table-cell>
          <table:table-cell table:formula="oooc:=[.Q10]/[.V10]" office:value-type="float" office:value="1.31149619611158">
            <text:p>1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349">
            <text:p>1349</text:p>
          </table:table-cell>
          <table:table-cell office:value-type="float" office:value="1798">
            <text:p>1798</text:p>
          </table:table-cell>
          <table:table-cell office:value-type="float" office:value="2136">
            <text:p>2136</text:p>
          </table:table-cell>
          <table:table-cell office:value-type="float" office:value="1874">
            <text:p>1874</text:p>
          </table:table-cell>
          <table:table-cell office:value-type="float" office:value="2213">
            <text:p>2213</text:p>
          </table:table-cell>
          <table:table-cell office:value-type="float" office:value="1462">
            <text:p>1462</text:p>
          </table:table-cell>
          <table:table-cell office:value-type="float" office:value="1372">
            <text:p>1372</text:p>
          </table:table-cell>
          <table:table-cell office:value-type="float" office:value="1396">
            <text:p>1396</text:p>
          </table:table-cell>
          <table:table-cell table:formula="oooc:=[.A11]" office:value-type="float" office:value="10">
            <text:p>10</text:p>
          </table:table-cell>
          <table:table-cell table:style-name="ce1" table:formula="oooc:=[.C11] / [.$B11]" office:value-type="float" office:value="0.0003024">
            <text:p>0.000302</text:p>
          </table:table-cell>
          <table:table-cell table:style-name="ce1" table:formula="oooc:=[.D11] / [.$B11]" office:value-type="float" office:value="0.000285">
            <text:p>0.000285</text:p>
          </table:table-cell>
          <table:table-cell table:style-name="ce1" table:formula="oooc:=[.E11] / [.$B11]" office:value-type="float" office:value="0.0002698">
            <text:p>0.000270</text:p>
          </table:table-cell>
          <table:table-cell table:style-name="ce1" table:formula="oooc:=[.F11] / [.$B11]" office:value-type="float" office:value="0.0003596">
            <text:p>0.000360</text:p>
          </table:table-cell>
          <table:table-cell table:style-name="ce1" table:formula="oooc:=[.G11] / [.$B11]" office:value-type="float" office:value="0.0004272">
            <text:p>0.000427</text:p>
          </table:table-cell>
          <table:table-cell table:style-name="ce1" table:formula="oooc:=[.H11] / [.$B11]" office:value-type="float" office:value="0.0003748">
            <text:p>0.000375</text:p>
          </table:table-cell>
          <table:table-cell table:style-name="ce1" table:formula="oooc:=[.I11] / [.$B11]" office:value-type="float" office:value="0.0004426">
            <text:p>0.000443</text:p>
          </table:table-cell>
          <table:table-cell table:style-name="ce1" table:formula="oooc:=[.J11] / [.$B11]" office:value-type="float" office:value="0.0002924">
            <text:p>0.000292</text:p>
          </table:table-cell>
          <table:table-cell table:style-name="ce1" table:formula="oooc:=[.K11] / [.$B11]" office:value-type="float" office:value="0.0002744">
            <text:p>0.000274</text:p>
          </table:table-cell>
          <table:table-cell table:style-name="ce1" table:formula="oooc:=[.L11] / [.$B11]" office:value-type="float" office:value="0.0002792">
            <text:p>0.000279</text:p>
          </table:table-cell>
          <table:table-cell/>
          <table:table-cell table:formula="oooc:=[.V11]/[.Q11]" office:value-type="float" office:value="0.763070077864294">
            <text:p>0.76</text:p>
          </table:table-cell>
          <table:table-cell table:formula="oooc:=[.Q11]/[.V11]" office:value-type="float" office:value="1.31049562682216">
            <text:p>1.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4">
            <text:p>1784</text:p>
          </table:table-cell>
          <table:table-cell office:value-type="float" office:value="1410">
            <text:p>1410</text:p>
          </table:table-cell>
          <table:table-cell office:value-type="float" office:value="1839">
            <text:p>1839</text:p>
          </table:table-cell>
          <table:table-cell office:value-type="float" office:value="2113">
            <text:p>2113</text:p>
          </table:table-cell>
          <table:table-cell office:value-type="float" office:value="2162">
            <text:p>2162</text:p>
          </table:table-cell>
          <table:table-cell office:value-type="float" office:value="2242">
            <text:p>2242</text:p>
          </table:table-cell>
          <table:table-cell office:value-type="float" office:value="1616">
            <text:p>1616</text:p>
          </table:table-cell>
          <table:table-cell office:value-type="float" office:value="1424">
            <text:p>1424</text:p>
          </table:table-cell>
          <table:table-cell office:value-type="float" office:value="1447">
            <text:p>1447</text:p>
          </table:table-cell>
          <table:table-cell table:formula="oooc:=[.A12]" office:value-type="float" office:value="15">
            <text:p>15</text:p>
          </table:table-cell>
          <table:table-cell table:style-name="ce1" table:formula="oooc:=[.C12] / [.$B12]" office:value-type="float" office:value="0.000671666666666667">
            <text:p>0.000672</text:p>
          </table:table-cell>
          <table:table-cell table:style-name="ce1" table:formula="oooc:=[.D12] / [.$B12]" office:value-type="float" office:value="0.000594666666666667">
            <text:p>0.000595</text:p>
          </table:table-cell>
          <table:table-cell table:style-name="ce1" table:formula="oooc:=[.E12] / [.$B12]" office:value-type="float" office:value="0.00047">
            <text:p>0.000470</text:p>
          </table:table-cell>
          <table:table-cell table:style-name="ce1" table:formula="oooc:=[.F12] / [.$B12]" office:value-type="float" office:value="0.000613">
            <text:p>0.000613</text:p>
          </table:table-cell>
          <table:table-cell table:style-name="ce1" table:formula="oooc:=[.G12] / [.$B12]" office:value-type="float" office:value="0.000704333333333333">
            <text:p>0.000704</text:p>
          </table:table-cell>
          <table:table-cell table:style-name="ce1" table:formula="oooc:=[.H12] / [.$B12]" office:value-type="float" office:value="0.000720666666666667">
            <text:p>0.000721</text:p>
          </table:table-cell>
          <table:table-cell table:style-name="ce1" table:formula="oooc:=[.I12] / [.$B12]" office:value-type="float" office:value="0.000747333333333333">
            <text:p>0.000747</text:p>
          </table:table-cell>
          <table:table-cell table:style-name="ce1" table:formula="oooc:=[.J12] / [.$B12]" office:value-type="float" office:value="0.000538666666666667">
            <text:p>0.000539</text:p>
          </table:table-cell>
          <table:table-cell table:style-name="ce1" table:formula="oooc:=[.K12] / [.$B12]" office:value-type="float" office:value="0.000474666666666667">
            <text:p>0.000475</text:p>
          </table:table-cell>
          <table:table-cell table:style-name="ce1" table:formula="oooc:=[.L12] / [.$B12]" office:value-type="float" office:value="0.000482333333333333">
            <text:p>0.000482</text:p>
          </table:table-cell>
          <table:table-cell/>
          <table:table-cell table:formula="oooc:=[.V12]/[.Q12]" office:value-type="float" office:value="0.774333877107123">
            <text:p>0.77</text:p>
          </table:table-cell>
          <table:table-cell table:formula="oooc:=[.Q12]/[.V12]" office:value-type="float" office:value="1.29143258426966">
            <text:p>1.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8">
            <text:p>2438</text:p>
          </table:table-cell>
          <table:table-cell office:value-type="float" office:value="1996">
            <text:p>1996</text:p>
          </table:table-cell>
          <table:table-cell office:value-type="float" office:value="1352">
            <text:p>1352</text:p>
          </table:table-cell>
          <table:table-cell office:value-type="float" office:value="1831">
            <text:p>1831</text:p>
          </table:table-cell>
          <table:table-cell office:value-type="float" office:value="2091">
            <text:p>2091</text:p>
          </table:table-cell>
          <table:table-cell office:value-type="float" office:value="2245">
            <text:p>2245</text:p>
          </table:table-cell>
          <table:table-cell office:value-type="float" office:value="2158">
            <text:p>2158</text:p>
          </table:table-cell>
          <table:table-cell office:value-type="float" office:value="1624">
            <text:p>1624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  <table:table-cell table:formula="oooc:=[.A13]" office:value-type="float" office:value="20">
            <text:p>20</text:p>
          </table:table-cell>
          <table:table-cell table:style-name="ce1" table:formula="oooc:=[.C13] / [.$B13]" office:value-type="float" office:value="0.001219">
            <text:p>0.001219</text:p>
          </table:table-cell>
          <table:table-cell table:style-name="ce1" table:formula="oooc:=[.D13] / [.$B13]" office:value-type="float" office:value="0.000998">
            <text:p>0.000998</text:p>
          </table:table-cell>
          <table:table-cell table:style-name="ce1" table:formula="oooc:=[.E13] / [.$B13]" office:value-type="float" office:value="0.000676">
            <text:p>0.000676</text:p>
          </table:table-cell>
          <table:table-cell table:style-name="ce1" table:formula="oooc:=[.F13] / [.$B13]" office:value-type="float" office:value="0.0009155">
            <text:p>0.000916</text:p>
          </table:table-cell>
          <table:table-cell table:style-name="ce1" table:formula="oooc:=[.G13] / [.$B13]" office:value-type="float" office:value="0.0010455">
            <text:p>0.001046</text:p>
          </table:table-cell>
          <table:table-cell table:style-name="ce1" table:formula="oooc:=[.H13] / [.$B13]" office:value-type="float" office:value="0.0011225">
            <text:p>0.001123</text:p>
          </table:table-cell>
          <table:table-cell table:style-name="ce1" table:formula="oooc:=[.I13] / [.$B13]" office:value-type="float" office:value="0.001079">
            <text:p>0.001079</text:p>
          </table:table-cell>
          <table:table-cell table:style-name="ce1" table:formula="oooc:=[.J13] / [.$B13]" office:value-type="float" office:value="0.000812">
            <text:p>0.000812</text:p>
          </table:table-cell>
          <table:table-cell table:style-name="ce1" table:formula="oooc:=[.K13] / [.$B13]" office:value-type="float" office:value="0.000681">
            <text:p>0.000681</text:p>
          </table:table-cell>
          <table:table-cell table:style-name="ce1" table:formula="oooc:=[.L13] / [.$B13]" office:value-type="float" office:value="0.000684">
            <text:p>0.000684</text:p>
          </table:table-cell>
          <table:table-cell/>
          <table:table-cell table:formula="oooc:=[.V13]/[.Q13]" office:value-type="float" office:value="0.743855816493719">
            <text:p>0.74</text:p>
          </table:table-cell>
          <table:table-cell table:formula="oooc:=[.Q13]/[.V13]" office:value-type="float" office:value="1.34434654919236">
            <text:p>1.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67">
            <text:p>4267</text:p>
          </table:table-cell>
          <table:table-cell office:value-type="float" office:value="3341">
            <text:p>3341</text:p>
          </table:table-cell>
          <table:table-cell office:value-type="float" office:value="1579">
            <text:p>1579</text:p>
          </table:table-cell>
          <table:table-cell office:value-type="float" office:value="2078">
            <text:p>2078</text:p>
          </table:table-cell>
          <table:table-cell office:value-type="float" office:value="2446">
            <text:p>2446</text:p>
          </table:table-cell>
          <table:table-cell office:value-type="float" office:value="3273">
            <text:p>3273</text:p>
          </table:table-cell>
          <table:table-cell office:value-type="float" office:value="2735">
            <text:p>2735</text:p>
          </table:table-cell>
          <table:table-cell office:value-type="float" office:value="2159">
            <text:p>2159</text:p>
          </table:table-cell>
          <table:table-cell office:value-type="float" office:value="1594">
            <text:p>1594</text:p>
          </table:table-cell>
          <table:table-cell office:value-type="float" office:value="1602">
            <text:p>1602</text:p>
          </table:table-cell>
          <table:table-cell table:formula="oooc:=[.A14]" office:value-type="float" office:value="40">
            <text:p>40</text:p>
          </table:table-cell>
          <table:table-cell table:style-name="ce1" table:formula="oooc:=[.C14] / [.$B14]" office:value-type="float" office:value="0.004267">
            <text:p>0.004267</text:p>
          </table:table-cell>
          <table:table-cell table:style-name="ce1" table:formula="oooc:=[.D14] / [.$B14]" office:value-type="float" office:value="0.003341">
            <text:p>0.003341</text:p>
          </table:table-cell>
          <table:table-cell table:style-name="ce1" table:formula="oooc:=[.E14] / [.$B14]" office:value-type="float" office:value="0.001579">
            <text:p>0.001579</text:p>
          </table:table-cell>
          <table:table-cell table:style-name="ce1" table:formula="oooc:=[.F14] / [.$B14]" office:value-type="float" office:value="0.002078">
            <text:p>0.002078</text:p>
          </table:table-cell>
          <table:table-cell table:style-name="ce1" table:formula="oooc:=[.G14] / [.$B14]" office:value-type="float" office:value="0.002446">
            <text:p>0.002446</text:p>
          </table:table-cell>
          <table:table-cell table:style-name="ce1" table:formula="oooc:=[.H14] / [.$B14]" office:value-type="float" office:value="0.003273">
            <text:p>0.003273</text:p>
          </table:table-cell>
          <table:table-cell table:style-name="ce1" table:formula="oooc:=[.I14] / [.$B14]" office:value-type="float" office:value="0.002735">
            <text:p>0.002735</text:p>
          </table:table-cell>
          <table:table-cell table:style-name="ce1" table:formula="oooc:=[.J14] / [.$B14]" office:value-type="float" office:value="0.002159">
            <text:p>0.002159</text:p>
          </table:table-cell>
          <table:table-cell table:style-name="ce1" table:formula="oooc:=[.K14] / [.$B14]" office:value-type="float" office:value="0.001594">
            <text:p>0.001594</text:p>
          </table:table-cell>
          <table:table-cell table:style-name="ce1" table:formula="oooc:=[.L14] / [.$B14]" office:value-type="float" office:value="0.001602">
            <text:p>0.001602</text:p>
          </table:table-cell>
          <table:table-cell/>
          <table:table-cell table:formula="oooc:=[.V14]/[.Q14]" office:value-type="float" office:value="0.767083734359961">
            <text:p>0.77</text:p>
          </table:table-cell>
          <table:table-cell table:formula="oooc:=[.Q14]/[.V14]" office:value-type="float" office:value="1.30363864491844">
            <text:p>1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15">
            <text:p>3115</text:p>
          </table:table-cell>
          <table:table-cell office:value-type="float" office:value="2348">
            <text:p>2348</text:p>
          </table:table-cell>
          <table:table-cell office:value-type="float" office:value="886">
            <text:p>886</text:p>
          </table:table-cell>
          <table:table-cell office:value-type="float" office:value="1092">
            <text:p>1092</text:p>
          </table:table-cell>
          <table:table-cell office:value-type="float" office:value="1209">
            <text:p>1209</text:p>
          </table:table-cell>
          <table:table-cell office:value-type="float" office:value="2150">
            <text:p>2150</text:p>
          </table:table-cell>
          <table:table-cell office:value-type="float" office:value="1373">
            <text:p>1373</text:p>
          </table:table-cell>
          <table:table-cell office:value-type="float" office:value="1158">
            <text:p>1158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  <table:table-cell table:formula="oooc:=[.A15]" office:value-type="float" office:value="70">
            <text:p>70</text:p>
          </table:table-cell>
          <table:table-cell table:style-name="ce1" table:formula="oooc:=[.C15] / [.$B15]" office:value-type="float" office:value="0.0118827819824219">
            <text:p>0.011883</text:p>
          </table:table-cell>
          <table:table-cell table:style-name="ce1" table:formula="oooc:=[.D15] / [.$B15]" office:value-type="float" office:value="0.0089569091796875">
            <text:p>0.008957</text:p>
          </table:table-cell>
          <table:table-cell table:style-name="ce1" table:formula="oooc:=[.E15] / [.$B15]" office:value-type="float" office:value="0.00337982177734375">
            <text:p>0.003380</text:p>
          </table:table-cell>
          <table:table-cell table:style-name="ce1" table:formula="oooc:=[.F15] / [.$B15]" office:value-type="float" office:value="0.0041656494140625">
            <text:p>0.004166</text:p>
          </table:table-cell>
          <table:table-cell table:style-name="ce1" table:formula="oooc:=[.G15] / [.$B15]" office:value-type="float" office:value="0.00461196899414063">
            <text:p>0.004612</text:p>
          </table:table-cell>
          <table:table-cell table:style-name="ce1" table:formula="oooc:=[.H15] / [.$B15]" office:value-type="float" office:value="0.00820159912109375">
            <text:p>0.008202</text:p>
          </table:table-cell>
          <table:table-cell table:style-name="ce1" table:formula="oooc:=[.I15] / [.$B15]" office:value-type="float" office:value="0.00523757934570313">
            <text:p>0.005238</text:p>
          </table:table-cell>
          <table:table-cell table:style-name="ce1" table:formula="oooc:=[.J15] / [.$B15]" office:value-type="float" office:value="0.00441741943359375">
            <text:p>0.004417</text:p>
          </table:table-cell>
          <table:table-cell table:style-name="ce1" table:formula="oooc:=[.K15] / [.$B15]" office:value-type="float" office:value="0.003387451171875">
            <text:p>0.003387</text:p>
          </table:table-cell>
          <table:table-cell table:style-name="ce1" table:formula="oooc:=[.L15] / [.$B15]" office:value-type="float" office:value="0.00339508056640625">
            <text:p>0.003395</text:p>
          </table:table-cell>
          <table:table-cell/>
          <table:table-cell table:formula="oooc:=[.V15]/[.Q15]" office:value-type="float" office:value="0.813186813186813">
            <text:p>0.81</text:p>
          </table:table-cell>
          <table:table-cell table:formula="oooc:=[.Q15]/[.V15]" office:value-type="float" office:value="1.22972972972973">
            <text:p>1.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79">
            <text:p>3079</text:p>
          </table:table-cell>
          <table:table-cell office:value-type="float" office:value="2233">
            <text:p>2233</text:p>
          </table:table-cell>
          <table:table-cell office:value-type="float" office:value="749">
            <text:p>749</text:p>
          </table:table-cell>
          <table:table-cell office:value-type="float" office:value="826">
            <text:p>826</text:p>
          </table:table-cell>
          <table:table-cell office:value-type="float" office:value="982">
            <text:p>982</text:p>
          </table:table-cell>
          <table:table-cell office:value-type="float" office:value="1978">
            <text:p>1978</text:p>
          </table:table-cell>
          <table:table-cell office:value-type="float" office:value="1038">
            <text:p>1038</text:p>
          </table:table-cell>
          <table:table-cell office:value-type="float" office:value="889">
            <text:p>889</text:p>
          </table:table-cell>
          <table:table-cell office:value-type="float" office:value="735.5">
            <text:p>735.5</text:p>
          </table:table-cell>
          <table:table-cell office:value-type="float" office:value="711">
            <text:p>711</text:p>
          </table:table-cell>
          <table:table-cell table:formula="oooc:=[.A16]" office:value-type="float" office:value="100">
            <text:p>100</text:p>
          </table:table-cell>
          <table:table-cell table:style-name="ce1" table:formula="oooc:=[.C16] / [.$B16]" office:value-type="float" office:value="0.0234909057617187">
            <text:p>0.023491</text:p>
          </table:table-cell>
          <table:table-cell table:style-name="ce1" table:formula="oooc:=[.D16] / [.$B16]" office:value-type="float" office:value="0.0170364379882813">
            <text:p>0.017036</text:p>
          </table:table-cell>
          <table:table-cell table:style-name="ce1" table:formula="oooc:=[.E16] / [.$B16]" office:value-type="float" office:value="0.00571441650390625">
            <text:p>0.005714</text:p>
          </table:table-cell>
          <table:table-cell table:style-name="ce1" table:formula="oooc:=[.F16] / [.$B16]" office:value-type="float" office:value="0.0063018798828125">
            <text:p>0.006302</text:p>
          </table:table-cell>
          <table:table-cell table:style-name="ce1" table:formula="oooc:=[.G16] / [.$B16]" office:value-type="float" office:value="0.0074920654296875">
            <text:p>0.007492</text:p>
          </table:table-cell>
          <table:table-cell table:style-name="ce1" table:formula="oooc:=[.H16] / [.$B16]" office:value-type="float" office:value="0.0150909423828125">
            <text:p>0.015091</text:p>
          </table:table-cell>
          <table:table-cell table:style-name="ce1" table:formula="oooc:=[.I16] / [.$B16]" office:value-type="float" office:value="0.0079193115234375">
            <text:p>0.007919</text:p>
          </table:table-cell>
          <table:table-cell table:style-name="ce1" table:formula="oooc:=[.J16] / [.$B16]" office:value-type="float" office:value="0.00678253173828125">
            <text:p>0.006783</text:p>
          </table:table-cell>
          <table:table-cell table:style-name="ce1" table:formula="oooc:=[.K16] / [.$B16]" office:value-type="float" office:value="0.00561141967773438">
            <text:p>0.005611</text:p>
          </table:table-cell>
          <table:table-cell table:style-name="ce1" table:formula="oooc:=[.L16] / [.$B16]" office:value-type="float" office:value="0.00542449951171875">
            <text:p>0.005424</text:p>
          </table:table-cell>
          <table:table-cell/>
          <table:table-cell table:formula="oooc:=[.V16]/[.Q16]" office:value-type="float" office:value="0.89043583535109">
            <text:p>0.89</text:p>
          </table:table-cell>
          <table:table-cell table:formula="oooc:=[.Q16]/[.V16]" office:value-type="float" office:value="1.12304554724677">
            <text:p>1.1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4">
            <text:p>5904</text:p>
          </table:table-cell>
          <table:table-cell office:value-type="float" office:value="4136">
            <text:p>4136</text:p>
          </table:table-cell>
          <table:table-cell office:value-type="float" office:value="1141">
            <text:p>1141</text:p>
          </table:table-cell>
          <table:table-cell office:value-type="float" office:value="914">
            <text:p>914</text:p>
          </table:table-cell>
          <table:table-cell office:value-type="float" office:value="1122">
            <text:p>1122</text:p>
          </table:table-cell>
          <table:table-cell office:value-type="float" office:value="3417">
            <text:p>3417</text:p>
          </table:table-cell>
          <table:table-cell office:value-type="float" office:value="1219">
            <text:p>1219</text:p>
          </table:table-cell>
          <table:table-cell office:value-type="float" office:value="1017">
            <text:p>1017</text:p>
          </table:table-cell>
          <table:table-cell office:value-type="float" office:value="705">
            <text:p>705</text:p>
          </table:table-cell>
          <table:table-cell office:value-type="float" office:value="698">
            <text:p>698</text:p>
          </table:table-cell>
          <table:table-cell table:formula="oooc:=[.A17]" office:value-type="float" office:value="200">
            <text:p>200</text:p>
          </table:table-cell>
          <table:table-cell table:style-name="ce1" table:formula="oooc:=[.C17] / [.$B17]" office:value-type="float" office:value="0.090087890625">
            <text:p>0.090088</text:p>
          </table:table-cell>
          <table:table-cell table:style-name="ce1" table:formula="oooc:=[.D17] / [.$B17]" office:value-type="float" office:value="0.0631103515625">
            <text:p>0.063110</text:p>
          </table:table-cell>
          <table:table-cell table:style-name="ce1" table:formula="oooc:=[.E17] / [.$B17]" office:value-type="float" office:value="0.0174102783203125">
            <text:p>0.017410</text:p>
          </table:table-cell>
          <table:table-cell table:style-name="ce1" table:formula="oooc:=[.F17] / [.$B17]" office:value-type="float" office:value="0.013946533203125">
            <text:p>0.013947</text:p>
          </table:table-cell>
          <table:table-cell table:style-name="ce1" table:formula="oooc:=[.G17] / [.$B17]" office:value-type="float" office:value="0.017120361328125">
            <text:p>0.017120</text:p>
          </table:table-cell>
          <table:table-cell table:style-name="ce1" table:formula="oooc:=[.H17] / [.$B17]" office:value-type="float" office:value="0.0521392822265625">
            <text:p>0.052139</text:p>
          </table:table-cell>
          <table:table-cell table:style-name="ce1" table:formula="oooc:=[.I17] / [.$B17]" office:value-type="float" office:value="0.0186004638671875">
            <text:p>0.018600</text:p>
          </table:table-cell>
          <table:table-cell table:style-name="ce1" table:formula="oooc:=[.J17] / [.$B17]" office:value-type="float" office:value="0.0155181884765625">
            <text:p>0.015518</text:p>
          </table:table-cell>
          <table:table-cell table:style-name="ce1" table:formula="oooc:=[.K17] / [.$B17]" office:value-type="float" office:value="0.0107574462890625">
            <text:p>0.010757</text:p>
          </table:table-cell>
          <table:table-cell table:style-name="ce1" table:formula="oooc:=[.L17] / [.$B17]" office:value-type="float" office:value="0.010650634765625">
            <text:p>0.010651</text:p>
          </table:table-cell>
          <table:table-cell/>
          <table:table-cell table:formula="oooc:=[.V17]/[.Q17]" office:value-type="float" office:value="0.771334792122538">
            <text:p>0.77</text:p>
          </table:table-cell>
          <table:table-cell table:formula="oooc:=[.Q17]/[.V17]" office:value-type="float" office:value="1.29645390070922">
            <text:p>1.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3">
            <text:p>11873</text:p>
          </table:table-cell>
          <table:table-cell office:value-type="float" office:value="8268">
            <text:p>8268</text:p>
          </table:table-cell>
          <table:table-cell office:value-type="float" office:value="1934">
            <text:p>1934</text:p>
          </table:table-cell>
          <table:table-cell office:value-type="float" office:value="1010">
            <text:p>1010</text:p>
          </table:table-cell>
          <table:table-cell office:value-type="float" office:value="1300">
            <text:p>1300</text:p>
          </table:table-cell>
          <table:table-cell office:value-type="float" office:value="6235">
            <text:p>6235</text:p>
          </table:table-cell>
          <table:table-cell office:value-type="float" office:value="1283">
            <text:p>1283</text:p>
          </table:table-cell>
          <table:table-cell office:value-type="float" office:value="1148">
            <text:p>1148</text:p>
          </table:table-cell>
          <table:table-cell office:value-type="float" office:value="692.5">
            <text:p>692.5</text:p>
          </table:table-cell>
          <table:table-cell office:value-type="float" office:value="693">
            <text:p>693</text:p>
          </table:table-cell>
          <table:table-cell table:formula="oooc:=[.A18]" office:value-type="float" office:value="400">
            <text:p>400</text:p>
          </table:table-cell>
          <table:table-cell table:style-name="ce1" table:formula="oooc:=[.C18] / [.$B18]" office:value-type="float" office:value="0.362335205078125">
            <text:p>0.362335</text:p>
          </table:table-cell>
          <table:table-cell table:style-name="ce1" table:formula="oooc:=[.D18] / [.$B18]" office:value-type="float" office:value="0.2523193359375">
            <text:p>0.252319</text:p>
          </table:table-cell>
          <table:table-cell table:style-name="ce1" table:formula="oooc:=[.E18] / [.$B18]" office:value-type="float" office:value="0.05902099609375">
            <text:p>0.059021</text:p>
          </table:table-cell>
          <table:table-cell table:style-name="ce1" table:formula="oooc:=[.F18] / [.$B18]" office:value-type="float" office:value="0.03082275390625">
            <text:p>0.030823</text:p>
          </table:table-cell>
          <table:table-cell table:style-name="ce1" table:formula="oooc:=[.G18] / [.$B18]" office:value-type="float" office:value="0.0396728515625">
            <text:p>0.039673</text:p>
          </table:table-cell>
          <table:table-cell table:style-name="ce1" table:formula="oooc:=[.H18] / [.$B18]" office:value-type="float" office:value="0.190277099609375">
            <text:p>0.190277</text:p>
          </table:table-cell>
          <table:table-cell table:style-name="ce1" table:formula="oooc:=[.I18] / [.$B18]" office:value-type="float" office:value="0.039154052734375">
            <text:p>0.039154</text:p>
          </table:table-cell>
          <table:table-cell table:style-name="ce1" table:formula="oooc:=[.J18] / [.$B18]" office:value-type="float" office:value="0.0350341796875">
            <text:p>0.035034</text:p>
          </table:table-cell>
          <table:table-cell table:style-name="ce1" table:formula="oooc:=[.K18] / [.$B18]" office:value-type="float" office:value="0.0211334228515625">
            <text:p>0.021133</text:p>
          </table:table-cell>
          <table:table-cell table:style-name="ce1" table:formula="oooc:=[.L18] / [.$B18]" office:value-type="float" office:value="0.021148681640625">
            <text:p>0.021149</text:p>
          </table:table-cell>
          <table:table-cell/>
          <table:table-cell table:formula="oooc:=[.V18]/[.Q18]" office:value-type="float" office:value="0.685643564356436">
            <text:p>0.69</text:p>
          </table:table-cell>
          <table:table-cell table:formula="oooc:=[.Q18]/[.V18]" office:value-type="float" office:value="1.45848375451264">
            <text:p>1.4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13">
            <text:p>18613</text:p>
          </table:table-cell>
          <table:table-cell office:value-type="float" office:value="13016">
            <text:p>13016</text:p>
          </table:table-cell>
          <table:table-cell office:value-type="float" office:value="2734">
            <text:p>2734</text:p>
          </table:table-cell>
          <table:table-cell office:value-type="float" office:value="939">
            <text:p>939</text:p>
          </table:table-cell>
          <table:table-cell office:value-type="float" office:value="1221">
            <text:p>1221</text:p>
          </table:table-cell>
          <table:table-cell office:value-type="float" office:value="9112">
            <text:p>9112</text:p>
          </table:table-cell>
          <table:table-cell office:value-type="float" office:value="1213">
            <text:p>1213</text:p>
          </table:table-cell>
          <table:table-cell office:value-type="float" office:value="1099">
            <text:p>1099</text:p>
          </table:table-cell>
          <table:table-cell office:value-type="float" office:value="605">
            <text:p>605</text:p>
          </table:table-cell>
          <table:table-cell office:value-type="float" office:value="604.5">
            <text:p>604.5</text:p>
          </table:table-cell>
          <table:table-cell table:formula="oooc:=[.A19]" office:value-type="float" office:value="700">
            <text:p>700</text:p>
          </table:table-cell>
          <table:table-cell table:style-name="ce1" table:formula="oooc:=[.C19] / [.$B19]" office:value-type="float" office:value="1.13604736328125">
            <text:p>1.136047</text:p>
          </table:table-cell>
          <table:table-cell table:style-name="ce1" table:formula="oooc:=[.D19] / [.$B19]" office:value-type="float" office:value="0.79443359375">
            <text:p>0.794434</text:p>
          </table:table-cell>
          <table:table-cell table:style-name="ce1" table:formula="oooc:=[.E19] / [.$B19]" office:value-type="float" office:value="0.1668701171875">
            <text:p>0.166870</text:p>
          </table:table-cell>
          <table:table-cell table:style-name="ce1" table:formula="oooc:=[.F19] / [.$B19]" office:value-type="float" office:value="0.05731201171875">
            <text:p>0.057312</text:p>
          </table:table-cell>
          <table:table-cell table:style-name="ce1" table:formula="oooc:=[.G19] / [.$B19]" office:value-type="float" office:value="0.07452392578125">
            <text:p>0.074524</text:p>
          </table:table-cell>
          <table:table-cell table:style-name="ce1" table:formula="oooc:=[.H19] / [.$B19]" office:value-type="float" office:value="0.55615234375">
            <text:p>0.556152</text:p>
          </table:table-cell>
          <table:table-cell table:style-name="ce1" table:formula="oooc:=[.I19] / [.$B19]" office:value-type="float" office:value="0.07403564453125">
            <text:p>0.074036</text:p>
          </table:table-cell>
          <table:table-cell table:style-name="ce1" table:formula="oooc:=[.J19] / [.$B19]" office:value-type="float" office:value="0.06707763671875">
            <text:p>0.067078</text:p>
          </table:table-cell>
          <table:table-cell table:style-name="ce1" table:formula="oooc:=[.K19] / [.$B19]" office:value-type="float" office:value="0.03692626953125">
            <text:p>0.036926</text:p>
          </table:table-cell>
          <table:table-cell table:style-name="ce1" table:formula="oooc:=[.L19] / [.$B19]" office:value-type="float" office:value="0.036895751953125">
            <text:p>0.036896</text:p>
          </table:table-cell>
          <table:table-cell/>
          <table:table-cell table:formula="oooc:=[.V19]/[.Q19]" office:value-type="float" office:value="0.644302449414271">
            <text:p>0.64</text:p>
          </table:table-cell>
          <table:table-cell table:formula="oooc:=[.Q19]/[.V19]" office:value-type="float" office:value="1.55206611570248">
            <text:p>1.5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92">
            <text:p>19292</text:p>
          </table:table-cell>
          <table:table-cell office:value-type="float" office:value="13544">
            <text:p>13544</text:p>
          </table:table-cell>
          <table:table-cell office:value-type="float" office:value="2699">
            <text:p>2699</text:p>
          </table:table-cell>
          <table:table-cell office:value-type="float" office:value="696">
            <text:p>696</text:p>
          </table:table-cell>
          <table:table-cell office:value-type="float" office:value="965">
            <text:p>965</text:p>
          </table:table-cell>
          <table:table-cell office:value-type="float" office:value="9109">
            <text:p>9109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30.5">
            <text:p>430.5</text:p>
          </table:table-cell>
          <table:table-cell table:formula="oooc:=[.A20]" office:value-type="float" office:value="1000">
            <text:p>1000</text:p>
          </table:table-cell>
          <table:table-cell table:style-name="ce1" table:formula="oooc:=[.C20] / [.$B20]" office:value-type="float" office:value="2.35498046875">
            <text:p>2.354980</text:p>
          </table:table-cell>
          <table:table-cell table:style-name="ce1" table:formula="oooc:=[.D20] / [.$B20]" office:value-type="float" office:value="1.6533203125">
            <text:p>1.653320</text:p>
          </table:table-cell>
          <table:table-cell table:style-name="ce1" table:formula="oooc:=[.E20] / [.$B20]" office:value-type="float" office:value="0.3294677734375">
            <text:p>0.329468</text:p>
          </table:table-cell>
          <table:table-cell table:style-name="ce1" table:formula="oooc:=[.F20] / [.$B20]" office:value-type="float" office:value="0.0849609375">
            <text:p>0.084961</text:p>
          </table:table-cell>
          <table:table-cell table:style-name="ce1" table:formula="oooc:=[.G20] / [.$B20]" office:value-type="float" office:value="0.1177978515625">
            <text:p>0.117798</text:p>
          </table:table-cell>
          <table:table-cell table:style-name="ce1" table:formula="oooc:=[.H20] / [.$B20]" office:value-type="float" office:value="1.1119384765625">
            <text:p>1.111938</text:p>
          </table:table-cell>
          <table:table-cell table:style-name="ce1" table:formula="oooc:=[.I20] / [.$B20]" office:value-type="float" office:value="0.1109619140625">
            <text:p>0.110962</text:p>
          </table:table-cell>
          <table:table-cell table:style-name="ce1" table:formula="oooc:=[.J20] / [.$B20]" office:value-type="float" office:value="0.1009521484375">
            <text:p>0.100952</text:p>
          </table:table-cell>
          <table:table-cell table:style-name="ce1" table:formula="oooc:=[.K20] / [.$B20]" office:value-type="float" office:value="0.05255126953125">
            <text:p>0.052551</text:p>
          </table:table-cell>
          <table:table-cell table:style-name="ce1" table:formula="oooc:=[.L20] / [.$B20]" office:value-type="float" office:value="0.05255126953125">
            <text:p>0.052551</text:p>
          </table:table-cell>
          <table:table-cell/>
          <table:table-cell table:formula="oooc:=[.V20]/[.Q20]" office:value-type="float" office:value="0.618534482758621">
            <text:p>0.62</text:p>
          </table:table-cell>
          <table:table-cell table:formula="oooc:=[.Q20]/[.V20]" office:value-type="float" office:value="1.61672473867596">
            <text:p>1.6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23">
            <text:p>19723</text:p>
          </table:table-cell>
          <table:table-cell office:value-type="float" office:value="13887">
            <text:p>13887</text:p>
          </table:table-cell>
          <table:table-cell office:value-type="float" office:value="2589">
            <text:p>2589</text:p>
          </table:table-cell>
          <table:table-cell office:value-type="float" office:value="371.5">
            <text:p>371.5</text:p>
          </table:table-cell>
          <table:table-cell office:value-type="float" office:value="533">
            <text:p>533</text:p>
          </table:table-cell>
          <table:table-cell office:value-type="float" office:value="8864">
            <text:p>8864</text:p>
          </table:table-cell>
          <table:table-cell office:value-type="float" office:value="496">
            <text:p>496</text:p>
          </table:table-cell>
          <table:table-cell office:value-type="float" office:value="457.5">
            <text:p>457.5</text:p>
          </table:table-cell>
          <table:table-cell table:number-columns-repeated="2" office:value-type="float" office:value="214.75">
            <text:p>214.75</text:p>
          </table:table-cell>
          <table:table-cell table:formula="oooc:=[.A21]" office:value-type="float" office:value="2000">
            <text:p>2000</text:p>
          </table:table-cell>
          <table:table-cell table:style-name="ce1" table:formula="oooc:=[.C21] / [.$B21]" office:value-type="float" office:value="9.63978494623656">
            <text:p>9.639785</text:p>
          </table:table-cell>
          <table:table-cell table:style-name="ce1" table:formula="oooc:=[.D21] / [.$B21]" office:value-type="float" office:value="6.78739002932551">
            <text:p>6.787390</text:p>
          </table:table-cell>
          <table:table-cell table:style-name="ce1" table:formula="oooc:=[.E21] / [.$B21]" office:value-type="float" office:value="1.26539589442815">
            <text:p>1.265396</text:p>
          </table:table-cell>
          <table:table-cell table:style-name="ce1" table:formula="oooc:=[.F21] / [.$B21]" office:value-type="float" office:value="0.181573802541544">
            <text:p>0.181574</text:p>
          </table:table-cell>
          <table:table-cell table:style-name="ce1" table:formula="oooc:=[.G21] / [.$B21]" office:value-type="float" office:value="0.260508308895406">
            <text:p>0.260508</text:p>
          </table:table-cell>
          <table:table-cell table:style-name="ce1" table:formula="oooc:=[.H21] / [.$B21]" office:value-type="float" office:value="4.33235581622678">
            <text:p>4.332356</text:p>
          </table:table-cell>
          <table:table-cell table:style-name="ce1" table:formula="oooc:=[.I21] / [.$B21]" office:value-type="float" office:value="0.242424242424242">
            <text:p>0.242424</text:p>
          </table:table-cell>
          <table:table-cell table:style-name="ce1" table:formula="oooc:=[.J21] / [.$B21]" office:value-type="float" office:value="0.223607038123167">
            <text:p>0.223607</text:p>
          </table:table-cell>
          <table:table-cell table:style-name="ce1" table:formula="oooc:=[.K21] / [.$B21]" office:value-type="float" office:value="0.104960899315738">
            <text:p>0.104961</text:p>
          </table:table-cell>
          <table:table-cell table:style-name="ce1" table:formula="oooc:=[.L21] / [.$B21]" office:value-type="float" office:value="0.104960899315738">
            <text:p>0.104961</text:p>
          </table:table-cell>
          <table:table-cell/>
          <table:table-cell table:formula="oooc:=[.V21]/[.Q21]" office:value-type="float" office:value="0.578061911170929">
            <text:p>0.58</text:p>
          </table:table-cell>
          <table:table-cell table:formula="oooc:=[.Q21]/[.V21]" office:value-type="float" office:value="1.72991850989523">
            <text:p>1.7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21">
            <text:p>19921</text:p>
          </table:table-cell>
          <table:table-cell office:value-type="float" office:value="14016">
            <text:p>14016</text:p>
          </table:table-cell>
          <table:table-cell office:value-type="float" office:value="2538">
            <text:p>2538</text:p>
          </table:table-cell>
          <table:table-cell office:value-type="float" office:value="198.875">
            <text:p>198.88</text:p>
          </table:table-cell>
          <table:table-cell office:value-type="float" office:value="301">
            <text:p>301</text:p>
          </table:table-cell>
          <table:table-cell office:value-type="float" office:value="8745">
            <text:p>8745</text:p>
          </table:table-cell>
          <table:table-cell office:value-type="float" office:value="269.25">
            <text:p>269.25</text:p>
          </table:table-cell>
          <table:table-cell office:value-type="float" office:value="251.25">
            <text:p>251.25</text:p>
          </table:table-cell>
          <table:table-cell table:number-columns-repeated="2" office:value-type="float" office:value="107.375">
            <text:p>107.38</text:p>
          </table:table-cell>
          <table:table-cell table:formula="oooc:=[.A22]" office:value-type="float" office:value="4000">
            <text:p>4000</text:p>
          </table:table-cell>
          <table:table-cell table:style-name="ce1" table:formula="oooc:=[.C22] / [.$B22]" office:value-type="float" office:value="38.908203125">
            <text:p>38.908203</text:p>
          </table:table-cell>
          <table:table-cell table:style-name="ce1" table:formula="oooc:=[.D22] / [.$B22]" office:value-type="float" office:value="27.375">
            <text:p>27.375000</text:p>
          </table:table-cell>
          <table:table-cell table:style-name="ce1" table:formula="oooc:=[.E22] / [.$B22]" office:value-type="float" office:value="4.95703125">
            <text:p>4.957031</text:p>
          </table:table-cell>
          <table:table-cell table:style-name="ce1" table:formula="oooc:=[.F22] / [.$B22]" office:value-type="float" office:value="0.388427734375">
            <text:p>0.388428</text:p>
          </table:table-cell>
          <table:table-cell table:style-name="ce1" table:formula="oooc:=[.G22] / [.$B22]" office:value-type="float" office:value="0.587890625">
            <text:p>0.587891</text:p>
          </table:table-cell>
          <table:table-cell table:style-name="ce1" table:formula="oooc:=[.H22] / [.$B22]" office:value-type="float" office:value="17.080078125">
            <text:p>17.080078</text:p>
          </table:table-cell>
          <table:table-cell table:style-name="ce1" table:formula="oooc:=[.I22] / [.$B22]" office:value-type="float" office:value="0.52587890625">
            <text:p>0.525879</text:p>
          </table:table-cell>
          <table:table-cell table:style-name="ce1" table:formula="oooc:=[.J22] / [.$B22]" office:value-type="float" office:value="0.49072265625">
            <text:p>0.490723</text:p>
          </table:table-cell>
          <table:table-cell table:style-name="ce1" table:formula="oooc:=[.K22] / [.$B22]" office:value-type="float" office:value="0.209716796875">
            <text:p>0.209717</text:p>
          </table:table-cell>
          <table:table-cell table:style-name="ce1" table:formula="oooc:=[.L22] / [.$B22]" office:value-type="float" office:value="0.209716796875">
            <text:p>0.209717</text:p>
          </table:table-cell>
          <table:table-cell/>
          <table:table-cell table:formula="oooc:=[.V22]/[.Q22]" office:value-type="float" office:value="0.539912005028284">
            <text:p>0.54</text:p>
          </table:table-cell>
          <table:table-cell table:formula="oooc:=[.Q22]/[.V22]" office:value-type="float" office:value="1.85215366705471">
            <text:p>1.8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68">
            <text:p>15268</text:p>
          </table:table-cell>
          <table:table-cell office:value-type="float" office:value="10704">
            <text:p>10704</text:p>
          </table:table-cell>
          <table:table-cell office:value-type="float" office:value="1927">
            <text:p>1927</text:p>
          </table:table-cell>
          <table:table-cell office:value-type="float" office:value="91.625">
            <text:p>91.63</text:p>
          </table:table-cell>
          <table:table-cell office:value-type="float" office:value="141">
            <text:p>141</text:p>
          </table:table-cell>
          <table:table-cell office:value-type="float" office:value="6651">
            <text:p>6651</text:p>
          </table:table-cell>
          <table:table-cell office:value-type="float" office:value="130">
            <text:p>130</text:p>
          </table:table-cell>
          <table:table-cell office:value-type="float" office:value="117.75">
            <text:p>117.75</text:p>
          </table:table-cell>
          <table:table-cell office:value-type="float" office:value="46.8125">
            <text:p>46.81</text:p>
          </table:table-cell>
          <table:table-cell office:value-type="float" office:value="46.84375">
            <text:p>46.84</text:p>
          </table:table-cell>
          <table:table-cell table:formula="oooc:=[.A23]" office:value-type="float" office:value="7000">
            <text:p>7000</text:p>
          </table:table-cell>
          <table:table-cell table:style-name="ce1" table:formula="oooc:=[.C23] / [.$B23]" office:value-type="float" office:value="119.28125">
            <text:p>119.281250</text:p>
          </table:table-cell>
          <table:table-cell table:style-name="ce1" table:formula="oooc:=[.D23] / [.$B23]" office:value-type="float" office:value="83.625">
            <text:p>83.625000</text:p>
          </table:table-cell>
          <table:table-cell table:style-name="ce1" table:formula="oooc:=[.E23] / [.$B23]" office:value-type="float" office:value="15.0546875">
            <text:p>15.054688</text:p>
          </table:table-cell>
          <table:table-cell table:style-name="ce1" table:formula="oooc:=[.F23] / [.$B23]" office:value-type="float" office:value="0.7158203125">
            <text:p>0.715820</text:p>
          </table:table-cell>
          <table:table-cell table:style-name="ce1" table:formula="oooc:=[.G23] / [.$B23]" office:value-type="float" office:value="1.1015625">
            <text:p>1.101563</text:p>
          </table:table-cell>
          <table:table-cell table:style-name="ce1" table:formula="oooc:=[.H23] / [.$B23]" office:value-type="float" office:value="51.9609375">
            <text:p>51.960938</text:p>
          </table:table-cell>
          <table:table-cell table:style-name="ce1" table:formula="oooc:=[.I23] / [.$B23]" office:value-type="float" office:value="1.015625">
            <text:p>1.015625</text:p>
          </table:table-cell>
          <table:table-cell table:style-name="ce1" table:formula="oooc:=[.J23] / [.$B23]" office:value-type="float" office:value="0.919921875">
            <text:p>0.919922</text:p>
          </table:table-cell>
          <table:table-cell table:style-name="ce1" table:formula="oooc:=[.K23] / [.$B23]" office:value-type="float" office:value="0.36572265625">
            <text:p>0.365723</text:p>
          </table:table-cell>
          <table:table-cell table:style-name="ce1" table:formula="oooc:=[.L23] / [.$B23]" office:value-type="float" office:value="0.365966796875">
            <text:p>0.365967</text:p>
          </table:table-cell>
          <table:table-cell/>
          <table:table-cell table:formula="oooc:=[.V23]/[.Q23]" office:value-type="float" office:value="0.510914051841746">
            <text:p>0.51</text:p>
          </table:table-cell>
          <table:table-cell table:formula="oooc:=[.Q23]/[.V23]" office:value-type="float" office:value="1.95727636849132">
            <text:p>1.9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5">
            <text:p>7795</text:p>
          </table:table-cell>
          <table:table-cell office:value-type="float" office:value="5447">
            <text:p>5447</text:p>
          </table:table-cell>
          <table:table-cell office:value-type="float" office:value="980">
            <text:p>980</text:p>
          </table:table-cell>
          <table:table-cell office:value-type="float" office:value="33.78125">
            <text:p>33.78</text:p>
          </table:table-cell>
          <table:table-cell office:value-type="float" office:value="53.8125">
            <text:p>53.81</text:p>
          </table:table-cell>
          <table:table-cell office:value-type="float" office:value="3384">
            <text:p>3384</text:p>
          </table:table-cell>
          <table:table-cell office:value-type="float" office:value="47.65625">
            <text:p>47.66</text:p>
          </table:table-cell>
          <table:table-cell office:value-type="float" office:value="43.875">
            <text:p>43.88</text:p>
          </table:table-cell>
          <table:table-cell office:value-type="float" office:value="16.703125">
            <text:p>16.7</text:p>
          </table:table-cell>
          <table:table-cell office:value-type="float" office:value="16.734375">
            <text:p>16.73</text:p>
          </table:table-cell>
          <table:table-cell table:formula="oooc:=[.A24]" office:value-type="float" office:value="10000">
            <text:p>10000</text:p>
          </table:table-cell>
          <table:table-cell table:style-name="ce1" table:formula="oooc:=[.C24] / [.$B24]" office:value-type="float" office:value="243.59375">
            <text:p>243.593750</text:p>
          </table:table-cell>
          <table:table-cell table:style-name="ce1" table:formula="oooc:=[.D24] / [.$B24]" office:value-type="float" office:value="170.21875">
            <text:p>170.218750</text:p>
          </table:table-cell>
          <table:table-cell table:style-name="ce1" table:formula="oooc:=[.E24] / [.$B24]" office:value-type="float" office:value="30.625">
            <text:p>30.625000</text:p>
          </table:table-cell>
          <table:table-cell table:style-name="ce1" table:formula="oooc:=[.F24] / [.$B24]" office:value-type="float" office:value="1.0556640625">
            <text:p>1.055664</text:p>
          </table:table-cell>
          <table:table-cell table:style-name="ce1" table:formula="oooc:=[.G24] / [.$B24]" office:value-type="float" office:value="1.681640625">
            <text:p>1.681641</text:p>
          </table:table-cell>
          <table:table-cell table:style-name="ce1" table:formula="oooc:=[.H24] / [.$B24]" office:value-type="float" office:value="105.75">
            <text:p>105.750000</text:p>
          </table:table-cell>
          <table:table-cell table:style-name="ce1" table:formula="oooc:=[.I24] / [.$B24]" office:value-type="float" office:value="1.4892578125">
            <text:p>1.489258</text:p>
          </table:table-cell>
          <table:table-cell table:style-name="ce1" table:formula="oooc:=[.J24] / [.$B24]" office:value-type="float" office:value="1.37109375">
            <text:p>1.371094</text:p>
          </table:table-cell>
          <table:table-cell table:style-name="ce1" table:formula="oooc:=[.K24] / [.$B24]" office:value-type="float" office:value="0.52197265625">
            <text:p>0.521973</text:p>
          </table:table-cell>
          <table:table-cell table:style-name="ce1" table:formula="oooc:=[.L24] / [.$B24]" office:value-type="float" office:value="0.52294921875">
            <text:p>0.522949</text:p>
          </table:table-cell>
          <table:table-cell/>
          <table:table-cell table:formula="oooc:=[.V24]/[.Q24]" office:value-type="float" office:value="0.494449583718779">
            <text:p>0.49</text:p>
          </table:table-cell>
          <table:table-cell table:formula="oooc:=[.Q24]/[.V24]" office:value-type="float" office:value="2.02245088868101">
            <text:p>2.02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6287">
            <text:p>16287</text:p>
          </table:table-cell>
          <table:table-cell office:value-type="float" office:value="10945">
            <text:p>10945</text:p>
          </table:table-cell>
          <table:table-cell office:value-type="float" office:value="1971">
            <text:p>1971</text:p>
          </table:table-cell>
          <table:table-cell office:value-type="float" office:value="35.875">
            <text:p>35.88</text:p>
          </table:table-cell>
          <table:table-cell office:value-type="float" office:value="60.875">
            <text:p>60.88</text:p>
          </table:table-cell>
          <table:table-cell office:value-type="float" office:value="6760">
            <text:p>6760</text:p>
          </table:table-cell>
          <table:table-cell office:value-type="float" office:value="49.875">
            <text:p>49.88</text:p>
          </table:table-cell>
          <table:table-cell office:value-type="float" office:value="47.375">
            <text:p>47.38</text:p>
          </table:table-cell>
          <table:table-cell office:value-type="float" office:value="16.984375">
            <text:p>16.98</text:p>
          </table:table-cell>
          <table:table-cell office:value-type="float" office:value="17">
            <text:p>17</text:p>
          </table:table-cell>
          <table:table-cell table:formula="oooc:=[.A25]" office:value-type="float" office:value="20000">
            <text:p>20000</text:p>
          </table:table-cell>
          <table:table-cell table:style-name="ce1" table:formula="oooc:=[.C25] / [.$B25]" office:value-type="float" office:value="1017.9375">
            <text:p>1017.937500</text:p>
          </table:table-cell>
          <table:table-cell table:style-name="ce1" table:formula="oooc:=[.D25] / [.$B25]" office:value-type="float" office:value="684.0625">
            <text:p>684.062500</text:p>
          </table:table-cell>
          <table:table-cell table:style-name="ce1" table:formula="oooc:=[.E25] / [.$B25]" office:value-type="float" office:value="123.1875">
            <text:p>123.187500</text:p>
          </table:table-cell>
          <table:table-cell table:style-name="ce1" table:formula="oooc:=[.F25] / [.$B25]" office:value-type="float" office:value="2.2421875">
            <text:p>2.242188</text:p>
          </table:table-cell>
          <table:table-cell table:style-name="ce1" table:formula="oooc:=[.G25] / [.$B25]" office:value-type="float" office:value="3.8046875">
            <text:p>3.804688</text:p>
          </table:table-cell>
          <table:table-cell table:style-name="ce1" table:formula="oooc:=[.H25] / [.$B25]" office:value-type="float" office:value="422.5">
            <text:p>422.500000</text:p>
          </table:table-cell>
          <table:table-cell table:style-name="ce1" table:formula="oooc:=[.I25] / [.$B25]" office:value-type="float" office:value="3.1171875">
            <text:p>3.117188</text:p>
          </table:table-cell>
          <table:table-cell table:style-name="ce1" table:formula="oooc:=[.J25] / [.$B25]" office:value-type="float" office:value="2.9609375">
            <text:p>2.960938</text:p>
          </table:table-cell>
          <table:table-cell table:style-name="ce1" table:formula="oooc:=[.K25] / [.$B25]" office:value-type="float" office:value="1.0615234375">
            <text:p>1.061523</text:p>
          </table:table-cell>
          <table:table-cell table:style-name="ce1" table:formula="oooc:=[.L25] / [.$B25]" office:value-type="float" office:value="1.0625">
            <text:p>1.062500</text:p>
          </table:table-cell>
          <table:table-cell/>
          <table:table-cell table:formula="oooc:=[.V25]/[.Q25]" office:value-type="float" office:value="0.473432055749129">
            <text:p>0.47</text:p>
          </table:table-cell>
          <table:table-cell table:formula="oooc:=[.Q25]/[.V25]" office:value-type="float" office:value="2.11223551057958">
            <text:p>2.1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883">
            <text:p>16883</text:p>
          </table:table-cell>
          <table:table-cell office:value-type="float" office:value="11374">
            <text:p>11374</text:p>
          </table:table-cell>
          <table:table-cell office:value-type="float" office:value="2459">
            <text:p>2459</text:p>
          </table:table-cell>
          <table:table-cell office:value-type="float" office:value="19.265625">
            <text:p>19.27</text:p>
          </table:table-cell>
          <table:table-cell office:value-type="float" office:value="32">
            <text:p>32</text:p>
          </table:table-cell>
          <table:table-cell office:value-type="float" office:value="6822">
            <text:p>6822</text:p>
          </table:table-cell>
          <table:table-cell office:value-type="float" office:value="26.59375">
            <text:p>26.59</text:p>
          </table:table-cell>
          <table:table-cell office:value-type="float" office:value="25.4375">
            <text:p>25.44</text:p>
          </table:table-cell>
          <table:table-cell office:value-type="float" office:value="8.734375">
            <text:p>8.73</text:p>
          </table:table-cell>
          <table:table-cell office:value-type="float" office:value="8.75">
            <text:p>8.75</text:p>
          </table:table-cell>
          <table:table-cell table:formula="oooc:=[.A26]" office:value-type="float" office:value="40000">
            <text:p>40000</text:p>
          </table:table-cell>
          <table:table-cell table:style-name="ce1" table:formula="oooc:=[.C26] / [.$B26]" office:value-type="float" office:value="4220.75">
            <text:p>4220.750000</text:p>
          </table:table-cell>
          <table:table-cell table:style-name="ce1" table:formula="oooc:=[.D26] / [.$B26]" office:value-type="float" office:value="2843.5">
            <text:p>2843.500000</text:p>
          </table:table-cell>
          <table:table-cell table:style-name="ce1" table:formula="oooc:=[.E26] / [.$B26]" office:value-type="float" office:value="614.75">
            <text:p>614.750000</text:p>
          </table:table-cell>
          <table:table-cell table:style-name="ce1" table:formula="oooc:=[.F26] / [.$B26]" office:value-type="float" office:value="4.81640625">
            <text:p>4.816406</text:p>
          </table:table-cell>
          <table:table-cell table:style-name="ce1" table:formula="oooc:=[.G26] / [.$B26]" office:value-type="float" office:value="8">
            <text:p>8.000000</text:p>
          </table:table-cell>
          <table:table-cell table:style-name="ce1" table:formula="oooc:=[.H26] / [.$B26]" office:value-type="float" office:value="1705.5">
            <text:p>1705.500000</text:p>
          </table:table-cell>
          <table:table-cell table:style-name="ce1" table:formula="oooc:=[.I26] / [.$B26]" office:value-type="float" office:value="6.6484375">
            <text:p>6.648438</text:p>
          </table:table-cell>
          <table:table-cell table:style-name="ce1" table:formula="oooc:=[.J26] / [.$B26]" office:value-type="float" office:value="6.359375">
            <text:p>6.359375</text:p>
          </table:table-cell>
          <table:table-cell table:style-name="ce1" table:formula="oooc:=[.K26] / [.$B26]" office:value-type="float" office:value="2.18359375">
            <text:p>2.183594</text:p>
          </table:table-cell>
          <table:table-cell table:style-name="ce1" table:formula="oooc:=[.L26] / [.$B26]" office:value-type="float" office:value="2.1875">
            <text:p>2.187500</text:p>
          </table:table-cell>
          <table:table-cell/>
          <table:table-cell table:formula="oooc:=[.V26]/[.Q26]" office:value-type="float" office:value="0.453365774533658">
            <text:p>0.45</text:p>
          </table:table-cell>
          <table:table-cell table:formula="oooc:=[.Q26]/[.V26]" office:value-type="float" office:value="2.20572450805009">
            <text:p>2.21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5843">
            <text:p>25843</text:p>
          </table:table-cell>
          <table:table-cell office:value-type="float" office:value="17494">
            <text:p>17494</text:p>
          </table:table-cell>
          <table:table-cell office:value-type="float" office:value="4326">
            <text:p>4326</text:p>
          </table:table-cell>
          <table:table-cell office:value-type="float" office:value="17.40625">
            <text:p>17.41</text:p>
          </table:table-cell>
          <table:table-cell office:value-type="float" office:value="29.40625">
            <text:p>29.41</text:p>
          </table:table-cell>
          <table:table-cell office:value-type="float" office:value="10467">
            <text:p>10467</text:p>
          </table:table-cell>
          <table:table-cell office:value-type="float" office:value="24.5">
            <text:p>24.5</text:p>
          </table:table-cell>
          <table:table-cell office:value-type="float" office:value="23.46875">
            <text:p>23.47</text:p>
          </table:table-cell>
          <table:table-cell office:value-type="float" office:value="7.90625">
            <text:p>7.91</text:p>
          </table:table-cell>
          <table:table-cell office:value-type="float" office:value="7.921875">
            <text:p>7.92</text:p>
          </table:table-cell>
          <table:table-cell table:formula="oooc:=[.A27]" office:value-type="float" office:value="70000">
            <text:p>70000</text:p>
          </table:table-cell>
          <table:table-cell table:style-name="ce1" table:formula="oooc:=[.C27] / [.$B27]" office:value-type="float" office:value="12921.5">
            <text:p>12921.500000</text:p>
          </table:table-cell>
          <table:table-cell table:style-name="ce1" table:formula="oooc:=[.D27] / [.$B27]" office:value-type="float" office:value="8747">
            <text:p>8747.000000</text:p>
          </table:table-cell>
          <table:table-cell table:style-name="ce1" table:formula="oooc:=[.E27] / [.$B27]" office:value-type="float" office:value="2163">
            <text:p>2163.000000</text:p>
          </table:table-cell>
          <table:table-cell table:style-name="ce1" table:formula="oooc:=[.F27] / [.$B27]" office:value-type="float" office:value="8.703125">
            <text:p>8.703125</text:p>
          </table:table-cell>
          <table:table-cell table:style-name="ce1" table:formula="oooc:=[.G27] / [.$B27]" office:value-type="float" office:value="14.703125">
            <text:p>14.703125</text:p>
          </table:table-cell>
          <table:table-cell table:style-name="ce1" table:formula="oooc:=[.H27] / [.$B27]" office:value-type="float" office:value="5233.5">
            <text:p>5233.500000</text:p>
          </table:table-cell>
          <table:table-cell table:style-name="ce1" table:formula="oooc:=[.I27] / [.$B27]" office:value-type="float" office:value="12.25">
            <text:p>12.250000</text:p>
          </table:table-cell>
          <table:table-cell table:style-name="ce1" table:formula="oooc:=[.J27] / [.$B27]" office:value-type="float" office:value="11.734375">
            <text:p>11.734375</text:p>
          </table:table-cell>
          <table:table-cell table:style-name="ce1" table:formula="oooc:=[.K27] / [.$B27]" office:value-type="float" office:value="3.953125">
            <text:p>3.953125</text:p>
          </table:table-cell>
          <table:table-cell table:style-name="ce1" table:formula="oooc:=[.L27] / [.$B27]" office:value-type="float" office:value="3.9609375">
            <text:p>3.960938</text:p>
          </table:table-cell>
          <table:table-cell/>
          <table:table-cell table:formula="oooc:=[.V27]/[.Q27]" office:value-type="float" office:value="0.454219030520646">
            <text:p>0.45</text:p>
          </table:table-cell>
          <table:table-cell table:formula="oooc:=[.Q27]/[.V27]" office:value-type="float" office:value="2.20158102766798">
            <text:p>2.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6384">
            <text:p>26384</text:p>
          </table:table-cell>
          <table:table-cell office:value-type="float" office:value="17901">
            <text:p>17901</text:p>
          </table:table-cell>
          <table:table-cell office:value-type="float" office:value="4630">
            <text:p>4630</text:p>
          </table:table-cell>
          <table:table-cell office:value-type="float" office:value="12.71875">
            <text:p>12.72</text:p>
          </table:table-cell>
          <table:table-cell office:value-type="float" office:value="22.109375">
            <text:p>22.11</text:p>
          </table:table-cell>
          <table:table-cell office:value-type="float" office:value="10753">
            <text:p>10753</text:p>
          </table:table-cell>
          <table:table-cell office:value-type="float" office:value="18.109375">
            <text:p>18.11</text:p>
          </table:table-cell>
          <table:table-cell office:value-type="float" office:value="17.390625">
            <text:p>17.39</text:p>
          </table:table-cell>
          <table:table-cell table:number-columns-repeated="2" office:value-type="float" office:value="6.25">
            <text:p>6.25</text:p>
          </table:table-cell>
          <table:table-cell table:formula="oooc:=[.A28]" office:value-type="float" office:value="100000">
            <text:p>100000</text:p>
          </table:table-cell>
          <table:table-cell table:style-name="ce1" table:formula="oooc:=[.C28] / [.$B28]" office:value-type="float" office:value="26384">
            <text:p>26384.000000</text:p>
          </table:table-cell>
          <table:table-cell table:style-name="ce1" table:formula="oooc:=[.D28] / [.$B28]" office:value-type="float" office:value="17901">
            <text:p>17901.000000</text:p>
          </table:table-cell>
          <table:table-cell table:style-name="ce1" table:formula="oooc:=[.E28] / [.$B28]" office:value-type="float" office:value="4630">
            <text:p>4630.000000</text:p>
          </table:table-cell>
          <table:table-cell table:style-name="ce1" table:formula="oooc:=[.F28] / [.$B28]" office:value-type="float" office:value="12.71875">
            <text:p>12.718750</text:p>
          </table:table-cell>
          <table:table-cell table:style-name="ce1" table:formula="oooc:=[.G28] / [.$B28]" office:value-type="float" office:value="22.109375">
            <text:p>22.109375</text:p>
          </table:table-cell>
          <table:table-cell table:style-name="ce1" table:formula="oooc:=[.H28] / [.$B28]" office:value-type="float" office:value="10753">
            <text:p>10753.000000</text:p>
          </table:table-cell>
          <table:table-cell table:style-name="ce1" table:formula="oooc:=[.I28] / [.$B28]" office:value-type="float" office:value="18.109375">
            <text:p>18.109375</text:p>
          </table:table-cell>
          <table:table-cell table:style-name="ce1" table:formula="oooc:=[.J28] / [.$B28]" office:value-type="float" office:value="17.390625">
            <text:p>17.390625</text:p>
          </table:table-cell>
          <table:table-cell table:style-name="ce1" table:formula="oooc:=[.K28] / [.$B28]" office:value-type="float" office:value="6.25">
            <text:p>6.250000</text:p>
          </table:table-cell>
          <table:table-cell table:style-name="ce1" table:formula="oooc:=[.L28] / [.$B28]" office:value-type="float" office:value="6.25">
            <text:p>6.250000</text:p>
          </table:table-cell>
          <table:table-cell/>
          <table:table-cell table:formula="oooc:=[.V28]/[.Q28]" office:value-type="float" office:value="0.491400491400491">
            <text:p>0.49</text:p>
          </table:table-cell>
          <table:table-cell table:formula="oooc:=[.Q28]/[.V28]" office:value-type="float" office:value="2.035">
            <text:p>2.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11782">
            <text:p>111782</text:p>
          </table:table-cell>
          <table:table-cell office:value-type="float" office:value="71921">
            <text:p>71921</text:p>
          </table:table-cell>
          <table:table-cell office:value-type="float" office:value="19383">
            <text:p>19383</text:p>
          </table:table-cell>
          <table:table-cell office:value-type="float" office:value="27.03125">
            <text:p>27.03</text:p>
          </table:table-cell>
          <table:table-cell office:value-type="float" office:value="47.4375">
            <text:p>47.44</text:p>
          </table:table-cell>
          <table:table-cell office:value-type="float" office:value="42826">
            <text:p>42826</text:p>
          </table:table-cell>
          <table:table-cell office:value-type="float" office:value="38.15625">
            <text:p>38.16</text:p>
          </table:table-cell>
          <table:table-cell office:value-type="float" office:value="36.6875">
            <text:p>36.69</text:p>
          </table:table-cell>
          <table:table-cell office:value-type="float" office:value="15.734375">
            <text:p>15.73</text:p>
          </table:table-cell>
          <table:table-cell office:value-type="float" office:value="15.75">
            <text:p>15.75</text:p>
          </table:table-cell>
          <table:table-cell table:formula="oooc:=[.A29]" office:value-type="float" office:value="200000">
            <text:p>200000</text:p>
          </table:table-cell>
          <table:table-cell table:style-name="ce1" table:formula="oooc:=[.C29] / [.$B29]" office:value-type="float" office:value="111782">
            <text:p>111782.000000</text:p>
          </table:table-cell>
          <table:table-cell table:style-name="ce1" table:formula="oooc:=[.D29] / [.$B29]" office:value-type="float" office:value="71921">
            <text:p>71921.000000</text:p>
          </table:table-cell>
          <table:table-cell table:style-name="ce1" table:formula="oooc:=[.E29] / [.$B29]" office:value-type="float" office:value="19383">
            <text:p>19383.000000</text:p>
          </table:table-cell>
          <table:table-cell table:style-name="ce1" table:formula="oooc:=[.F29] / [.$B29]" office:value-type="float" office:value="27.03125">
            <text:p>27.031250</text:p>
          </table:table-cell>
          <table:table-cell table:style-name="ce1" table:formula="oooc:=[.G29] / [.$B29]" office:value-type="float" office:value="47.4375">
            <text:p>47.437500</text:p>
          </table:table-cell>
          <table:table-cell table:style-name="ce1" table:formula="oooc:=[.H29] / [.$B29]" office:value-type="float" office:value="42826">
            <text:p>42826.000000</text:p>
          </table:table-cell>
          <table:table-cell table:style-name="ce1" table:formula="oooc:=[.I29] / [.$B29]" office:value-type="float" office:value="38.15625">
            <text:p>38.156250</text:p>
          </table:table-cell>
          <table:table-cell table:style-name="ce1" table:formula="oooc:=[.J29] / [.$B29]" office:value-type="float" office:value="36.6875">
            <text:p>36.687500</text:p>
          </table:table-cell>
          <table:table-cell table:style-name="ce1" table:formula="oooc:=[.K29] / [.$B29]" office:value-type="float" office:value="15.734375">
            <text:p>15.734375</text:p>
          </table:table-cell>
          <table:table-cell table:style-name="ce1" table:formula="oooc:=[.L29] / [.$B29]" office:value-type="float" office:value="15.75">
            <text:p>15.750000</text:p>
          </table:table-cell>
          <table:table-cell/>
          <table:table-cell table:formula="oooc:=[.V29]/[.Q29]" office:value-type="float" office:value="0.582080924855491">
            <text:p>0.58</text:p>
          </table:table-cell>
          <table:table-cell table:formula="oooc:=[.Q29]/[.V29]" office:value-type="float" office:value="1.71797418073486">
            <text:p>1.72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743">
            <text:p>90743</text:p>
          </table:table-cell>
          <table:table-cell office:value-type="float" office:value="56.75">
            <text:p>56.75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81.5625">
            <text:p>81.56</text:p>
          </table:table-cell>
          <table:table-cell office:value-type="float" office:value="78.25">
            <text:p>78.25</text:p>
          </table:table-cell>
          <table:table-cell office:value-type="float" office:value="38.46875">
            <text:p>38.47</text:p>
          </table:table-cell>
          <table:table-cell office:value-type="float" office:value="41.84375">
            <text:p>41.84</text:p>
          </table:table-cell>
          <table:table-cell table:formula="oooc:=[.A30]" office:value-type="float" office:value="400000">
            <text:p>400000</text:p>
          </table:table-cell>
          <table:table-cell table:style-name="ce1" table:formula="oooc:=[.C30] / [.$B30]" office:value-type="float" office:value="0">
            <text:p>0.000000</text:p>
          </table:table-cell>
          <table:table-cell table:style-name="ce1" table:formula="oooc:=[.D30] / [.$B30]" office:value-type="float" office:value="0">
            <text:p>0.000000</text:p>
          </table:table-cell>
          <table:table-cell table:style-name="ce1" table:formula="oooc:=[.E30] / [.$B30]" office:value-type="float" office:value="90743">
            <text:p>90743.000000</text:p>
          </table:table-cell>
          <table:table-cell table:style-name="ce1" table:formula="oooc:=[.F30] / [.$B30]" office:value-type="float" office:value="56.75">
            <text:p>56.750000</text:p>
          </table:table-cell>
          <table:table-cell table:style-name="ce1" table:formula="oooc:=[.G30] / [.$B30]" office:value-type="float" office:value="103.625">
            <text:p>103.625000</text:p>
          </table:table-cell>
          <table:table-cell table:style-name="ce1" table:formula="oooc:=[.H30] / [.$B30]" office:value-type="float" office:value="0">
            <text:p>0.000000</text:p>
          </table:table-cell>
          <table:table-cell table:style-name="ce1" table:formula="oooc:=[.I30] / [.$B30]" office:value-type="float" office:value="81.5625">
            <text:p>81.562500</text:p>
          </table:table-cell>
          <table:table-cell table:style-name="ce1" table:formula="oooc:=[.J30] / [.$B30]" office:value-type="float" office:value="78.25">
            <text:p>78.250000</text:p>
          </table:table-cell>
          <table:table-cell table:style-name="ce1" table:formula="oooc:=[.K30] / [.$B30]" office:value-type="float" office:value="38.46875">
            <text:p>38.468750</text:p>
          </table:table-cell>
          <table:table-cell table:style-name="ce1" table:formula="oooc:=[.L30] / [.$B30]" office:value-type="float" office:value="41.84375">
            <text:p>41.843750</text:p>
          </table:table-cell>
          <table:table-cell/>
          <table:table-cell table:formula="oooc:=[.V30]/[.Q30]" office:value-type="float" office:value="0.677863436123348">
            <text:p>0.68</text:p>
          </table:table-cell>
          <table:table-cell table:formula="oooc:=[.Q30]/[.V30]" office:value-type="float" office:value="1.47522339561332">
            <text:p>1.4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3.625">
            <text:p>103.63</text:p>
          </table:table-cell>
          <table:table-cell office:value-type="float" office:value="196">
            <text:p>196</text:p>
          </table:table-cell>
          <table:table-cell/>
          <table:table-cell office:value-type="float" office:value="148.125">
            <text:p>148.13</text:p>
          </table:table-cell>
          <table:table-cell office:value-type="float" office:value="145.5">
            <text:p>145.5</text:p>
          </table:table-cell>
          <table:table-cell office:value-type="float" office:value="79.4375">
            <text:p>79.44</text:p>
          </table:table-cell>
          <table:table-cell office:value-type="float" office:value="73.75">
            <text:p>73.75</text:p>
          </table:table-cell>
          <table:table-cell table:formula="oooc:=[.A31]" office:value-type="float" office:value="700000">
            <text:p>700000</text:p>
          </table:table-cell>
          <table:table-cell table:style-name="ce1" table:formula="oooc:=[.C31] / [.$B31]" office:value-type="float" office:value="0">
            <text:p>0.000000</text:p>
          </table:table-cell>
          <table:table-cell table:style-name="ce1" table:formula="oooc:=[.D31] / [.$B31]" office:value-type="float" office:value="0">
            <text:p>0.000000</text:p>
          </table:table-cell>
          <table:table-cell table:style-name="ce1" table:formula="oooc:=[.E31] / [.$B31]" office:value-type="float" office:value="0">
            <text:p>0.000000</text:p>
          </table:table-cell>
          <table:table-cell table:style-name="ce1" table:formula="oooc:=[.F31] / [.$B31]" office:value-type="float" office:value="103.625">
            <text:p>103.625000</text:p>
          </table:table-cell>
          <table:table-cell table:style-name="ce1" table:formula="oooc:=[.G31] / [.$B31]" office:value-type="float" office:value="196">
            <text:p>196.000000</text:p>
          </table:table-cell>
          <table:table-cell table:style-name="ce1" table:formula="oooc:=[.H31] / [.$B31]" office:value-type="float" office:value="0">
            <text:p>0.000000</text:p>
          </table:table-cell>
          <table:table-cell table:style-name="ce1" table:formula="oooc:=[.I31] / [.$B31]" office:value-type="float" office:value="148.125">
            <text:p>148.125000</text:p>
          </table:table-cell>
          <table:table-cell table:style-name="ce1" table:formula="oooc:=[.J31] / [.$B31]" office:value-type="float" office:value="145.5">
            <text:p>145.500000</text:p>
          </table:table-cell>
          <table:table-cell table:style-name="ce1" table:formula="oooc:=[.K31] / [.$B31]" office:value-type="float" office:value="79.4375">
            <text:p>79.437500</text:p>
          </table:table-cell>
          <table:table-cell table:style-name="ce1" table:formula="oooc:=[.L31] / [.$B31]" office:value-type="float" office:value="73.75">
            <text:p>73.750000</text:p>
          </table:table-cell>
          <table:table-cell/>
          <table:table-cell table:formula="oooc:=[.V31]/[.Q31]" office:value-type="float" office:value="0.766586248492159">
            <text:p>0.77</text:p>
          </table:table-cell>
          <table:table-cell table:formula="oooc:=[.Q31]/[.V31]" office:value-type="float" office:value="1.3044846577498">
            <text:p>1.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295.5">
            <text:p>295.5</text:p>
          </table:table-cell>
          <table:table-cell/>
          <table:table-cell office:value-type="float" office:value="217.75">
            <text:p>217.75</text:p>
          </table:table-cell>
          <table:table-cell office:value-type="float" office:value="212">
            <text:p>212</text:p>
          </table:table-cell>
          <table:table-cell office:value-type="float" office:value="125.625">
            <text:p>125.63</text:p>
          </table:table-cell>
          <table:table-cell office:value-type="float" office:value="105.5">
            <text:p>105.5</text:p>
          </table:table-cell>
          <table:table-cell table:formula="oooc:=[.A32]" office:value-type="float" office:value="1000000">
            <text:p>1000000</text:p>
          </table:table-cell>
          <table:table-cell table:style-name="ce1" table:formula="oooc:=[.C32] / [.$B32]" office:value-type="float" office:value="0">
            <text:p>0.000000</text:p>
          </table:table-cell>
          <table:table-cell table:style-name="ce1" table:formula="oooc:=[.D32] / [.$B32]" office:value-type="float" office:value="0">
            <text:p>0.000000</text:p>
          </table:table-cell>
          <table:table-cell table:style-name="ce1" table:formula="oooc:=[.E32] / [.$B32]" office:value-type="float" office:value="0">
            <text:p>0.000000</text:p>
          </table:table-cell>
          <table:table-cell table:style-name="ce1" table:formula="oooc:=[.F32] / [.$B32]" office:value-type="float" office:value="152">
            <text:p>152.000000</text:p>
          </table:table-cell>
          <table:table-cell table:style-name="ce1" table:formula="oooc:=[.G32] / [.$B32]" office:value-type="float" office:value="295.5">
            <text:p>295.500000</text:p>
          </table:table-cell>
          <table:table-cell table:style-name="ce1" table:formula="oooc:=[.H32] / [.$B32]" office:value-type="float" office:value="0">
            <text:p>0.000000</text:p>
          </table:table-cell>
          <table:table-cell table:style-name="ce1" table:formula="oooc:=[.I32] / [.$B32]" office:value-type="float" office:value="217.75">
            <text:p>217.750000</text:p>
          </table:table-cell>
          <table:table-cell table:style-name="ce1" table:formula="oooc:=[.J32] / [.$B32]" office:value-type="float" office:value="212">
            <text:p>212.000000</text:p>
          </table:table-cell>
          <table:table-cell table:style-name="ce1" table:formula="oooc:=[.K32] / [.$B32]" office:value-type="float" office:value="125.625">
            <text:p>125.625000</text:p>
          </table:table-cell>
          <table:table-cell table:style-name="ce1" table:formula="oooc:=[.L32] / [.$B32]" office:value-type="float" office:value="105.5">
            <text:p>105.500000</text:p>
          </table:table-cell>
          <table:table-cell/>
          <table:table-cell table:formula="oooc:=[.V32]/[.Q32]" office:value-type="float" office:value="0.826480263157895">
            <text:p>0.83</text:p>
          </table:table-cell>
          <table:table-cell table:formula="oooc:=[.Q32]/[.V32]" office:value-type="float" office:value="1.20995024875622">
            <text:p>1.21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9.75">
            <text:p>319.75</text:p>
          </table:table-cell>
          <table:table-cell office:value-type="float" office:value="627">
            <text:p>627</text:p>
          </table:table-cell>
          <table:table-cell/>
          <table:table-cell office:value-type="float" office:value="459.5">
            <text:p>459.5</text:p>
          </table:table-cell>
          <table:table-cell office:value-type="float" office:value="442.5">
            <text:p>442.5</text:p>
          </table:table-cell>
          <table:table-cell office:value-type="float" office:value="309.5">
            <text:p>309.5</text:p>
          </table:table-cell>
          <table:table-cell office:value-type="float" office:value="212.5">
            <text:p>212.5</text:p>
          </table:table-cell>
          <table:table-cell table:formula="oooc:=[.A33]" office:value-type="float" office:value="2000000">
            <text:p>2000000</text:p>
          </table:table-cell>
          <table:table-cell table:style-name="ce1" table:formula="oooc:=[.C33] / [.$B33]" office:value-type="float" office:value="0">
            <text:p>0.000000</text:p>
          </table:table-cell>
          <table:table-cell table:style-name="ce1" table:formula="oooc:=[.D33] / [.$B33]" office:value-type="float" office:value="0">
            <text:p>0.000000</text:p>
          </table:table-cell>
          <table:table-cell table:style-name="ce1" table:formula="oooc:=[.E33] / [.$B33]" office:value-type="float" office:value="0">
            <text:p>0.000000</text:p>
          </table:table-cell>
          <table:table-cell table:style-name="ce1" table:formula="oooc:=[.F33] / [.$B33]" office:value-type="float" office:value="319.75">
            <text:p>319.750000</text:p>
          </table:table-cell>
          <table:table-cell table:style-name="ce1" table:formula="oooc:=[.G33] / [.$B33]" office:value-type="float" office:value="627">
            <text:p>627.000000</text:p>
          </table:table-cell>
          <table:table-cell table:style-name="ce1" table:formula="oooc:=[.H33] / [.$B33]" office:value-type="float" office:value="0">
            <text:p>0.000000</text:p>
          </table:table-cell>
          <table:table-cell table:style-name="ce1" table:formula="oooc:=[.I33] / [.$B33]" office:value-type="float" office:value="459.5">
            <text:p>459.500000</text:p>
          </table:table-cell>
          <table:table-cell table:style-name="ce1" table:formula="oooc:=[.J33] / [.$B33]" office:value-type="float" office:value="442.5">
            <text:p>442.500000</text:p>
          </table:table-cell>
          <table:table-cell table:style-name="ce1" table:formula="oooc:=[.K33] / [.$B33]" office:value-type="float" office:value="309.5">
            <text:p>309.500000</text:p>
          </table:table-cell>
          <table:table-cell table:style-name="ce1" table:formula="oooc:=[.L33] / [.$B33]" office:value-type="float" office:value="212.5">
            <text:p>212.500000</text:p>
          </table:table-cell>
          <table:table-cell/>
          <table:table-cell table:formula="oooc:=[.V33]/[.Q33]" office:value-type="float" office:value="0.967943706020328">
            <text:p>0.97</text:p>
          </table:table-cell>
          <table:table-cell table:formula="oooc:=[.Q33]/[.V33]" office:value-type="float" office:value="1.03311793214863">
            <text:p>1.03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/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721">
            <text:p>721</text:p>
          </table:table-cell>
          <table:table-cell office:value-type="float" office:value="430">
            <text:p>430</text:p>
          </table:table-cell>
          <table:table-cell table:formula="oooc:=[.A34]" office:value-type="float" office:value="4000000">
            <text:p>4000000</text:p>
          </table:table-cell>
          <table:table-cell table:style-name="ce1" table:formula="oooc:=[.C34] / [.$B34]" office:value-type="float" office:value="0">
            <text:p>0.000000</text:p>
          </table:table-cell>
          <table:table-cell table:style-name="ce1" table:formula="oooc:=[.D34] / [.$B34]" office:value-type="float" office:value="0">
            <text:p>0.000000</text:p>
          </table:table-cell>
          <table:table-cell table:style-name="ce1" table:formula="oooc:=[.E34] / [.$B34]" office:value-type="float" office:value="0">
            <text:p>0.000000</text:p>
          </table:table-cell>
          <table:table-cell table:style-name="ce1" table:formula="oooc:=[.F34] / [.$B34]" office:value-type="float" office:value="671">
            <text:p>671.000000</text:p>
          </table:table-cell>
          <table:table-cell table:style-name="ce1" table:formula="oooc:=[.G34] / [.$B34]" office:value-type="float" office:value="1362">
            <text:p>1362.000000</text:p>
          </table:table-cell>
          <table:table-cell table:style-name="ce1" table:formula="oooc:=[.H34] / [.$B34]" office:value-type="float" office:value="0">
            <text:p>0.000000</text:p>
          </table:table-cell>
          <table:table-cell table:style-name="ce1" table:formula="oooc:=[.I34] / [.$B34]" office:value-type="float" office:value="963">
            <text:p>963.000000</text:p>
          </table:table-cell>
          <table:table-cell table:style-name="ce1" table:formula="oooc:=[.J34] / [.$B34]" office:value-type="float" office:value="952">
            <text:p>952.000000</text:p>
          </table:table-cell>
          <table:table-cell table:style-name="ce1" table:formula="oooc:=[.K34] / [.$B34]" office:value-type="float" office:value="721">
            <text:p>721.000000</text:p>
          </table:table-cell>
          <table:table-cell table:style-name="ce1" table:formula="oooc:=[.L34] / [.$B34]" office:value-type="float" office:value="430">
            <text:p>430.000000</text:p>
          </table:table-cell>
          <table:table-cell/>
          <table:table-cell table:formula="oooc:=[.V34]/[.Q34]" office:value-type="float" office:value="1.07451564828614">
            <text:p>1.07</text:p>
          </table:table-cell>
          <table:table-cell table:formula="oooc:=[.Q34]/[.V34]" office:value-type="float" office:value="0.930651872399445">
            <text:p>0.93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10">
            <text:p>1210</text:p>
          </table:table-cell>
          <table:table-cell office:value-type="float" office:value="2541">
            <text:p>254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47">
            <text:p>1747</text:p>
          </table:table-cell>
          <table:table-cell office:value-type="float" office:value="1406">
            <text:p>1406</text:p>
          </table:table-cell>
          <table:table-cell office:value-type="float" office:value="755.5">
            <text:p>755.5</text:p>
          </table:table-cell>
          <table:table-cell table:formula="oooc:=[.A35]" office:value-type="float" office:value="7000000">
            <text:p>7000000</text:p>
          </table:table-cell>
          <table:table-cell table:style-name="ce1" table:formula="oooc:=[.C35] / [.$B35]" office:value-type="float" office:value="0">
            <text:p>0.000000</text:p>
          </table:table-cell>
          <table:table-cell table:style-name="ce1" table:formula="oooc:=[.D35] / [.$B35]" office:value-type="float" office:value="0">
            <text:p>0.000000</text:p>
          </table:table-cell>
          <table:table-cell table:style-name="ce1" table:formula="oooc:=[.E35] / [.$B35]" office:value-type="float" office:value="0">
            <text:p>0.000000</text:p>
          </table:table-cell>
          <table:table-cell table:style-name="ce1" table:formula="oooc:=[.F35] / [.$B35]" office:value-type="float" office:value="1210">
            <text:p>1210.000000</text:p>
          </table:table-cell>
          <table:table-cell table:style-name="ce1" table:formula="oooc:=[.G35] / [.$B35]" office:value-type="float" office:value="2541">
            <text:p>2541.000000</text:p>
          </table:table-cell>
          <table:table-cell table:style-name="ce1" table:formula="oooc:=[.H35] / [.$B35]" office:value-type="float" office:value="0">
            <text:p>0.000000</text:p>
          </table:table-cell>
          <table:table-cell table:style-name="ce1" table:formula="oooc:=[.I35] / [.$B35]" office:value-type="float" office:value="1743">
            <text:p>1743.000000</text:p>
          </table:table-cell>
          <table:table-cell table:style-name="ce1" table:formula="oooc:=[.J35] / [.$B35]" office:value-type="float" office:value="1747">
            <text:p>1747.000000</text:p>
          </table:table-cell>
          <table:table-cell table:style-name="ce1" table:formula="oooc:=[.K35] / [.$B35]" office:value-type="float" office:value="1406">
            <text:p>1406.000000</text:p>
          </table:table-cell>
          <table:table-cell table:style-name="ce1" table:formula="oooc:=[.L35] / [.$B35]" office:value-type="float" office:value="755.5">
            <text:p>755.500000</text:p>
          </table:table-cell>
          <table:table-cell/>
          <table:table-cell table:formula="oooc:=[.V35]/[.Q35]" office:value-type="float" office:value="1.16198347107438">
            <text:p>1.16</text:p>
          </table:table-cell>
          <table:table-cell table:formula="oooc:=[.Q35]/[.V35]" office:value-type="float" office:value="0.860597439544808">
            <text:p>0.86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761">
            <text:p>1761</text:p>
          </table:table-cell>
          <table:table-cell office:value-type="float" office:value="3733">
            <text:p>3733</text:p>
          </table:table-cell>
          <table:table-cell/>
          <table:table-cell office:value-type="float" office:value="2561">
            <text:p>2561</text:p>
          </table:table-cell>
          <table:table-cell office:value-type="float" office:value="2497">
            <text:p>2497</text:p>
          </table:table-cell>
          <table:table-cell office:value-type="float" office:value="2153">
            <text:p>2153</text:p>
          </table:table-cell>
          <table:table-cell office:value-type="float" office:value="1104">
            <text:p>1104</text:p>
          </table:table-cell>
          <table:table-cell table:formula="oooc:=[.A36]" office:value-type="float" office:value="10000000">
            <text:p>10000000</text:p>
          </table:table-cell>
          <table:table-cell table:style-name="ce1" table:formula="oooc:=[.C36] / [.$B36]" office:value-type="float" office:value="0">
            <text:p>0.000000</text:p>
          </table:table-cell>
          <table:table-cell table:style-name="ce1" table:formula="oooc:=[.D36] / [.$B36]" office:value-type="float" office:value="0">
            <text:p>0.000000</text:p>
          </table:table-cell>
          <table:table-cell table:style-name="ce1" table:formula="oooc:=[.E36] / [.$B36]" office:value-type="float" office:value="0">
            <text:p>0.000000</text:p>
          </table:table-cell>
          <table:table-cell table:style-name="ce1" table:formula="oooc:=[.F36] / [.$B36]" office:value-type="float" office:value="1761">
            <text:p>1761.000000</text:p>
          </table:table-cell>
          <table:table-cell table:style-name="ce1" table:formula="oooc:=[.G36] / [.$B36]" office:value-type="float" office:value="3733">
            <text:p>3733.000000</text:p>
          </table:table-cell>
          <table:table-cell table:style-name="ce1" table:formula="oooc:=[.H36] / [.$B36]" office:value-type="float" office:value="0">
            <text:p>0.000000</text:p>
          </table:table-cell>
          <table:table-cell table:style-name="ce1" table:formula="oooc:=[.I36] / [.$B36]" office:value-type="float" office:value="2561">
            <text:p>2561.000000</text:p>
          </table:table-cell>
          <table:table-cell table:style-name="ce1" table:formula="oooc:=[.J36] / [.$B36]" office:value-type="float" office:value="2497">
            <text:p>2497.000000</text:p>
          </table:table-cell>
          <table:table-cell table:style-name="ce1" table:formula="oooc:=[.K36] / [.$B36]" office:value-type="float" office:value="2153">
            <text:p>2153.000000</text:p>
          </table:table-cell>
          <table:table-cell table:style-name="ce1" table:formula="oooc:=[.L36] / [.$B36]" office:value-type="float" office:value="1104">
            <text:p>1104.000000</text:p>
          </table:table-cell>
          <table:table-cell/>
          <table:table-cell table:formula="oooc:=[.V36]/[.Q36]" office:value-type="float" office:value="1.22260079500284">
            <text:p>1.22</text:p>
          </table:table-cell>
          <table:table-cell table:formula="oooc:=[.Q36]/[.V36]" office:value-type="float" office:value="0.817928471899675">
            <text:p>0.82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7994">
            <text:p>7994</text:p>
          </table:table-cell>
          <table:table-cell/>
          <table:table-cell office:value-type="float" office:value="5361">
            <text:p>5361</text:p>
          </table:table-cell>
          <table:table-cell office:value-type="float" office:value="5246">
            <text:p>5246</text:p>
          </table:table-cell>
          <table:table-cell office:value-type="float" office:value="4925">
            <text:p>4925</text:p>
          </table:table-cell>
          <table:table-cell office:value-type="float" office:value="2278">
            <text:p>2278</text:p>
          </table:table-cell>
          <table:table-cell table:formula="oooc:=[.A37]" office:value-type="float" office:value="20000000">
            <text:p>20000000</text:p>
          </table:table-cell>
          <table:table-cell table:style-name="ce1" table:formula="oooc:=[.C37] / [.$B37]" office:value-type="float" office:value="0">
            <text:p>0.000000</text:p>
          </table:table-cell>
          <table:table-cell table:style-name="ce1" table:formula="oooc:=[.D37] / [.$B37]" office:value-type="float" office:value="0">
            <text:p>0.000000</text:p>
          </table:table-cell>
          <table:table-cell table:style-name="ce1" table:formula="oooc:=[.E37] / [.$B37]" office:value-type="float" office:value="0">
            <text:p>0.000000</text:p>
          </table:table-cell>
          <table:table-cell table:style-name="ce1" table:formula="oooc:=[.F37] / [.$B37]" office:value-type="float" office:value="3687">
            <text:p>3687.000000</text:p>
          </table:table-cell>
          <table:table-cell table:style-name="ce1" table:formula="oooc:=[.G37] / [.$B37]" office:value-type="float" office:value="7994">
            <text:p>7994.000000</text:p>
          </table:table-cell>
          <table:table-cell table:style-name="ce1" table:formula="oooc:=[.H37] / [.$B37]" office:value-type="float" office:value="0">
            <text:p>0.000000</text:p>
          </table:table-cell>
          <table:table-cell table:style-name="ce1" table:formula="oooc:=[.I37] / [.$B37]" office:value-type="float" office:value="5361">
            <text:p>5361.000000</text:p>
          </table:table-cell>
          <table:table-cell table:style-name="ce1" table:formula="oooc:=[.J37] / [.$B37]" office:value-type="float" office:value="5246">
            <text:p>5246.000000</text:p>
          </table:table-cell>
          <table:table-cell table:style-name="ce1" table:formula="oooc:=[.K37] / [.$B37]" office:value-type="float" office:value="4925">
            <text:p>4925.000000</text:p>
          </table:table-cell>
          <table:table-cell table:style-name="ce1" table:formula="oooc:=[.L37] / [.$B37]" office:value-type="float" office:value="2278">
            <text:p>2278.000000</text:p>
          </table:table-cell>
          <table:table-cell/>
          <table:table-cell table:formula="oooc:=[.V37]/[.Q37]" office:value-type="float" office:value="1.3357743422837">
            <text:p>1.34</text:p>
          </table:table-cell>
          <table:table-cell table:formula="oooc:=[.Q37]/[.V37]" office:value-type="float" office:value="0.748629441624365">
            <text:p>0.75</text:p>
          </table:table-cell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758">
            <text:p>7758</text:p>
          </table:table-cell>
          <table:table-cell office:value-type="float" office:value="17107">
            <text:p>17107</text:p>
          </table:table-cell>
          <table:table-cell/>
          <table:table-cell office:value-type="float" office:value="11280">
            <text:p>11280</text:p>
          </table:table-cell>
          <table:table-cell office:value-type="float" office:value="10911">
            <text:p>10911</text:p>
          </table:table-cell>
          <table:table-cell office:value-type="float" office:value="11182">
            <text:p>11182</text:p>
          </table:table-cell>
          <table:table-cell office:value-type="float" office:value="4711">
            <text:p>4711</text:p>
          </table:table-cell>
          <table:table-cell table:formula="oooc:=[.A38]" office:value-type="float" office:value="40000000">
            <text:p>40000000</text:p>
          </table:table-cell>
          <table:table-cell table:style-name="ce1" table:formula="oooc:=[.C38] / [.$B38]" office:value-type="float" office:value="0">
            <text:p>0.000000</text:p>
          </table:table-cell>
          <table:table-cell table:style-name="ce1" table:formula="oooc:=[.D38] / [.$B38]" office:value-type="float" office:value="0">
            <text:p>0.000000</text:p>
          </table:table-cell>
          <table:table-cell table:style-name="ce1" table:formula="oooc:=[.E38] / [.$B38]" office:value-type="float" office:value="0">
            <text:p>0.000000</text:p>
          </table:table-cell>
          <table:table-cell table:style-name="ce1" table:formula="oooc:=[.F38] / [.$B38]" office:value-type="float" office:value="7758">
            <text:p>7758.000000</text:p>
          </table:table-cell>
          <table:table-cell table:style-name="ce1" table:formula="oooc:=[.G38] / [.$B38]" office:value-type="float" office:value="17107">
            <text:p>17107.000000</text:p>
          </table:table-cell>
          <table:table-cell table:style-name="ce1" table:formula="oooc:=[.H38] / [.$B38]" office:value-type="float" office:value="0">
            <text:p>0.000000</text:p>
          </table:table-cell>
          <table:table-cell table:style-name="ce1" table:formula="oooc:=[.I38] / [.$B38]" office:value-type="float" office:value="11280">
            <text:p>11280.000000</text:p>
          </table:table-cell>
          <table:table-cell table:style-name="ce1" table:formula="oooc:=[.J38] / [.$B38]" office:value-type="float" office:value="10911">
            <text:p>10911.000000</text:p>
          </table:table-cell>
          <table:table-cell table:style-name="ce1" table:formula="oooc:=[.K38] / [.$B38]" office:value-type="float" office:value="11182">
            <text:p>11182.000000</text:p>
          </table:table-cell>
          <table:table-cell table:style-name="ce1" table:formula="oooc:=[.L38] / [.$B38]" office:value-type="float" office:value="4711">
            <text:p>4711.000000</text:p>
          </table:table-cell>
          <table:table-cell/>
          <table:table-cell table:formula="oooc:=[.V38]/[.Q38]" office:value-type="float" office:value="1.44135086362465">
            <text:p>1.44</text:p>
          </table:table-cell>
          <table:table-cell table:formula="oooc:=[.Q38]/[.V38]" office:value-type="float" office:value="0.693793596852084">
            <text:p>0.69</text:p>
          </table:table-cell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813">
            <text:p>13813</text:p>
          </table:table-cell>
          <table:table-cell office:value-type="float" office:value="31054">
            <text:p>31054</text:p>
          </table:table-cell>
          <table:table-cell/>
          <table:table-cell office:value-type="float" office:value="20223">
            <text:p>20223</text:p>
          </table:table-cell>
          <table:table-cell office:value-type="float" office:value="20671">
            <text:p>20671</text:p>
          </table:table-cell>
          <table:table-cell office:value-type="float" office:value="21345">
            <text:p>21345</text:p>
          </table:table-cell>
          <table:table-cell office:value-type="float" office:value="9466">
            <text:p>9466</text:p>
          </table:table-cell>
          <table:table-cell table:formula="oooc:=[.A39]" office:value-type="float" office:value="70000000">
            <text:p>70000000</text:p>
          </table:table-cell>
          <table:table-cell table:style-name="ce1" table:formula="oooc:=[.C39] / [.$B39]" office:value-type="float" office:value="0">
            <text:p>0.000000</text:p>
          </table:table-cell>
          <table:table-cell table:style-name="ce1" table:formula="oooc:=[.D39] / [.$B39]" office:value-type="float" office:value="0">
            <text:p>0.000000</text:p>
          </table:table-cell>
          <table:table-cell table:style-name="ce1" table:formula="oooc:=[.E39] / [.$B39]" office:value-type="float" office:value="0">
            <text:p>0.000000</text:p>
          </table:table-cell>
          <table:table-cell table:style-name="ce1" table:formula="oooc:=[.F39] / [.$B39]" office:value-type="float" office:value="13813">
            <text:p>13813.000000</text:p>
          </table:table-cell>
          <table:table-cell table:style-name="ce1" table:formula="oooc:=[.G39] / [.$B39]" office:value-type="float" office:value="31054">
            <text:p>31054.000000</text:p>
          </table:table-cell>
          <table:table-cell table:style-name="ce1" table:formula="oooc:=[.H39] / [.$B39]" office:value-type="float" office:value="0">
            <text:p>0.000000</text:p>
          </table:table-cell>
          <table:table-cell table:style-name="ce1" table:formula="oooc:=[.I39] / [.$B39]" office:value-type="float" office:value="20223">
            <text:p>20223.000000</text:p>
          </table:table-cell>
          <table:table-cell table:style-name="ce1" table:formula="oooc:=[.J39] / [.$B39]" office:value-type="float" office:value="20671">
            <text:p>20671.000000</text:p>
          </table:table-cell>
          <table:table-cell table:style-name="ce1" table:formula="oooc:=[.K39] / [.$B39]" office:value-type="float" office:value="21345">
            <text:p>21345.000000</text:p>
          </table:table-cell>
          <table:table-cell table:style-name="ce1" table:formula="oooc:=[.L39] / [.$B39]" office:value-type="float" office:value="9466">
            <text:p>9466.000000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404">
            <text:p>20404</text:p>
          </table:table-cell>
          <table:table-cell office:value-type="float" office:value="45716">
            <text:p>45716</text:p>
          </table:table-cell>
          <table:table-cell/>
          <table:table-cell office:value-type="float" office:value="39292">
            <text:p>39292</text:p>
          </table:table-cell>
          <table:table-cell office:value-type="float" office:value="29320">
            <text:p>29320</text:p>
          </table:table-cell>
          <table:table-cell office:value-type="float" office:value="34310">
            <text:p>34310</text:p>
          </table:table-cell>
          <table:table-cell office:value-type="float" office:value="17453">
            <text:p>17453</text:p>
          </table:table-cell>
          <table:table-cell table:formula="oooc:=[.A40]" office:value-type="float" office:value="100000000">
            <text:p>100000000</text:p>
          </table:table-cell>
          <table:table-cell table:style-name="ce1" table:formula="oooc:=[.C40] / [.$B40]" office:value-type="float" office:value="0">
            <text:p>0.000000</text:p>
          </table:table-cell>
          <table:table-cell table:style-name="ce1" table:formula="oooc:=[.D40] / [.$B40]" office:value-type="float" office:value="0">
            <text:p>0.000000</text:p>
          </table:table-cell>
          <table:table-cell table:style-name="ce1" table:formula="oooc:=[.E40] / [.$B40]" office:value-type="float" office:value="0">
            <text:p>0.000000</text:p>
          </table:table-cell>
          <table:table-cell table:style-name="ce1" table:formula="oooc:=[.F40] / [.$B40]" office:value-type="float" office:value="20404">
            <text:p>20404.000000</text:p>
          </table:table-cell>
          <table:table-cell table:style-name="ce1" table:formula="oooc:=[.G40] / [.$B40]" office:value-type="float" office:value="45716">
            <text:p>45716.000000</text:p>
          </table:table-cell>
          <table:table-cell table:style-name="ce1" table:formula="oooc:=[.H40] / [.$B40]" office:value-type="float" office:value="0">
            <text:p>0.000000</text:p>
          </table:table-cell>
          <table:table-cell table:style-name="ce1" table:formula="oooc:=[.I40] / [.$B40]" office:value-type="float" office:value="39292">
            <text:p>39292.000000</text:p>
          </table:table-cell>
          <table:table-cell table:style-name="ce1" table:formula="oooc:=[.J40] / [.$B40]" office:value-type="float" office:value="29320">
            <text:p>29320.000000</text:p>
          </table:table-cell>
          <table:table-cell table:style-name="ce1" table:formula="oooc:=[.K40] / [.$B40]" office:value-type="float" office:value="34310">
            <text:p>34310.000000</text:p>
          </table:table-cell>
          <table:table-cell table:style-name="ce1" table:formula="oooc:=[.L40] / [.$B40]" office:value-type="float" office:value="17453">
            <text:p>17453.000000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>
            <draw:frame table:end-cell-address="Sheet1_2.R86" table:end-x="0.083cm" table:end-y="0.444cm" draw:z-index="1" draw:style-name="gr1" svg:width="28.985cm" svg:height="23.288cm" svg:x="0.905cm" svg:y="0.202cm">
              <draw:object draw:notify-on-update-of-ranges="Sheet1_2.N1:Sheet1_2.N1 Sheet1_2.N2:Sheet1_2.N11 Sheet1_2.M2:Sheet1_2.M11 Sheet1_2.O1:Sheet1_2.O1 Sheet1_2.O2:Sheet1_2.O11 Sheet1_2.M2:Sheet1_2.M11 Sheet1_2.P1:Sheet1_2.P1 Sheet1_2.P2:Sheet1_2.P11 Sheet1_2.M2:Sheet1_2.M11 Sheet1_2.Q1:Sheet1_2.Q1 Sheet1_2.Q2:Sheet1_2.Q11 Sheet1_2.M2:Sheet1_2.M11 Sheet1_2.R1:Sheet1_2.R1 Sheet1_2.R2:Sheet1_2.R11 Sheet1_2.M2:Sheet1_2.M11 Sheet1_2.S1:Sheet1_2.S1 Sheet1_2.S2:Sheet1_2.S11 Sheet1_2.M2:Sheet1_2.M11 Sheet1_2.T1:Sheet1_2.T1 Sheet1_2.T2:Sheet1_2.T11 Sheet1_2.M2:Sheet1_2.M11 Sheet1_2.U1:Sheet1_2.U1 Sheet1_2.U2:Sheet1_2.U11 Sheet1_2.M2:Sheet1_2.M11 Sheet1_2.V1:Sheet1_2.V1 Sheet1_2.V2:Sheet1_2.V11 Sheet1_2.M2:Sheet1_2.M11 Sheet1_2.W1:Sheet1_2.W1 Sheet1_2.W2:Sheet1_2.W11 Sheet1_2.M2:Sheet1_2.M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Sheet1_2.R132" table:end-x="0.107cm" table:end-y="0.219cm" draw:z-index="0" draw:style-name="gr1" svg:width="29.034cm" svg:height="23.971cm" svg:x="0.881cm" svg:y="0.348cm">
              <draw:object draw:notify-on-update-of-ranges="Sheet1_2.N1:Sheet1_2.N1 Sheet1_2.N2:Sheet1_2.N41 Sheet1_2.M2:Sheet1_2.M41 Sheet1_2.O1:Sheet1_2.O1 Sheet1_2.O2:Sheet1_2.O41 Sheet1_2.M2:Sheet1_2.M41 Sheet1_2.P1:Sheet1_2.P1 Sheet1_2.P2:Sheet1_2.P41 Sheet1_2.M2:Sheet1_2.M41 Sheet1_2.Q1:Sheet1_2.Q1 Sheet1_2.Q2:Sheet1_2.Q41 Sheet1_2.M2:Sheet1_2.M41 Sheet1_2.R1:Sheet1_2.R1 Sheet1_2.R2:Sheet1_2.R41 Sheet1_2.M2:Sheet1_2.M41 Sheet1_2.S1:Sheet1_2.S1 Sheet1_2.S2:Sheet1_2.S41 Sheet1_2.M2:Sheet1_2.M41 Sheet1_2.T1:Sheet1_2.T1 Sheet1_2.T2:Sheet1_2.T41 Sheet1_2.M2:Sheet1_2.M41 Sheet1_2.U1:Sheet1_2.U1 Sheet1_2.U2:Sheet1_2.U41 Sheet1_2.M2:Sheet1_2.M41 Sheet1_2.V1:Sheet1_2.V1 Sheet1_2.V2:Sheet1_2.V41 Sheet1_2.M2:Sheet1_2.M41 Sheet1_2.W1:Sheet1_2.W1 Sheet1_2.W2:Sheet1_2.W41 Sheet1_2.M2:Sheet1_2.M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</table:table>
      <table:table table:name="Sheet1_3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Repeats</text:p>
          </table:table-cell>
          <table:table-cell office:value-type="string">
            <text:p>Bubble sort</text:p>
          </table:table-cell>
          <table:table-cell office:value-type="string">
            <text:p>Bubble sort improved</text:p>
          </table:table-cell>
          <table:table-cell office:value-type="string">
            <text:p>Insertion sort</text:p>
          </table:table-cell>
          <table:table-cell office:value-type="string">
            <text:p>Arrays.sort</text:p>
          </table:table-cell>
          <table:table-cell office:value-type="string">
            <text:p>Shell sort</text:p>
          </table:table-cell>
          <table:table-cell office:value-type="string">
            <text:p>Selection sort</text:p>
          </table:table-cell>
          <table:table-cell office:value-type="string">
            <text:p>QuickSort</text:p>
          </table:table-cell>
          <table:table-cell office:value-type="string">
            <text:p>QuickSort Hybr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office:value-type="float" office:value="353">
            <text:p>353</text:p>
          </table:table-cell>
          <table:table-cell office:value-type="float" office:value="123">
            <text:p>123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313">
            <text:p>313</text:p>
          </table:table-cell>
          <table:table-cell office:value-type="float" office:value="244">
            <text:p>244</text:p>
          </table:table-cell>
          <table:table-cell office:value-type="float" office:value="465">
            <text:p>465</text:p>
          </table:table-cell>
          <table:table-cell office:value-type="float" office:value="319">
            <text:p>319</text:p>
          </table:table-cell>
          <table:table-cell office:value-type="float" office:value="355">
            <text:p>355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261">
            <text:p>261</text:p>
          </table:table-cell>
          <table:table-cell office:value-type="float" office:value="183">
            <text:p>183</text:p>
          </table:table-cell>
          <table:table-cell office:value-type="float" office:value="269">
            <text:p>269</text:p>
          </table:table-cell>
          <table:table-cell office:value-type="float" office:value="187">
            <text:p>187</text:p>
          </table:table-cell>
          <table:table-cell office:value-type="float" office:value="347">
            <text:p>347</text:p>
          </table:table-cell>
          <table:table-cell office:value-type="float" office:value="241">
            <text:p>241</text:p>
          </table:table-cell>
          <table:table-cell office:value-type="float" office:value="270">
            <text:p>270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370">
            <text:p>370</text:p>
          </table:table-cell>
          <table:table-cell office:value-type="float" office:value="337">
            <text:p>337</text:p>
          </table:table-cell>
          <table:table-cell office:value-type="float" office:value="342">
            <text:p>342</text:p>
          </table:table-cell>
          <table:table-cell office:value-type="float" office:value="263">
            <text:p>263</text:p>
          </table:table-cell>
          <table:table-cell office:value-type="float" office:value="456">
            <text:p>456</text:p>
          </table:table-cell>
          <table:table-cell office:value-type="float" office:value="348">
            <text:p>348</text:p>
          </table:table-cell>
          <table:table-cell office:value-type="float" office:value="435">
            <text:p>435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7">
            <text:p>317</text:p>
          </table:table-cell>
          <table:table-cell office:value-type="float" office:value="396">
            <text:p>396</text:p>
          </table:table-cell>
          <table:table-cell office:value-type="float" office:value="477">
            <text:p>477</text:p>
          </table:table-cell>
          <table:table-cell office:value-type="float" office:value="305">
            <text:p>305</text:p>
          </table:table-cell>
          <table:table-cell office:value-type="float" office:value="617">
            <text:p>617</text:p>
          </table:table-cell>
          <table:table-cell office:value-type="float" office:value="509">
            <text:p>509</text:p>
          </table:table-cell>
          <table:table-cell office:value-type="float" office:value="594">
            <text:p>594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86">
            <text:p>286</text:p>
          </table:table-cell>
          <table:table-cell office:value-type="float" office:value="307">
            <text:p>307</text:p>
          </table:table-cell>
          <table:table-cell office:value-type="float" office:value="382">
            <text:p>382</text:p>
          </table:table-cell>
          <table:table-cell office:value-type="float" office:value="321">
            <text:p>321</text:p>
          </table:table-cell>
          <table:table-cell office:value-type="float" office:value="410">
            <text:p>410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306">
            <text:p>306</text:p>
          </table:table-cell>
          <table:table-cell office:value-type="float" office:value="331">
            <text:p>331</text:p>
          </table:table-cell>
          <table:table-cell office:value-type="float" office:value="372">
            <text:p>372</text:p>
          </table:table-cell>
          <table:table-cell office:value-type="float" office:value="383">
            <text:p>383</text:p>
          </table:table-cell>
          <table:table-cell office:value-type="float" office:value="482">
            <text:p>482</text:p>
          </table:table-cell>
          <table:table-cell office:value-type="float" office:value="402">
            <text:p>402</text:p>
          </table:table-cell>
          <table:table-cell office:value-type="float" office:value="509">
            <text:p>509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416">
            <text:p>416</text:p>
          </table:table-cell>
          <table:table-cell office:value-type="float" office:value="386">
            <text:p>386</text:p>
          </table:table-cell>
          <table:table-cell office:value-type="float" office:value="407">
            <text:p>407</text:p>
          </table:table-cell>
          <table:table-cell office:value-type="float" office:value="438">
            <text:p>438</text:p>
          </table:table-cell>
          <table:table-cell office:value-type="float" office:value="536">
            <text:p>536</text:p>
          </table:table-cell>
          <table:table-cell office:value-type="float" office:value="463">
            <text:p>463</text:p>
          </table:table-cell>
          <table:table-cell office:value-type="float" office:value="575">
            <text:p>575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67">
            <text:p>267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81">
            <text:p>281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67">
            <text:p>367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70">
            <text:p>570</text:p>
          </table:table-cell>
          <table:table-cell office:value-type="float" office:value="557">
            <text:p>557</text:p>
          </table:table-cell>
          <table:table-cell office:value-type="float" office:value="419">
            <text:p>419</text:p>
          </table:table-cell>
          <table:table-cell office:value-type="float" office:value="490">
            <text:p>490</text:p>
          </table:table-cell>
          <table:table-cell office:value-type="float" office:value="531">
            <text:p>531</text:p>
          </table:table-cell>
          <table:table-cell office:value-type="float" office:value="637">
            <text:p>637</text:p>
          </table:table-cell>
          <table:table-cell office:value-type="float" office:value="616">
            <text:p>616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9">
            <text:p>369</text:p>
          </table:table-cell>
          <table:table-cell office:value-type="float" office:value="493">
            <text:p>493</text:p>
          </table:table-cell>
          <table:table-cell office:value-type="float" office:value="476">
            <text:p>476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930">
            <text:p>930</text:p>
          </table:table-cell>
          <table:table-cell office:value-type="float" office:value="752">
            <text:p>752</text:p>
          </table:table-cell>
          <table:table-cell office:value-type="float" office:value="340">
            <text:p>340</text:p>
          </table:table-cell>
          <table:table-cell office:value-type="float" office:value="413">
            <text:p>413</text:p>
          </table:table-cell>
          <table:table-cell office:value-type="float" office:value="458">
            <text:p>458</text:p>
          </table:table-cell>
          <table:table-cell office:value-type="float" office:value="768">
            <text:p>768</text:p>
          </table:table-cell>
          <table:table-cell office:value-type="float" office:value="519">
            <text:p>519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592">
            <text:p>2592</text:p>
          </table:table-cell>
          <table:table-cell office:value-type="float" office:value="2027">
            <text:p>2027</text:p>
          </table:table-cell>
          <table:table-cell office:value-type="float" office:value="726">
            <text:p>726</text:p>
          </table:table-cell>
          <table:table-cell office:value-type="float" office:value="884">
            <text:p>884</text:p>
          </table:table-cell>
          <table:table-cell office:value-type="float" office:value="910">
            <text:p>910</text:p>
          </table:table-cell>
          <table:table-cell office:value-type="float" office:value="1935">
            <text:p>1935</text:p>
          </table:table-cell>
          <table:table-cell office:value-type="float" office:value="1018">
            <text:p>1018</text:p>
          </table:table-cell>
          <table:table-cell office:value-type="float" office:value="873">
            <text:p>87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67">
            <text:p>2367</text:p>
          </table:table-cell>
          <table:table-cell office:value-type="float" office:value="2114">
            <text:p>2114</text:p>
          </table:table-cell>
          <table:table-cell office:value-type="float" office:value="613">
            <text:p>613</text:p>
          </table:table-cell>
          <table:table-cell office:value-type="float" office:value="650">
            <text:p>650</text:p>
          </table:table-cell>
          <table:table-cell office:value-type="float" office:value="704">
            <text:p>704</text:p>
          </table:table-cell>
          <table:table-cell office:value-type="float" office:value="1630">
            <text:p>1630</text:p>
          </table:table-cell>
          <table:table-cell office:value-type="float" office:value="774">
            <text:p>774</text:p>
          </table:table-cell>
          <table:table-cell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57">
            <text:p>4257</text:p>
          </table:table-cell>
          <table:table-cell office:value-type="float" office:value="3275">
            <text:p>3275</text:p>
          </table:table-cell>
          <table:table-cell office:value-type="float" office:value="821">
            <text:p>821</text:p>
          </table:table-cell>
          <table:table-cell office:value-type="float" office:value="863">
            <text:p>863</text:p>
          </table:table-cell>
          <table:table-cell office:value-type="float" office:value="843">
            <text:p>843</text:p>
          </table:table-cell>
          <table:table-cell office:value-type="float" office:value="2866">
            <text:p>2866</text:p>
          </table:table-cell>
          <table:table-cell office:value-type="float" office:value="882">
            <text:p>882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241">
            <text:p>8241</text:p>
          </table:table-cell>
          <table:table-cell office:value-type="float" office:value="6166">
            <text:p>6166</text:p>
          </table:table-cell>
          <table:table-cell office:value-type="float" office:value="1285">
            <text:p>1285</text:p>
          </table:table-cell>
          <table:table-cell office:value-type="float" office:value="829">
            <text:p>829</text:p>
          </table:table-cell>
          <table:table-cell office:value-type="float" office:value="976">
            <text:p>976</text:p>
          </table:table-cell>
          <table:table-cell office:value-type="float" office:value="4989">
            <text:p>4989</text:p>
          </table:table-cell>
          <table:table-cell office:value-type="float" office:value="1042">
            <text:p>1042</text:p>
          </table:table-cell>
          <table:table-cell office:value-type="float" office:value="886">
            <text:p>88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798">
            <text:p>12798</text:p>
          </table:table-cell>
          <table:table-cell office:value-type="float" office:value="9645">
            <text:p>9645</text:p>
          </table:table-cell>
          <table:table-cell office:value-type="float" office:value="1712">
            <text:p>1712</text:p>
          </table:table-cell>
          <table:table-cell office:value-type="float" office:value="808">
            <text:p>808</text:p>
          </table:table-cell>
          <table:table-cell office:value-type="float" office:value="1031">
            <text:p>1031</text:p>
          </table:table-cell>
          <table:table-cell office:value-type="float" office:value="7290">
            <text:p>7290</text:p>
          </table:table-cell>
          <table:table-cell office:value-type="float" office:value="944">
            <text:p>944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260">
            <text:p>13260</text:p>
          </table:table-cell>
          <table:table-cell office:value-type="float" office:value="10181">
            <text:p>10181</text:p>
          </table:table-cell>
          <table:table-cell office:value-type="float" office:value="1661">
            <text:p>1661</text:p>
          </table:table-cell>
          <table:table-cell office:value-type="float" office:value="561">
            <text:p>561</text:p>
          </table:table-cell>
          <table:table-cell office:value-type="float" office:value="716">
            <text:p>716</text:p>
          </table:table-cell>
          <table:table-cell office:value-type="float" office:value="7144">
            <text:p>7144</text:p>
          </table:table-cell>
          <table:table-cell office:value-type="float" office:value="686">
            <text:p>686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3970">
            <text:p>13970</text:p>
          </table:table-cell>
          <table:table-cell office:value-type="float" office:value="10833">
            <text:p>10833</text:p>
          </table:table-cell>
          <table:table-cell office:value-type="float" office:value="1697">
            <text:p>1697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6902">
            <text:p>6902</text:p>
          </table:table-cell>
          <table:table-cell office:value-type="float" office:value="373">
            <text:p>373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686">
            <text:p>14686</text:p>
          </table:table-cell>
          <table:table-cell office:value-type="float" office:value="11500">
            <text:p>11500</text:p>
          </table:table-cell>
          <table:table-cell office:value-type="float" office:value="1519">
            <text:p>1519</text:p>
          </table:table-cell>
          <table:table-cell office:value-type="float" office:value="162">
            <text:p>162</text:p>
          </table:table-cell>
          <table:table-cell office:value-type="float" office:value="264">
            <text:p>264</text:p>
          </table:table-cell>
          <table:table-cell office:value-type="float" office:value="6785">
            <text:p>6785</text:p>
          </table:table-cell>
          <table:table-cell office:value-type="float" office:value="202">
            <text:p>202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1731">
            <text:p>11731</text:p>
          </table:table-cell>
          <table:table-cell office:value-type="float" office:value="8884">
            <text:p>8884</text:p>
          </table:table-cell>
          <table:table-cell office:value-type="float" office:value="1145">
            <text:p>1145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5316">
            <text:p>5316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062">
            <text:p>6062</text:p>
          </table:table-cell>
          <table:table-cell office:value-type="float" office:value="4592">
            <text:p>4592</text:p>
          </table:table-cell>
          <table:table-cell office:value-type="float" office:value="582">
            <text:p>58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593">
            <text:p>259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313">
            <text:p>12313</text:p>
          </table:table-cell>
          <table:table-cell office:value-type="float" office:value="9559">
            <text:p>9559</text:p>
          </table:table-cell>
          <table:table-cell office:value-type="float" office:value="1160">
            <text:p>1160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189">
            <text:p>518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259">
            <text:p>12259</text:p>
          </table:table-cell>
          <table:table-cell office:value-type="float" office:value="9293">
            <text:p>9293</text:p>
          </table:table-cell>
          <table:table-cell office:value-type="float" office:value="1157">
            <text:p>11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148">
            <text:p>514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241">
            <text:p>19241</text:p>
          </table:table-cell>
          <table:table-cell office:value-type="float" office:value="14254">
            <text:p>14254</text:p>
          </table:table-cell>
          <table:table-cell office:value-type="float" office:value="1779">
            <text:p>177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874">
            <text:p>787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13">
            <text:p>18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032">
            <text:p>803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382">
            <text:p>738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/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42">
            <text:p>142</text:p>
          </table:table-cell>
          <table:table-cell/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269">
            <text:p>269</text:p>
          </table:table-cell>
          <table:table-cell/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58">
            <text:p>258</text:p>
          </table:table-cell>
          <table:table-cell office:value-type="float" office:value="449">
            <text:p>449</text:p>
          </table:table-cell>
          <table:table-cell/>
          <table:table-cell office:value-type="float" office:value="334">
            <text:p>334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954">
            <text:p>954</text:p>
          </table:table-cell>
          <table:table-cell/>
          <table:table-cell office:value-type="float" office:value="723">
            <text:p>72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1744">
            <text:p>1744</text:p>
          </table:table-cell>
          <table:table-cell/>
          <table:table-cell office:value-type="float" office:value="1372">
            <text:p>1372</text:p>
          </table:table-cell>
          <table:table-cell office:value-type="float" office:value="1261">
            <text:p>1261</text:p>
          </table:table-cell>
          <table:table-cell table:number-columns-repeated="2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4">
            <text:p>1554</text:p>
          </table:table-cell>
          <table:table-cell office:value-type="float" office:value="2593">
            <text:p>2593</text:p>
          </table:table-cell>
          <table:table-cell/>
          <table:table-cell office:value-type="float" office:value="1865">
            <text:p>1865</text:p>
          </table:table-cell>
          <table:table-cell office:value-type="float" office:value="1708">
            <text:p>1708</text:p>
          </table:table-cell>
          <table:table-cell table:number-columns-repeated="2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09">
            <text:p>3009</text:p>
          </table:table-cell>
          <table:table-cell office:value-type="float" office:value="5495">
            <text:p>5495</text:p>
          </table:table-cell>
          <table:table-cell/>
          <table:table-cell office:value-type="float" office:value="3862">
            <text:p>3862</text:p>
          </table:table-cell>
          <table:table-cell office:value-type="float" office:value="3672">
            <text:p>3672</text:p>
          </table:table-cell>
          <table:table-cell table:number-columns-repeated="2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263">
            <text:p>6263</text:p>
          </table:table-cell>
          <table:table-cell table:number-columns-repeated="2"/>
          <table:table-cell office:value-type="float" office:value="8111">
            <text:p>8111</text:p>
          </table:table-cell>
          <table:table-cell office:value-type="float" office:value="7720">
            <text:p>7720</text:p>
          </table:table-cell>
          <table:table-cell table:number-columns-repeated="2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611">
            <text:p>611</text:p>
          </table:table-cell>
          <table:table-cell office:value-type="float" office:value="946">
            <text:p>946</text:p>
          </table:table-cell>
          <table:table-cell office:value-type="float" office:value="650">
            <text:p>650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 office:value-type="float" office:value="710">
            <text:p>710</text:p>
          </table:table-cell>
          <table:table-cell office:value-type="float" office:value="7005">
            <text:p>70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38">
            <text:p>738</text:p>
          </table:table-cell>
          <table:table-cell office:value-type="float" office:value="672">
            <text:p>672</text:p>
          </table:table-cell>
          <table:table-cell office:value-type="float" office:value="848">
            <text:p>848</text:p>
          </table:table-cell>
          <table:table-cell office:value-type="float" office:value="853">
            <text:p>853</text:p>
          </table:table-cell>
          <table:table-cell office:value-type="float" office:value="2151">
            <text:p>2151</text:p>
          </table:table-cell>
          <table:table-cell office:value-type="float" office:value="743">
            <text:p>743</text:p>
          </table:table-cell>
          <table:table-cell office:value-type="float" office:value="862">
            <text:p>862</text:p>
          </table:table-cell>
          <table:table-cell office:value-type="float" office:value="746">
            <text:p>746</text:p>
          </table:table-cell>
          <table:table-cell office:value-type="float" office:value="4553">
            <text:p>455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11">
            <text:p>511</text:p>
          </table:table-cell>
          <table:table-cell office:value-type="float" office:value="522">
            <text:p>522</text:p>
          </table:table-cell>
          <table:table-cell office:value-type="float" office:value="719">
            <text:p>719</text:p>
          </table:table-cell>
          <table:table-cell office:value-type="float" office:value="584">
            <text:p>584</text:p>
          </table:table-cell>
          <table:table-cell office:value-type="float" office:value="1183">
            <text:p>1183</text:p>
          </table:table-cell>
          <table:table-cell office:value-type="float" office:value="650">
            <text:p>650</text:p>
          </table:table-cell>
          <table:table-cell office:value-type="float" office:value="685">
            <text:p>685</text:p>
          </table:table-cell>
          <table:table-cell office:value-type="float" office:value="565">
            <text:p>565</text:p>
          </table:table-cell>
          <table:table-cell office:value-type="float" office:value="2372">
            <text:p>237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6">
            <text:p>976</text:p>
          </table:table-cell>
          <table:table-cell office:value-type="float" office:value="982">
            <text:p>982</text:p>
          </table:table-cell>
          <table:table-cell office:value-type="float" office:value="1232">
            <text:p>1232</text:p>
          </table:table-cell>
          <table:table-cell office:value-type="float" office:value="843">
            <text:p>843</text:p>
          </table:table-cell>
          <table:table-cell office:value-type="float" office:value="1528">
            <text:p>1528</text:p>
          </table:table-cell>
          <table:table-cell office:value-type="float" office:value="1026">
            <text:p>1026</text:p>
          </table:table-cell>
          <table:table-cell office:value-type="float" office:value="1252">
            <text:p>1252</text:p>
          </table:table-cell>
          <table:table-cell office:value-type="float" office:value="937">
            <text:p>937</text:p>
          </table:table-cell>
          <table:table-cell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25">
            <text:p>825</text:p>
          </table:table-cell>
          <table:table-cell office:value-type="float" office:value="780">
            <text:p>780</text:p>
          </table:table-cell>
          <table:table-cell office:value-type="float" office:value="896">
            <text:p>896</text:p>
          </table:table-cell>
          <table:table-cell office:value-type="float" office:value="594">
            <text:p>594</text:p>
          </table:table-cell>
          <table:table-cell office:value-type="float" office:value="1008">
            <text:p>1008</text:p>
          </table:table-cell>
          <table:table-cell office:value-type="float" office:value="859">
            <text:p>859</text:p>
          </table:table-cell>
          <table:table-cell office:value-type="float" office:value="968">
            <text:p>968</text:p>
          </table:table-cell>
          <table:table-cell office:value-type="float" office:value="641">
            <text:p>641</text:p>
          </table:table-cell>
          <table:table-cell office:value-type="float" office:value="1822">
            <text:p>182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66">
            <text:p>666</text:p>
          </table:table-cell>
          <table:table-cell office:value-type="float" office:value="959">
            <text:p>959</text:p>
          </table:table-cell>
          <table:table-cell office:value-type="float" office:value="1236">
            <text:p>1236</text:p>
          </table:table-cell>
          <table:table-cell office:value-type="float" office:value="726">
            <text:p>726</text:p>
          </table:table-cell>
          <table:table-cell office:value-type="float" office:value="1523">
            <text:p>1523</text:p>
          </table:table-cell>
          <table:table-cell office:value-type="float" office:value="1143">
            <text:p>1143</text:p>
          </table:table-cell>
          <table:table-cell office:value-type="float" office:value="1475">
            <text:p>1475</text:p>
          </table:table-cell>
          <table:table-cell office:value-type="float" office:value="860">
            <text:p>860</text:p>
          </table:table-cell>
          <table:table-cell office:value-type="float" office:value="2119">
            <text:p>21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92">
            <text:p>992</text:p>
          </table:table-cell>
          <table:table-cell office:value-type="float" office:value="1149">
            <text:p>1149</text:p>
          </table:table-cell>
          <table:table-cell office:value-type="float" office:value="1483">
            <text:p>1483</text:p>
          </table:table-cell>
          <table:table-cell office:value-type="float" office:value="1319">
            <text:p>1319</text:p>
          </table:table-cell>
          <table:table-cell office:value-type="float" office:value="1845">
            <text:p>1845</text:p>
          </table:table-cell>
          <table:table-cell office:value-type="float" office:value="1492">
            <text:p>1492</text:p>
          </table:table-cell>
          <table:table-cell office:value-type="float" office:value="1933">
            <text:p>1933</text:p>
          </table:table-cell>
          <table:table-cell office:value-type="float" office:value="1114">
            <text:p>1114</text:p>
          </table:table-cell>
          <table:table-cell office:value-type="float" office:value="2612">
            <text:p>26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79">
            <text:p>1479</text:p>
          </table:table-cell>
          <table:table-cell office:value-type="float" office:value="1516">
            <text:p>1516</text:p>
          </table:table-cell>
          <table:table-cell office:value-type="float" office:value="1778">
            <text:p>1778</text:p>
          </table:table-cell>
          <table:table-cell office:value-type="float" office:value="1899">
            <text:p>1899</text:p>
          </table:table-cell>
          <table:table-cell office:value-type="float" office:value="2412">
            <text:p>2412</text:p>
          </table:table-cell>
          <table:table-cell office:value-type="float" office:value="1918">
            <text:p>1918</text:p>
          </table:table-cell>
          <table:table-cell office:value-type="float" office:value="2318">
            <text:p>2318</text:p>
          </table:table-cell>
          <table:table-cell office:value-type="float" office:value="1636">
            <text:p>1636</text:p>
          </table:table-cell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107">
            <text:p>2107</text:p>
          </table:table-cell>
          <table:table-cell office:value-type="float" office:value="1875">
            <text:p>1875</text:p>
          </table:table-cell>
          <table:table-cell office:value-type="float" office:value="2107">
            <text:p>2107</text:p>
          </table:table-cell>
          <table:table-cell office:value-type="float" office:value="2054">
            <text:p>2054</text:p>
          </table:table-cell>
          <table:table-cell office:value-type="float" office:value="2718">
            <text:p>2718</text:p>
          </table:table-cell>
          <table:table-cell office:value-type="float" office:value="2304">
            <text:p>2304</text:p>
          </table:table-cell>
          <table:table-cell office:value-type="float" office:value="2794">
            <text:p>2794</text:p>
          </table:table-cell>
          <table:table-cell office:value-type="float" office:value="1941">
            <text:p>1941</text:p>
          </table:table-cell>
          <table:table-cell office:value-type="float" office:value="3510">
            <text:p>351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94">
            <text:p>1194</text:p>
          </table:table-cell>
          <table:table-cell office:value-type="float" office:value="1140">
            <text:p>1140</text:p>
          </table:table-cell>
          <table:table-cell office:value-type="float" office:value="1237">
            <text:p>1237</text:p>
          </table:table-cell>
          <table:table-cell office:value-type="float" office:value="1213">
            <text:p>1213</text:p>
          </table:table-cell>
          <table:table-cell office:value-type="float" office:value="1501">
            <text:p>1501</text:p>
          </table:table-cell>
          <table:table-cell office:value-type="float" office:value="1415">
            <text:p>1415</text:p>
          </table:table-cell>
          <table:table-cell office:value-type="float" office:value="1666">
            <text:p>1666</text:p>
          </table:table-cell>
          <table:table-cell office:value-type="float" office:value="1174">
            <text:p>1174</text:p>
          </table:table-cell>
          <table:table-cell office:value-type="float" office:value="1932">
            <text:p>19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61">
            <text:p>1561</text:p>
          </table:table-cell>
          <table:table-cell office:value-type="float" office:value="1500">
            <text:p>1500</text:p>
          </table:table-cell>
          <table:table-cell office:value-type="float" office:value="1248">
            <text:p>1248</text:p>
          </table:table-cell>
          <table:table-cell office:value-type="float" office:value="1332">
            <text:p>1332</text:p>
          </table:table-cell>
          <table:table-cell office:value-type="float" office:value="1524">
            <text:p>1524</text:p>
          </table:table-cell>
          <table:table-cell office:value-type="float" office:value="1730">
            <text:p>1730</text:p>
          </table:table-cell>
          <table:table-cell office:value-type="float" office:value="1713">
            <text:p>1713</text:p>
          </table:table-cell>
          <table:table-cell office:value-type="float" office:value="1489">
            <text:p>1489</text:p>
          </table:table-cell>
          <table:table-cell office:value-type="float" office:value="1718">
            <text:p>171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807">
            <text:p>1807</text:p>
          </table:table-cell>
          <table:table-cell office:value-type="float" office:value="1744">
            <text:p>1744</text:p>
          </table:table-cell>
          <table:table-cell office:value-type="float" office:value="1186">
            <text:p>1186</text:p>
          </table:table-cell>
          <table:table-cell office:value-type="float" office:value="1284">
            <text:p>1284</text:p>
          </table:table-cell>
          <table:table-cell office:value-type="float" office:value="1481">
            <text:p>1481</text:p>
          </table:table-cell>
          <table:table-cell office:value-type="float" office:value="1842">
            <text:p>1842</text:p>
          </table:table-cell>
          <table:table-cell office:value-type="float" office:value="1646">
            <text:p>1646</text:p>
          </table:table-cell>
          <table:table-cell office:value-type="float" office:value="1510">
            <text:p>1510</text:p>
          </table:table-cell>
          <table:table-cell office:value-type="float" office:value="1538">
            <text:p>153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3">
            <text:p>3363</text:p>
          </table:table-cell>
          <table:table-cell office:value-type="float" office:value="2981">
            <text:p>2981</text:p>
          </table:table-cell>
          <table:table-cell office:value-type="float" office:value="1479">
            <text:p>1479</text:p>
          </table:table-cell>
          <table:table-cell office:value-type="float" office:value="1542">
            <text:p>1542</text:p>
          </table:table-cell>
          <table:table-cell office:value-type="float" office:value="1890">
            <text:p>1890</text:p>
          </table:table-cell>
          <table:table-cell office:value-type="float" office:value="2752">
            <text:p>2752</text:p>
          </table:table-cell>
          <table:table-cell office:value-type="float" office:value="1983">
            <text:p>1983</text:p>
          </table:table-cell>
          <table:table-cell office:value-type="float" office:value="1619">
            <text:p>1619</text:p>
          </table:table-cell>
          <table:table-cell office:value-type="float" office:value="1580">
            <text:p>158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49">
            <text:p>2449</text:p>
          </table:table-cell>
          <table:table-cell office:value-type="float" office:value="2015">
            <text:p>2015</text:p>
          </table:table-cell>
          <table:table-cell office:value-type="float" office:value="719">
            <text:p>719</text:p>
          </table:table-cell>
          <table:table-cell office:value-type="float" office:value="822">
            <text:p>822</text:p>
          </table:table-cell>
          <table:table-cell office:value-type="float" office:value="931">
            <text:p>931</text:p>
          </table:table-cell>
          <table:table-cell office:value-type="float" office:value="1776">
            <text:p>1776</text:p>
          </table:table-cell>
          <table:table-cell office:value-type="float" office:value="1065">
            <text:p>1065</text:p>
          </table:table-cell>
          <table:table-cell office:value-type="float" office:value="861">
            <text:p>861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33">
            <text:p>2333</text:p>
          </table:table-cell>
          <table:table-cell office:value-type="float" office:value="1966">
            <text:p>1966</text:p>
          </table:table-cell>
          <table:table-cell office:value-type="float" office:value="575">
            <text:p>575</text:p>
          </table:table-cell>
          <table:table-cell office:value-type="float" office:value="649">
            <text:p>649</text:p>
          </table:table-cell>
          <table:table-cell office:value-type="float" office:value="762">
            <text:p>762</text:p>
          </table:table-cell>
          <table:table-cell office:value-type="float" office:value="1741">
            <text:p>1741</text:p>
          </table:table-cell>
          <table:table-cell office:value-type="float" office:value="907">
            <text:p>907</text:p>
          </table:table-cell>
          <table:table-cell office:value-type="float" office:value="681">
            <text:p>681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67">
            <text:p>4267</text:p>
          </table:table-cell>
          <table:table-cell office:value-type="float" office:value="3529">
            <text:p>3529</text:p>
          </table:table-cell>
          <table:table-cell office:value-type="float" office:value="808">
            <text:p>808</text:p>
          </table:table-cell>
          <table:table-cell office:value-type="float" office:value="710">
            <text:p>710</text:p>
          </table:table-cell>
          <table:table-cell office:value-type="float" office:value="877">
            <text:p>877</text:p>
          </table:table-cell>
          <table:table-cell office:value-type="float" office:value="2742">
            <text:p>2742</text:p>
          </table:table-cell>
          <table:table-cell office:value-type="float" office:value="902">
            <text:p>902</text:p>
          </table:table-cell>
          <table:table-cell office:value-type="float" office:value="759">
            <text:p>759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89">
            <text:p>8389</text:p>
          </table:table-cell>
          <table:table-cell office:value-type="float" office:value="6816">
            <text:p>6816</text:p>
          </table:table-cell>
          <table:table-cell office:value-type="float" office:value="1327">
            <text:p>1327</text:p>
          </table:table-cell>
          <table:table-cell office:value-type="float" office:value="999">
            <text:p>999</text:p>
          </table:table-cell>
          <table:table-cell office:value-type="float" office:value="1185">
            <text:p>1185</text:p>
          </table:table-cell>
          <table:table-cell office:value-type="float" office:value="4824">
            <text:p>4824</text:p>
          </table:table-cell>
          <table:table-cell office:value-type="float" office:value="968">
            <text:p>968</text:p>
          </table:table-cell>
          <table:table-cell office:value-type="float" office:value="954">
            <text:p>954</text:p>
          </table:table-cell>
          <table:table-cell office:value-type="float" office:value="537">
            <text:p>53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3157">
            <text:p>13157</text:p>
          </table:table-cell>
          <table:table-cell office:value-type="float" office:value="10834">
            <text:p>10834</text:p>
          </table:table-cell>
          <table:table-cell office:value-type="float" office:value="1730">
            <text:p>1730</text:p>
          </table:table-cell>
          <table:table-cell office:value-type="float" office:value="763">
            <text:p>763</text:p>
          </table:table-cell>
          <table:table-cell office:value-type="float" office:value="1094">
            <text:p>1094</text:p>
          </table:table-cell>
          <table:table-cell office:value-type="float" office:value="6718">
            <text:p>6718</text:p>
          </table:table-cell>
          <table:table-cell office:value-type="float" office:value="971">
            <text:p>971</text:p>
          </table:table-cell>
          <table:table-cell office:value-type="float" office:value="807">
            <text:p>807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978">
            <text:p>13978</text:p>
          </table:table-cell>
          <table:table-cell office:value-type="float" office:value="11130">
            <text:p>11130</text:p>
          </table:table-cell>
          <table:table-cell office:value-type="float" office:value="1674">
            <text:p>1674</text:p>
          </table:table-cell>
          <table:table-cell office:value-type="float" office:value="548">
            <text:p>548</text:p>
          </table:table-cell>
          <table:table-cell office:value-type="float" office:value="778">
            <text:p>778</text:p>
          </table:table-cell>
          <table:table-cell office:value-type="float" office:value="6639">
            <text:p>6639</text:p>
          </table:table-cell>
          <table:table-cell office:value-type="float" office:value="713">
            <text:p>713</text:p>
          </table:table-cell>
          <table:table-cell office:value-type="float" office:value="634">
            <text:p>63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85">
            <text:p>11485</text:p>
          </table:table-cell>
          <table:table-cell office:value-type="float" office:value="1595">
            <text:p>1595</text:p>
          </table:table-cell>
          <table:table-cell office:value-type="float" office:value="295">
            <text:p>295</text:p>
          </table:table-cell>
          <table:table-cell office:value-type="float" office:value="480">
            <text:p>480</text:p>
          </table:table-cell>
          <table:table-cell office:value-type="float" office:value="6325">
            <text:p>6325</text:p>
          </table:table-cell>
          <table:table-cell office:value-type="float" office:value="427">
            <text:p>427</text:p>
          </table:table-cell>
          <table:table-cell office:value-type="float" office:value="334">
            <text:p>334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5010">
            <text:p>15010</text:p>
          </table:table-cell>
          <table:table-cell office:value-type="float" office:value="12188">
            <text:p>12188</text:p>
          </table:table-cell>
          <table:table-cell office:value-type="float" office:value="1518">
            <text:p>1518</text:p>
          </table:table-cell>
          <table:table-cell office:value-type="float" office:value="212">
            <text:p>212</text:p>
          </table:table-cell>
          <table:table-cell office:value-type="float" office:value="245">
            <text:p>245</text:p>
          </table:table-cell>
          <table:table-cell office:value-type="float" office:value="6443">
            <text:p>6443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81">
            <text:p>12181</text:p>
          </table:table-cell>
          <table:table-cell office:value-type="float" office:value="9124">
            <text:p>9124</text:p>
          </table:table-cell>
          <table:table-cell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4755">
            <text:p>475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72">
            <text:p>6172</text:p>
          </table:table-cell>
          <table:table-cell office:value-type="float" office:value="4646">
            <text:p>4646</text:p>
          </table:table-cell>
          <table:table-cell office:value-type="float" office:value="581">
            <text:p>5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390">
            <text:p>239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429">
            <text:p>12429</text:p>
          </table:table-cell>
          <table:table-cell office:value-type="float" office:value="9539">
            <text:p>9539</text:p>
          </table:table-cell>
          <table:table-cell office:value-type="float" office:value="1318">
            <text:p>1318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125">
            <text:p>5125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853">
            <text:p>12853</text:p>
          </table:table-cell>
          <table:table-cell office:value-type="float" office:value="9480">
            <text:p>9480</text:p>
          </table:table-cell>
          <table:table-cell office:value-type="float" office:value="1172">
            <text:p>117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019">
            <text:p>50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128">
            <text:p>19128</text:p>
          </table:table-cell>
          <table:table-cell office:value-type="float" office:value="14639">
            <text:p>14639</text:p>
          </table:table-cell>
          <table:table-cell office:value-type="float" office:value="1852">
            <text:p>185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7419">
            <text:p>74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14">
            <text:p>19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701">
            <text:p>770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534">
            <text:p>7534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/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/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/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/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2">
            <text:p>302</text:p>
          </table:table-cell>
          <table:table-cell office:value-type="float" office:value="521">
            <text:p>521</text:p>
          </table:table-cell>
          <table:table-cell/>
          <table:table-cell office:value-type="float" office:value="415">
            <text:p>415</text:p>
          </table:table-cell>
          <table:table-cell office:value-type="float" office:value="314">
            <text:p>314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79">
            <text:p>579</text:p>
          </table:table-cell>
          <table:table-cell office:value-type="float" office:value="1040">
            <text:p>1040</text:p>
          </table:table-cell>
          <table:table-cell/>
          <table:table-cell office:value-type="float" office:value="723">
            <text:p>723</text:p>
          </table:table-cell>
          <table:table-cell office:value-type="float" office:value="710">
            <text:p>71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7">
            <text:p>977</text:p>
          </table:table-cell>
          <table:table-cell office:value-type="float" office:value="1890">
            <text:p>1890</text:p>
          </table:table-cell>
          <table:table-cell/>
          <table:table-cell office:value-type="float" office:value="1266">
            <text:p>1266</text:p>
          </table:table-cell>
          <table:table-cell office:value-type="float" office:value="1190">
            <text:p>1190</text:p>
          </table:table-cell>
          <table:table-cell office:value-type="float" office:value="644">
            <text:p>644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68">
            <text:p>1468</text:p>
          </table:table-cell>
          <table:table-cell office:value-type="float" office:value="2733">
            <text:p>2733</text:p>
          </table:table-cell>
          <table:table-cell/>
          <table:table-cell office:value-type="float" office:value="1898">
            <text:p>1898</text:p>
          </table:table-cell>
          <table:table-cell office:value-type="float" office:value="2045">
            <text:p>2045</text:p>
          </table:table-cell>
          <table:table-cell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939">
            <text:p>2939</text:p>
          </table:table-cell>
          <table:table-cell office:value-type="float" office:value="5624">
            <text:p>5624</text:p>
          </table:table-cell>
          <table:table-cell/>
          <table:table-cell office:value-type="float" office:value="4258">
            <text:p>4258</text:p>
          </table:table-cell>
          <table:table-cell office:value-type="float" office:value="3760">
            <text:p>3760</text:p>
          </table:table-cell>
          <table:table-cell office:value-type="float" office:value="2663">
            <text:p>2663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146">
            <text:p>6146</text:p>
          </table:table-cell>
          <table:table-cell table:number-columns-repeated="3"/>
          <table:table-cell office:value-type="float" office:value="7591">
            <text:p>7591</text:p>
          </table:table-cell>
          <table:table-cell office:value-type="float" office:value="6293">
            <text:p>6293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08">
            <text:p>708</text:p>
          </table:table-cell>
          <table:table-cell office:value-type="float" office:value="647">
            <text:p>647</text:p>
          </table:table-cell>
          <table:table-cell office:value-type="float" office:value="608">
            <text:p>608</text:p>
          </table:table-cell>
          <table:table-cell office:value-type="float" office:value="893">
            <text:p>893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608.5">
            <text:p>608.5</text:p>
          </table:table-cell>
          <table:table-cell office:value-type="float" office:value="665">
            <text:p>665</text:p>
          </table:table-cell>
          <table:table-cell office:value-type="float" office:value="6886">
            <text:p>688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14.5">
            <text:p>714.5</text:p>
          </table:table-cell>
          <table:table-cell office:value-type="float" office:value="670.5">
            <text:p>670.5</text:p>
          </table:table-cell>
          <table:table-cell office:value-type="float" office:value="845">
            <text:p>845</text:p>
          </table:table-cell>
          <table:table-cell office:value-type="float" office:value="943">
            <text:p>943</text:p>
          </table:table-cell>
          <table:table-cell office:value-type="float" office:value="2117">
            <text:p>2117</text:p>
          </table:table-cell>
          <table:table-cell office:value-type="float" office:value="941">
            <text:p>941</text:p>
          </table:table-cell>
          <table:table-cell office:value-type="float" office:value="919">
            <text:p>919</text:p>
          </table:table-cell>
          <table:table-cell office:value-type="float" office:value="742.5">
            <text:p>742.5</text:p>
          </table:table-cell>
          <table:table-cell office:value-type="float" office:value="4428">
            <text:p>44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65">
            <text:p>565</text:p>
          </table:table-cell>
          <table:table-cell office:value-type="float" office:value="529.5">
            <text:p>529.5</text:p>
          </table:table-cell>
          <table:table-cell office:value-type="float" office:value="718.5">
            <text:p>718.5</text:p>
          </table:table-cell>
          <table:table-cell office:value-type="float" office:value="850">
            <text:p>850</text:p>
          </table:table-cell>
          <table:table-cell office:value-type="float" office:value="1127">
            <text:p>1127</text:p>
          </table:table-cell>
          <table:table-cell office:value-type="float" office:value="583">
            <text:p>583</text:p>
          </table:table-cell>
          <table:table-cell office:value-type="float" office:value="710.5">
            <text:p>710.5</text:p>
          </table:table-cell>
          <table:table-cell office:value-type="float" office:value="564">
            <text:p>564</text:p>
          </table:table-cell>
          <table:table-cell office:value-type="float" office:value="2314">
            <text:p>23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1">
            <text:p>971</text:p>
          </table:table-cell>
          <table:table-cell office:value-type="float" office:value="949">
            <text:p>949</text:p>
          </table:table-cell>
          <table:table-cell office:value-type="float" office:value="1308">
            <text:p>1308</text:p>
          </table:table-cell>
          <table:table-cell office:value-type="float" office:value="1376">
            <text:p>1376</text:p>
          </table:table-cell>
          <table:table-cell office:value-type="float" office:value="1560">
            <text:p>1560</text:p>
          </table:table-cell>
          <table:table-cell office:value-type="float" office:value="1016">
            <text:p>1016</text:p>
          </table:table-cell>
          <table:table-cell office:value-type="float" office:value="1317">
            <text:p>1317</text:p>
          </table:table-cell>
          <table:table-cell office:value-type="float" office:value="942">
            <text:p>942</text:p>
          </table:table-cell>
          <table:table-cell office:value-type="float" office:value="3021">
            <text:p>302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83">
            <text:p>883</text:p>
          </table:table-cell>
          <table:table-cell office:value-type="float" office:value="762">
            <text:p>762</text:p>
          </table:table-cell>
          <table:table-cell office:value-type="float" office:value="951">
            <text:p>951</text:p>
          </table:table-cell>
          <table:table-cell office:value-type="float" office:value="1039">
            <text:p>1039</text:p>
          </table:table-cell>
          <table:table-cell office:value-type="float" office:value="1043">
            <text:p>1043</text:p>
          </table:table-cell>
          <table:table-cell office:value-type="float" office:value="874">
            <text:p>874</text:p>
          </table:table-cell>
          <table:table-cell office:value-type="float" office:value="977">
            <text:p>977</text:p>
          </table:table-cell>
          <table:table-cell office:value-type="float" office:value="705">
            <text:p>705</text:p>
          </table:table-cell>
          <table:table-cell office:value-type="float" office:value="1863">
            <text:p>186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83.5">
            <text:p>683.5</text:p>
          </table:table-cell>
          <table:table-cell office:value-type="float" office:value="1002">
            <text:p>1002</text:p>
          </table:table-cell>
          <table:table-cell office:value-type="float" office:value="1215">
            <text:p>1215</text:p>
          </table:table-cell>
          <table:table-cell office:value-type="float" office:value="1430">
            <text:p>1430</text:p>
          </table:table-cell>
          <table:table-cell office:value-type="float" office:value="1528">
            <text:p>1528</text:p>
          </table:table-cell>
          <table:table-cell office:value-type="float" office:value="1116">
            <text:p>1116</text:p>
          </table:table-cell>
          <table:table-cell office:value-type="float" office:value="1405">
            <text:p>1405</text:p>
          </table:table-cell>
          <table:table-cell office:value-type="float" office:value="909">
            <text:p>909</text:p>
          </table:table-cell>
          <table:table-cell office:value-type="float" office:value="2179">
            <text:p>217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48">
            <text:p>948</text:p>
          </table:table-cell>
          <table:table-cell office:value-type="float" office:value="1177">
            <text:p>1177</text:p>
          </table:table-cell>
          <table:table-cell office:value-type="float" office:value="1489">
            <text:p>1489</text:p>
          </table:table-cell>
          <table:table-cell office:value-type="float" office:value="1853">
            <text:p>1853</text:p>
          </table:table-cell>
          <table:table-cell office:value-type="float" office:value="1812">
            <text:p>1812</text:p>
          </table:table-cell>
          <table:table-cell office:value-type="float" office:value="1434">
            <text:p>1434</text:p>
          </table:table-cell>
          <table:table-cell office:value-type="float" office:value="1960">
            <text:p>1960</text:p>
          </table:table-cell>
          <table:table-cell office:value-type="float" office:value="1206">
            <text:p>1206</text:p>
          </table:table-cell>
          <table:table-cell office:value-type="float" office:value="2739">
            <text:p>273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55">
            <text:p>1455</text:p>
          </table:table-cell>
          <table:table-cell office:value-type="float" office:value="1499">
            <text:p>1499</text:p>
          </table:table-cell>
          <table:table-cell office:value-type="float" office:value="1758">
            <text:p>1758</text:p>
          </table:table-cell>
          <table:table-cell office:value-type="float" office:value="2296">
            <text:p>2296</text:p>
          </table:table-cell>
          <table:table-cell office:value-type="float" office:value="2276">
            <text:p>2276</text:p>
          </table:table-cell>
          <table:table-cell office:value-type="float" office:value="1877">
            <text:p>1877</text:p>
          </table:table-cell>
          <table:table-cell office:value-type="float" office:value="2468">
            <text:p>2468</text:p>
          </table:table-cell>
          <table:table-cell office:value-type="float" office:value="1671">
            <text:p>1671</text:p>
          </table:table-cell>
          <table:table-cell office:value-type="float" office:value="3044">
            <text:p>30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030">
            <text:p>2030</text:p>
          </table:table-cell>
          <table:table-cell office:value-type="float" office:value="1994">
            <text:p>1994</text:p>
          </table:table-cell>
          <table:table-cell office:value-type="float" office:value="2098">
            <text:p>2098</text:p>
          </table:table-cell>
          <table:table-cell office:value-type="float" office:value="2758">
            <text:p>2758</text:p>
          </table:table-cell>
          <table:table-cell office:value-type="float" office:value="2676">
            <text:p>2676</text:p>
          </table:table-cell>
          <table:table-cell office:value-type="float" office:value="2379">
            <text:p>2379</text:p>
          </table:table-cell>
          <table:table-cell office:value-type="float" office:value="2928">
            <text:p>2928</text:p>
          </table:table-cell>
          <table:table-cell office:value-type="float" office:value="2131">
            <text:p>2131</text:p>
          </table:table-cell>
          <table:table-cell office:value-type="float" office:value="3399">
            <text:p>33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87">
            <text:p>1187</text:p>
          </table:table-cell>
          <table:table-cell office:value-type="float" office:value="1253">
            <text:p>1253</text:p>
          </table:table-cell>
          <table:table-cell office:value-type="float" office:value="1223">
            <text:p>1223</text:p>
          </table:table-cell>
          <table:table-cell office:value-type="float" office:value="1631">
            <text:p>1631</text:p>
          </table:table-cell>
          <table:table-cell office:value-type="float" office:value="1461">
            <text:p>1461</text:p>
          </table:table-cell>
          <table:table-cell office:value-type="float" office:value="1413">
            <text:p>1413</text:p>
          </table:table-cell>
          <table:table-cell office:value-type="float" office:value="1683">
            <text:p>1683</text:p>
          </table:table-cell>
          <table:table-cell office:value-type="float" office:value="1352">
            <text:p>1352</text:p>
          </table:table-cell>
          <table:table-cell office:value-type="float" office:value="1908">
            <text:p>19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41">
            <text:p>1541</text:p>
          </table:table-cell>
          <table:table-cell office:value-type="float" office:value="1498">
            <text:p>1498</text:p>
          </table:table-cell>
          <table:table-cell office:value-type="float" office:value="1302">
            <text:p>1302</text:p>
          </table:table-cell>
          <table:table-cell office:value-type="float" office:value="1685">
            <text:p>1685</text:p>
          </table:table-cell>
          <table:table-cell office:value-type="float" office:value="1516">
            <text:p>1516</text:p>
          </table:table-cell>
          <table:table-cell office:value-type="float" office:value="1800">
            <text:p>1800</text:p>
          </table:table-cell>
          <table:table-cell office:value-type="float" office:value="1705">
            <text:p>1705</text:p>
          </table:table-cell>
          <table:table-cell office:value-type="float" office:value="1285">
            <text:p>1285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931">
            <text:p>1931</text:p>
          </table:table-cell>
          <table:table-cell office:value-type="float" office:value="1679">
            <text:p>1679</text:p>
          </table:table-cell>
          <table:table-cell office:value-type="float" office:value="1271">
            <text:p>1271</text:p>
          </table:table-cell>
          <table:table-cell office:value-type="float" office:value="1650">
            <text:p>1650</text:p>
          </table:table-cell>
          <table:table-cell office:value-type="float" office:value="1499">
            <text:p>1499</text:p>
          </table:table-cell>
          <table:table-cell office:value-type="float" office:value="1882">
            <text:p>1882</text:p>
          </table:table-cell>
          <table:table-cell office:value-type="float" office:value="1652">
            <text:p>1652</text:p>
          </table:table-cell>
          <table:table-cell office:value-type="float" office:value="1332">
            <text:p>1332</text:p>
          </table:table-cell>
          <table:table-cell office:value-type="float" office:value="1653">
            <text:p>165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9">
            <text:p>3369</text:p>
          </table:table-cell>
          <table:table-cell office:value-type="float" office:value="2859">
            <text:p>2859</text:p>
          </table:table-cell>
          <table:table-cell office:value-type="float" office:value="1318">
            <text:p>1318</text:p>
          </table:table-cell>
          <table:table-cell office:value-type="float" office:value="1961">
            <text:p>1961</text:p>
          </table:table-cell>
          <table:table-cell office:value-type="float" office:value="1954">
            <text:p>1954</text:p>
          </table:table-cell>
          <table:table-cell office:value-type="float" office:value="2805">
            <text:p>2805</text:p>
          </table:table-cell>
          <table:table-cell office:value-type="float" office:value="1988">
            <text:p>1988</text:p>
          </table:table-cell>
          <table:table-cell office:value-type="float" office:value="1599">
            <text:p>1599</text:p>
          </table:table-cell>
          <table:table-cell office:value-type="float" office:value="1628">
            <text:p>162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65">
            <text:p>2465</text:p>
          </table:table-cell>
          <table:table-cell office:value-type="float" office:value="2047">
            <text:p>2047</text:p>
          </table:table-cell>
          <table:table-cell office:value-type="float" office:value="747">
            <text:p>747</text:p>
          </table:table-cell>
          <table:table-cell office:value-type="float" office:value="976">
            <text:p>976</text:p>
          </table:table-cell>
          <table:table-cell office:value-type="float" office:value="950">
            <text:p>950</text:p>
          </table:table-cell>
          <table:table-cell office:value-type="float" office:value="1793">
            <text:p>1793</text:p>
          </table:table-cell>
          <table:table-cell office:value-type="float" office:value="1007">
            <text:p>1007</text:p>
          </table:table-cell>
          <table:table-cell office:value-type="float" office:value="810">
            <text:p>810</text:p>
          </table:table-cell>
          <table:table-cell office:value-type="float" office:value="730.5">
            <text:p>730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88">
            <text:p>2388</text:p>
          </table:table-cell>
          <table:table-cell office:value-type="float" office:value="2000">
            <text:p>2000</text:p>
          </table:table-cell>
          <table:table-cell office:value-type="float" office:value="573.5">
            <text:p>573.5</text:p>
          </table:table-cell>
          <table:table-cell office:value-type="float" office:value="756.5">
            <text:p>756.5</text:p>
          </table:table-cell>
          <table:table-cell office:value-type="float" office:value="734">
            <text:p>734</text:p>
          </table:table-cell>
          <table:table-cell office:value-type="float" office:value="1748">
            <text:p>1748</text:p>
          </table:table-cell>
          <table:table-cell office:value-type="float" office:value="852">
            <text:p>852</text:p>
          </table:table-cell>
          <table:table-cell office:value-type="float" office:value="639.5">
            <text:p>639.5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406">
            <text:p>4406</text:p>
          </table:table-cell>
          <table:table-cell office:value-type="float" office:value="3597">
            <text:p>3597</text:p>
          </table:table-cell>
          <table:table-cell office:value-type="float" office:value="859">
            <text:p>859</text:p>
          </table:table-cell>
          <table:table-cell office:value-type="float" office:value="820">
            <text:p>820</text:p>
          </table:table-cell>
          <table:table-cell office:value-type="float" office:value="911">
            <text:p>911</text:p>
          </table:table-cell>
          <table:table-cell office:value-type="float" office:value="2753">
            <text:p>2753</text:p>
          </table:table-cell>
          <table:table-cell office:value-type="float" office:value="924">
            <text:p>924</text:p>
          </table:table-cell>
          <table:table-cell office:value-type="float" office:value="716.5">
            <text:p>716.5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11">
            <text:p>8311</text:p>
          </table:table-cell>
          <table:table-cell office:value-type="float" office:value="7056">
            <text:p>7056</text:p>
          </table:table-cell>
          <table:table-cell office:value-type="float" office:value="1328">
            <text:p>1328</text:p>
          </table:table-cell>
          <table:table-cell office:value-type="float" office:value="958">
            <text:p>958</text:p>
          </table:table-cell>
          <table:table-cell office:value-type="float" office:value="1036">
            <text:p>1036</text:p>
          </table:table-cell>
          <table:table-cell office:value-type="float" office:value="4722">
            <text:p>4722</text:p>
          </table:table-cell>
          <table:table-cell office:value-type="float" office:value="992">
            <text:p>992</text:p>
          </table:table-cell>
          <table:table-cell office:value-type="float" office:value="805">
            <text:p>805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951">
            <text:p>12951</text:p>
          </table:table-cell>
          <table:table-cell office:value-type="float" office:value="10910">
            <text:p>10910</text:p>
          </table:table-cell>
          <table:table-cell office:value-type="float" office:value="1733">
            <text:p>1733</text:p>
          </table:table-cell>
          <table:table-cell office:value-type="float" office:value="909">
            <text:p>909</text:p>
          </table:table-cell>
          <table:table-cell office:value-type="float" office:value="1069">
            <text:p>1069</text:p>
          </table:table-cell>
          <table:table-cell office:value-type="float" office:value="6876">
            <text:p>6876</text:p>
          </table:table-cell>
          <table:table-cell office:value-type="float" office:value="942">
            <text:p>942</text:p>
          </table:table-cell>
          <table:table-cell office:value-type="float" office:value="821">
            <text:p>821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755">
            <text:p>13755</text:p>
          </table:table-cell>
          <table:table-cell office:value-type="float" office:value="11102">
            <text:p>11102</text:p>
          </table:table-cell>
          <table:table-cell office:value-type="float" office:value="1752">
            <text:p>1752</text:p>
          </table:table-cell>
          <table:table-cell office:value-type="float" office:value="626">
            <text:p>626</text:p>
          </table:table-cell>
          <table:table-cell office:value-type="float" office:value="830">
            <text:p>830</text:p>
          </table:table-cell>
          <table:table-cell office:value-type="float" office:value="6936">
            <text:p>6936</text:p>
          </table:table-cell>
          <table:table-cell office:value-type="float" office:value="682">
            <text:p>682</text:p>
          </table:table-cell>
          <table:table-cell office:value-type="float" office:value="616.5">
            <text:p>616.5</text:p>
          </table:table-cell>
          <table:table-cell office:value-type="float" office:value="316.5">
            <text:p>316.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90">
            <text:p>11490</text:p>
          </table:table-cell>
          <table:table-cell office:value-type="float" office:value="1594">
            <text:p>1594</text:p>
          </table:table-cell>
          <table:table-cell office:value-type="float" office:value="340.25">
            <text:p>340.25</text:p>
          </table:table-cell>
          <table:table-cell office:value-type="float" office:value="425.5">
            <text:p>425.5</text:p>
          </table:table-cell>
          <table:table-cell office:value-type="float" office:value="6326">
            <text:p>6326</text:p>
          </table:table-cell>
          <table:table-cell office:value-type="float" office:value="391.5">
            <text:p>391.5</text:p>
          </table:table-cell>
          <table:table-cell office:value-type="float" office:value="322.5">
            <text:p>322.5</text:p>
          </table:table-cell>
          <table:table-cell office:value-type="float" office:value="148.75">
            <text:p>148.7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954">
            <text:p>14954</text:p>
          </table:table-cell>
          <table:table-cell office:value-type="float" office:value="11729">
            <text:p>11729</text:p>
          </table:table-cell>
          <table:table-cell office:value-type="float" office:value="1546">
            <text:p>1546</text:p>
          </table:table-cell>
          <table:table-cell office:value-type="float" office:value="176.375">
            <text:p>176.38</text:p>
          </table:table-cell>
          <table:table-cell office:value-type="float" office:value="245.5">
            <text:p>245.5</text:p>
          </table:table-cell>
          <table:table-cell office:value-type="float" office:value="6337">
            <text:p>6337</text:p>
          </table:table-cell>
          <table:table-cell office:value-type="float" office:value="221.25">
            <text:p>221.25</text:p>
          </table:table-cell>
          <table:table-cell office:value-type="float" office:value="172.125">
            <text:p>172.13</text:p>
          </table:table-cell>
          <table:table-cell office:value-type="float" office:value="77.3125">
            <text:p>77.31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43">
            <text:p>12143</text:p>
          </table:table-cell>
          <table:table-cell office:value-type="float" office:value="9138">
            <text:p>9138</text:p>
          </table:table-cell>
          <table:table-cell office:value-type="float" office:value="1146">
            <text:p>1146</text:p>
          </table:table-cell>
          <table:table-cell office:value-type="float" office:value="93.4375">
            <text:p>93.44</text:p>
          </table:table-cell>
          <table:table-cell office:value-type="float" office:value="116.75">
            <text:p>116.75</text:p>
          </table:table-cell>
          <table:table-cell office:value-type="float" office:value="4754">
            <text:p>4754</text:p>
          </table:table-cell>
          <table:table-cell office:value-type="float" office:value="93.375">
            <text:p>93.38</text:p>
          </table:table-cell>
          <table:table-cell office:value-type="float" office:value="82">
            <text:p>82</text:p>
          </table:table-cell>
          <table:table-cell office:value-type="float" office:value="34.65625">
            <text:p>34.66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02">
            <text:p>6102</text:p>
          </table:table-cell>
          <table:table-cell office:value-type="float" office:value="4615">
            <text:p>4615</text:p>
          </table:table-cell>
          <table:table-cell office:value-type="float" office:value="581">
            <text:p>581</text:p>
          </table:table-cell>
          <table:table-cell office:value-type="float" office:value="32.34375">
            <text:p>32.34</text:p>
          </table:table-cell>
          <table:table-cell office:value-type="float" office:value="43.46875">
            <text:p>43.47</text:p>
          </table:table-cell>
          <table:table-cell office:value-type="float" office:value="2420">
            <text:p>2420</text:p>
          </table:table-cell>
          <table:table-cell office:value-type="float" office:value="34.59375">
            <text:p>34.59</text:p>
          </table:table-cell>
          <table:table-cell office:value-type="float" office:value="34.34375">
            <text:p>34.34</text:p>
          </table:table-cell>
          <table:table-cell office:value-type="float" office:value="11.578125">
            <text:p>11.58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056">
            <text:p>12056</text:p>
          </table:table-cell>
          <table:table-cell office:value-type="float" office:value="9214">
            <text:p>9214</text:p>
          </table:table-cell>
          <table:table-cell office:value-type="float" office:value="1169">
            <text:p>1169</text:p>
          </table:table-cell>
          <table:table-cell office:value-type="float" office:value="33.625">
            <text:p>33.63</text:p>
          </table:table-cell>
          <table:table-cell office:value-type="float" office:value="49.625">
            <text:p>49.63</text:p>
          </table:table-cell>
          <table:table-cell office:value-type="float" office:value="4990">
            <text:p>4990</text:p>
          </table:table-cell>
          <table:table-cell office:value-type="float" office:value="37.875">
            <text:p>37.88</text:p>
          </table:table-cell>
          <table:table-cell office:value-type="float" office:value="32.90625">
            <text:p>32.91</text:p>
          </table:table-cell>
          <table:table-cell office:value-type="float" office:value="12.8125">
            <text:p>12.81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516">
            <text:p>12516</text:p>
          </table:table-cell>
          <table:table-cell office:value-type="float" office:value="9303">
            <text:p>9303</text:p>
          </table:table-cell>
          <table:table-cell office:value-type="float" office:value="1175">
            <text:p>1175</text:p>
          </table:table-cell>
          <table:table-cell office:value-type="float" office:value="17.25">
            <text:p>17.25</text:p>
          </table:table-cell>
          <table:table-cell office:value-type="float" office:value="26.03125">
            <text:p>26.03</text:p>
          </table:table-cell>
          <table:table-cell office:value-type="float" office:value="4885">
            <text:p>4885</text:p>
          </table:table-cell>
          <table:table-cell office:value-type="float" office:value="22.640625">
            <text:p>22.64</text:p>
          </table:table-cell>
          <table:table-cell office:value-type="float" office:value="18.828125">
            <text:p>18.83</text:p>
          </table:table-cell>
          <table:table-cell office:value-type="float" office:value="6.359375">
            <text:p>6.36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8736">
            <text:p>18736</text:p>
          </table:table-cell>
          <table:table-cell office:value-type="float" office:value="14477">
            <text:p>14477</text:p>
          </table:table-cell>
          <table:table-cell office:value-type="float" office:value="1794">
            <text:p>1794</text:p>
          </table:table-cell>
          <table:table-cell office:value-type="float" office:value="14.953125">
            <text:p>14.95</text:p>
          </table:table-cell>
          <table:table-cell office:value-type="float" office:value="23.828125">
            <text:p>23.83</text:p>
          </table:table-cell>
          <table:table-cell office:value-type="float" office:value="7477">
            <text:p>7477</text:p>
          </table:table-cell>
          <table:table-cell office:value-type="float" office:value="18.53125">
            <text:p>18.53</text:p>
          </table:table-cell>
          <table:table-cell office:value-type="float" office:value="16.25">
            <text:p>16.2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9212">
            <text:p>19212</text:p>
          </table:table-cell>
          <table:table-cell office:value-type="float" office:value="14781">
            <text:p>14781</text:p>
          </table:table-cell>
          <table:table-cell office:value-type="float" office:value="1997">
            <text:p>1997</text:p>
          </table:table-cell>
          <table:table-cell office:value-type="float" office:value="11.625">
            <text:p>11.63</text:p>
          </table:table-cell>
          <table:table-cell office:value-type="float" office:value="17.734375">
            <text:p>17.73</text:p>
          </table:table-cell>
          <table:table-cell office:value-type="float" office:value="7712">
            <text:p>7712</text:p>
          </table:table-cell>
          <table:table-cell office:value-type="float" office:value="13.28125">
            <text:p>13.28</text:p>
          </table:table-cell>
          <table:table-cell office:value-type="float" office:value="11.625">
            <text:p>11.63</text:p>
          </table:table-cell>
          <table:table-cell office:value-type="float" office:value="3.828125">
            <text:p>3.83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77250">
            <text:p>77250</text:p>
          </table:table-cell>
          <table:table-cell office:value-type="float" office:value="59098">
            <text:p>59098</text:p>
          </table:table-cell>
          <table:table-cell office:value-type="float" office:value="7492">
            <text:p>7492</text:p>
          </table:table-cell>
          <table:table-cell office:value-type="float" office:value="28.84375">
            <text:p>28.84</text:p>
          </table:table-cell>
          <table:table-cell office:value-type="float" office:value="41.84375">
            <text:p>41.84</text:p>
          </table:table-cell>
          <table:table-cell office:value-type="float" office:value="30952">
            <text:p>30952</text:p>
          </table:table-cell>
          <table:table-cell office:value-type="float" office:value="28.9375">
            <text:p>28.94</text:p>
          </table:table-cell>
          <table:table-cell office:value-type="float" office:value="24.59375">
            <text:p>24.59</text:p>
          </table:table-cell>
          <table:table-cell office:value-type="float" office:value="8.578125">
            <text:p>8.5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62">
            <text:p>30462</text:p>
          </table:table-cell>
          <table:table-cell office:value-type="float" office:value="48.03125">
            <text:p>48.03</text:p>
          </table:table-cell>
          <table:table-cell office:value-type="float" office:value="80">
            <text:p>80</text:p>
          </table:table-cell>
          <table:table-cell office:value-type="float" office:value="122702">
            <text:p>122702</text:p>
          </table:table-cell>
          <table:table-cell office:value-type="float" office:value="59.3125">
            <text:p>59.31</text:p>
          </table:table-cell>
          <table:table-cell office:value-type="float" office:value="52.125">
            <text:p>52.13</text:p>
          </table:table-cell>
          <table:table-cell office:value-type="float" office:value="17.5625">
            <text:p>17.56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1738">
            <text:p>91738</text:p>
          </table:table-cell>
          <table:table-cell office:value-type="float" office:value="86.9375">
            <text:p>86.94</text:p>
          </table:table-cell>
          <table:table-cell office:value-type="float" office:value="151.25">
            <text:p>151.25</text:p>
          </table:table-cell>
          <table:table-cell/>
          <table:table-cell office:value-type="float" office:value="117.5">
            <text:p>117.5</text:p>
          </table:table-cell>
          <table:table-cell office:value-type="float" office:value="97.4375">
            <text:p>97.44</text:p>
          </table:table-cell>
          <table:table-cell office:value-type="float" office:value="32.34375">
            <text:p>32.34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0.5">
            <text:p>140.5</text:p>
          </table:table-cell>
          <table:table-cell office:value-type="float" office:value="223">
            <text:p>223</text:p>
          </table:table-cell>
          <table:table-cell/>
          <table:table-cell office:value-type="float" office:value="169">
            <text:p>169</text:p>
          </table:table-cell>
          <table:table-cell office:value-type="float" office:value="142.875">
            <text:p>142.88</text:p>
          </table:table-cell>
          <table:table-cell office:value-type="float" office:value="54.1875">
            <text:p>54.19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65.25">
            <text:p>265.25</text:p>
          </table:table-cell>
          <table:table-cell office:value-type="float" office:value="472">
            <text:p>472</text:p>
          </table:table-cell>
          <table:table-cell/>
          <table:table-cell office:value-type="float" office:value="346.25">
            <text:p>346.25</text:p>
          </table:table-cell>
          <table:table-cell office:value-type="float" office:value="323.25">
            <text:p>323.25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05.5">
            <text:p>605.5</text:p>
          </table:table-cell>
          <table:table-cell office:value-type="float" office:value="1064">
            <text:p>1064</text:p>
          </table:table-cell>
          <table:table-cell/>
          <table:table-cell office:value-type="float" office:value="698.5">
            <text:p>698.5</text:p>
          </table:table-cell>
          <table:table-cell office:value-type="float" office:value="675">
            <text:p>675</text:p>
          </table:table-cell>
          <table:table-cell office:value-type="float" office:value="302.5">
            <text:p>302.5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96">
            <text:p>996</text:p>
          </table:table-cell>
          <table:table-cell office:value-type="float" office:value="1917">
            <text:p>1917</text:p>
          </table:table-cell>
          <table:table-cell/>
          <table:table-cell office:value-type="float" office:value="1261">
            <text:p>1261</text:p>
          </table:table-cell>
          <table:table-cell office:value-type="float" office:value="1149">
            <text:p>1149</text:p>
          </table:table-cell>
          <table:table-cell office:value-type="float" office:value="644.5">
            <text:p>644.5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6">
            <text:p>1556</text:p>
          </table:table-cell>
          <table:table-cell office:value-type="float" office:value="2682">
            <text:p>2682</text:p>
          </table:table-cell>
          <table:table-cell/>
          <table:table-cell office:value-type="float" office:value="1999">
            <text:p>1999</text:p>
          </table:table-cell>
          <table:table-cell office:value-type="float" office:value="1687">
            <text:p>1687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69">
            <text:p>3169</text:p>
          </table:table-cell>
          <table:table-cell office:value-type="float" office:value="5622">
            <text:p>5622</text:p>
          </table:table-cell>
          <table:table-cell/>
          <table:table-cell office:value-type="float" office:value="4048">
            <text:p>4048</text:p>
          </table:table-cell>
          <table:table-cell office:value-type="float" office:value="3442">
            <text:p>3442</text:p>
          </table:table-cell>
          <table:table-cell office:value-type="float" office:value="2637">
            <text:p>2637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422">
            <text:p>6422</text:p>
          </table:table-cell>
          <table:table-cell office:value-type="float" office:value="12105">
            <text:p>12105</text:p>
          </table:table-cell>
          <table:table-cell/>
          <table:table-cell office:value-type="float" office:value="8104">
            <text:p>8104</text:p>
          </table:table-cell>
          <table:table-cell office:value-type="float" office:value="7179">
            <text:p>7179</text:p>
          </table:table-cell>
          <table:table-cell office:value-type="float" office:value="6100">
            <text:p>6100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271">
            <text:p>11271</text:p>
          </table:table-cell>
          <table:table-cell office:value-type="float" office:value="22045">
            <text:p>22045</text:p>
          </table:table-cell>
          <table:table-cell/>
          <table:table-cell office:value-type="float" office:value="14619">
            <text:p>14619</text:p>
          </table:table-cell>
          <table:table-cell office:value-type="float" office:value="13834">
            <text:p>13834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3.5">
            <text:p>713.5</text:p>
          </table:table-cell>
          <table:table-cell office:value-type="float" office:value="740">
            <text:p>740</text:p>
          </table:table-cell>
          <table:table-cell office:value-type="float" office:value="637">
            <text:p>637</text:p>
          </table:table-cell>
          <table:table-cell office:value-type="float" office:value="1177">
            <text:p>1177</text:p>
          </table:table-cell>
          <table:table-cell office:value-type="float" office:value="712">
            <text:p>712</text:p>
          </table:table-cell>
          <table:table-cell office:value-type="float" office:value="835">
            <text:p>835</text:p>
          </table:table-cell>
          <table:table-cell office:value-type="float" office:value="822">
            <text:p>822</text:p>
          </table:table-cell>
          <table:table-cell office:value-type="float" office:value="827">
            <text:p>827</text:p>
          </table:table-cell>
          <table:table-cell office:value-type="float" office:value="14949">
            <text:p>1494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7">
            <text:p>1017</text:p>
          </table:table-cell>
          <table:table-cell office:value-type="float" office:value="1180">
            <text:p>1180</text:p>
          </table:table-cell>
          <table:table-cell office:value-type="float" office:value="1064">
            <text:p>1064</text:p>
          </table:table-cell>
          <table:table-cell office:value-type="float" office:value="3751">
            <text:p>3751</text:p>
          </table:table-cell>
          <table:table-cell office:value-type="float" office:value="1095">
            <text:p>1095</text:p>
          </table:table-cell>
          <table:table-cell office:value-type="float" office:value="1407">
            <text:p>1407</text:p>
          </table:table-cell>
          <table:table-cell office:value-type="float" office:value="1110">
            <text:p>1110</text:p>
          </table:table-cell>
          <table:table-cell office:value-type="float" office:value="7292">
            <text:p>72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40.5">
            <text:p>740.5</text:p>
          </table:table-cell>
          <table:table-cell office:value-type="float" office:value="715.5">
            <text:p>715.5</text:p>
          </table:table-cell>
          <table:table-cell office:value-type="float" office:value="888">
            <text:p>888</text:p>
          </table:table-cell>
          <table:table-cell office:value-type="float" office:value="689">
            <text:p>689</text:p>
          </table:table-cell>
          <table:table-cell office:value-type="float" office:value="1881">
            <text:p>1881</text:p>
          </table:table-cell>
          <table:table-cell office:value-type="float" office:value="828">
            <text:p>828</text:p>
          </table:table-cell>
          <table:table-cell office:value-type="float" office:value="1038">
            <text:p>1038</text:p>
          </table:table-cell>
          <table:table-cell office:value-type="float" office:value="803">
            <text:p>803</text:p>
          </table:table-cell>
          <table:table-cell office:value-type="float" office:value="3441">
            <text:p>344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3">
            <text:p>1223</text:p>
          </table:table-cell>
          <table:table-cell office:value-type="float" office:value="1155">
            <text:p>1155</text:p>
          </table:table-cell>
          <table:table-cell office:value-type="float" office:value="1396">
            <text:p>1396</text:p>
          </table:table-cell>
          <table:table-cell office:value-type="float" office:value="1071">
            <text:p>1071</text:p>
          </table:table-cell>
          <table:table-cell office:value-type="float" office:value="2522">
            <text:p>2522</text:p>
          </table:table-cell>
          <table:table-cell office:value-type="float" office:value="1352">
            <text:p>1352</text:p>
          </table:table-cell>
          <table:table-cell office:value-type="float" office:value="1766">
            <text:p>1766</text:p>
          </table:table-cell>
          <table:table-cell office:value-type="float" office:value="1212">
            <text:p>1212</text:p>
          </table:table-cell>
          <table:table-cell office:value-type="float" office:value="4250">
            <text:p>425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902">
            <text:p>902</text:p>
          </table:table-cell>
          <table:table-cell office:value-type="float" office:value="849">
            <text:p>849</text:p>
          </table:table-cell>
          <table:table-cell office:value-type="float" office:value="990">
            <text:p>990</text:p>
          </table:table-cell>
          <table:table-cell office:value-type="float" office:value="747">
            <text:p>747</text:p>
          </table:table-cell>
          <table:table-cell office:value-type="float" office:value="1516">
            <text:p>1516</text:p>
          </table:table-cell>
          <table:table-cell office:value-type="float" office:value="1055">
            <text:p>1055</text:p>
          </table:table-cell>
          <table:table-cell office:value-type="float" office:value="1339">
            <text:p>1339</text:p>
          </table:table-cell>
          <table:table-cell office:value-type="float" office:value="812">
            <text:p>812</text:p>
          </table:table-cell>
          <table:table-cell office:value-type="float" office:value="2573">
            <text:p>257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5">
            <text:p>935</text:p>
          </table:table-cell>
          <table:table-cell office:value-type="float" office:value="1165">
            <text:p>1165</text:p>
          </table:table-cell>
          <table:table-cell office:value-type="float" office:value="1320">
            <text:p>1320</text:p>
          </table:table-cell>
          <table:table-cell office:value-type="float" office:value="965">
            <text:p>965</text:p>
          </table:table-cell>
          <table:table-cell office:value-type="float" office:value="2521">
            <text:p>2521</text:p>
          </table:table-cell>
          <table:table-cell office:value-type="float" office:value="1427">
            <text:p>1427</text:p>
          </table:table-cell>
          <table:table-cell office:value-type="float" office:value="1878">
            <text:p>1878</text:p>
          </table:table-cell>
          <table:table-cell office:value-type="float" office:value="1092">
            <text:p>109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21">
            <text:p>1221</text:p>
          </table:table-cell>
          <table:table-cell office:value-type="float" office:value="1525">
            <text:p>1525</text:p>
          </table:table-cell>
          <table:table-cell office:value-type="float" office:value="1635">
            <text:p>1635</text:p>
          </table:table-cell>
          <table:table-cell office:value-type="float" office:value="1574">
            <text:p>1574</text:p>
          </table:table-cell>
          <table:table-cell office:value-type="float" office:value="2906">
            <text:p>2906</text:p>
          </table:table-cell>
          <table:table-cell office:value-type="float" office:value="1879">
            <text:p>1879</text:p>
          </table:table-cell>
          <table:table-cell office:value-type="float" office:value="2390">
            <text:p>2390</text:p>
          </table:table-cell>
          <table:table-cell office:value-type="float" office:value="1357">
            <text:p>1357</text:p>
          </table:table-cell>
          <table:table-cell office:value-type="float" office:value="3596">
            <text:p>359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16">
            <text:p>2016</text:p>
          </table:table-cell>
          <table:table-cell office:value-type="float" office:value="2005">
            <text:p>2005</text:p>
          </table:table-cell>
          <table:table-cell office:value-type="float" office:value="1976">
            <text:p>1976</text:p>
          </table:table-cell>
          <table:table-cell office:value-type="float" office:value="1989">
            <text:p>1989</text:p>
          </table:table-cell>
          <table:table-cell office:value-type="float" office:value="3448">
            <text:p>3448</text:p>
          </table:table-cell>
          <table:table-cell office:value-type="float" office:value="2509">
            <text:p>2509</text:p>
          </table:table-cell>
          <table:table-cell office:value-type="float" office:value="2919">
            <text:p>2919</text:p>
          </table:table-cell>
          <table:table-cell office:value-type="float" office:value="2160">
            <text:p>2160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60">
            <text:p>2860</text:p>
          </table:table-cell>
          <table:table-cell office:value-type="float" office:value="2496">
            <text:p>2496</text:p>
          </table:table-cell>
          <table:table-cell office:value-type="float" office:value="2290">
            <text:p>2290</text:p>
          </table:table-cell>
          <table:table-cell office:value-type="float" office:value="2306">
            <text:p>2306</text:p>
          </table:table-cell>
          <table:table-cell office:value-type="float" office:value="3915">
            <text:p>3915</text:p>
          </table:table-cell>
          <table:table-cell office:value-type="float" office:value="3090">
            <text:p>3090</text:p>
          </table:table-cell>
          <table:table-cell office:value-type="float" office:value="3482">
            <text:p>3482</text:p>
          </table:table-cell>
          <table:table-cell office:value-type="float" office:value="2598">
            <text:p>2598</text:p>
          </table:table-cell>
          <table:table-cell office:value-type="float" office:value="4628">
            <text:p>462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4">
            <text:p>1424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office:value-type="float" office:value="2119">
            <text:p>2119</text:p>
          </table:table-cell>
          <table:table-cell office:value-type="float" office:value="1855">
            <text:p>1855</text:p>
          </table:table-cell>
          <table:table-cell office:value-type="float" office:value="2005">
            <text:p>2005</text:p>
          </table:table-cell>
          <table:table-cell office:value-type="float" office:value="1514">
            <text:p>1514</text:p>
          </table:table-cell>
          <table:table-cell office:value-type="float" office:value="2858">
            <text:p>285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6">
            <text:p>1786</text:p>
          </table:table-cell>
          <table:table-cell office:value-type="float" office:value="1414">
            <text:p>1414</text:p>
          </table:table-cell>
          <table:table-cell office:value-type="float" office:value="1432">
            <text:p>1432</text:p>
          </table:table-cell>
          <table:table-cell office:value-type="float" office:value="2166">
            <text:p>2166</text:p>
          </table:table-cell>
          <table:table-cell office:value-type="float" office:value="2142">
            <text:p>2142</text:p>
          </table:table-cell>
          <table:table-cell office:value-type="float" office:value="2059">
            <text:p>2059</text:p>
          </table:table-cell>
          <table:table-cell office:value-type="float" office:value="1619">
            <text:p>1619</text:p>
          </table:table-cell>
          <table:table-cell office:value-type="float" office:value="2489">
            <text:p>24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6">
            <text:p>2436</text:p>
          </table:table-cell>
          <table:table-cell office:value-type="float" office:value="1996">
            <text:p>1996</text:p>
          </table:table-cell>
          <table:table-cell office:value-type="float" office:value="1344">
            <text:p>1344</text:p>
          </table:table-cell>
          <table:table-cell office:value-type="float" office:value="1398">
            <text:p>1398</text:p>
          </table:table-cell>
          <table:table-cell office:value-type="float" office:value="2069">
            <text:p>2069</text:p>
          </table:table-cell>
          <table:table-cell office:value-type="float" office:value="2232">
            <text:p>2232</text:p>
          </table:table-cell>
          <table:table-cell office:value-type="float" office:value="1989">
            <text:p>1989</text:p>
          </table:table-cell>
          <table:table-cell office:value-type="float" office:value="1590">
            <text:p>1590</text:p>
          </table:table-cell>
          <table:table-cell office:value-type="float" office:value="2167">
            <text:p>216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77">
            <text:p>4277</text:p>
          </table:table-cell>
          <table:table-cell office:value-type="float" office:value="3355">
            <text:p>3355</text:p>
          </table:table-cell>
          <table:table-cell office:value-type="float" office:value="1549">
            <text:p>1549</text:p>
          </table:table-cell>
          <table:table-cell office:value-type="float" office:value="1686">
            <text:p>1686</text:p>
          </table:table-cell>
          <table:table-cell office:value-type="float" office:value="2413">
            <text:p>2413</text:p>
          </table:table-cell>
          <table:table-cell office:value-type="float" office:value="3258">
            <text:p>3258</text:p>
          </table:table-cell>
          <table:table-cell office:value-type="float" office:value="2483">
            <text:p>2483</text:p>
          </table:table-cell>
          <table:table-cell office:value-type="float" office:value="2060">
            <text:p>2060</text:p>
          </table:table-cell>
          <table:table-cell office:value-type="float" office:value="2177">
            <text:p>217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08">
            <text:p>3108</text:p>
          </table:table-cell>
          <table:table-cell office:value-type="float" office:value="2348">
            <text:p>2348</text:p>
          </table:table-cell>
          <table:table-cell office:value-type="float" office:value="841">
            <text:p>841</text:p>
          </table:table-cell>
          <table:table-cell office:value-type="float" office:value="932">
            <text:p>932</text:p>
          </table:table-cell>
          <table:table-cell office:value-type="float" office:value="1204">
            <text:p>1204</text:p>
          </table:table-cell>
          <table:table-cell office:value-type="float" office:value="2144">
            <text:p>2144</text:p>
          </table:table-cell>
          <table:table-cell office:value-type="float" office:value="1294">
            <text:p>1294</text:p>
          </table:table-cell>
          <table:table-cell office:value-type="float" office:value="1102">
            <text:p>1102</text:p>
          </table:table-cell>
          <table:table-cell office:value-type="float" office:value="990">
            <text:p>99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81">
            <text:p>3081</text:p>
          </table:table-cell>
          <table:table-cell office:value-type="float" office:value="2233">
            <text:p>2233</text:p>
          </table:table-cell>
          <table:table-cell office:value-type="float" office:value="698">
            <text:p>698</text:p>
          </table:table-cell>
          <table:table-cell office:value-type="float" office:value="716.5">
            <text:p>716.5</text:p>
          </table:table-cell>
          <table:table-cell office:value-type="float" office:value="980">
            <text:p>980</text:p>
          </table:table-cell>
          <table:table-cell office:value-type="float" office:value="1973">
            <text:p>1973</text:p>
          </table:table-cell>
          <table:table-cell office:value-type="float" office:value="980">
            <text:p>980</text:p>
          </table:table-cell>
          <table:table-cell office:value-type="float" office:value="840">
            <text:p>840</text:p>
          </table:table-cell>
          <table:table-cell office:value-type="float" office:value="712.5">
            <text:p>712.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6">
            <text:p>5906</text:p>
          </table:table-cell>
          <table:table-cell office:value-type="float" office:value="4138">
            <text:p>4138</text:p>
          </table:table-cell>
          <table:table-cell office:value-type="float" office:value="1020">
            <text:p>1020</text:p>
          </table:table-cell>
          <table:table-cell office:value-type="float" office:value="800">
            <text:p>800</text:p>
          </table:table-cell>
          <table:table-cell office:value-type="float" office:value="1121">
            <text:p>1121</text:p>
          </table:table-cell>
          <table:table-cell office:value-type="float" office:value="3413">
            <text:p>3413</text:p>
          </table:table-cell>
          <table:table-cell office:value-type="float" office:value="1098">
            <text:p>1098</text:p>
          </table:table-cell>
          <table:table-cell office:value-type="float" office:value="952">
            <text:p>952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6">
            <text:p>11876</text:p>
          </table:table-cell>
          <table:table-cell office:value-type="float" office:value="8270">
            <text:p>8270</text:p>
          </table:table-cell>
          <table:table-cell office:value-type="float" office:value="1672">
            <text:p>1672</text:p>
          </table:table-cell>
          <table:table-cell office:value-type="float" office:value="896">
            <text:p>896</text:p>
          </table:table-cell>
          <table:table-cell office:value-type="float" office:value="1299">
            <text:p>1299</text:p>
          </table:table-cell>
          <table:table-cell office:value-type="float" office:value="6230">
            <text:p>6230</text:p>
          </table:table-cell>
          <table:table-cell office:value-type="float" office:value="1218">
            <text:p>1218</text:p>
          </table:table-cell>
          <table:table-cell office:value-type="float" office:value="1064">
            <text:p>1064</text:p>
          </table:table-cell>
          <table:table-cell office:value-type="float" office:value="716.5">
            <text:p>716.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01">
            <text:p>18601</text:p>
          </table:table-cell>
          <table:table-cell office:value-type="float" office:value="13021">
            <text:p>13021</text:p>
          </table:table-cell>
          <table:table-cell office:value-type="float" office:value="2320">
            <text:p>2320</text:p>
          </table:table-cell>
          <table:table-cell office:value-type="float" office:value="839">
            <text:p>839</text:p>
          </table:table-cell>
          <table:table-cell office:value-type="float" office:value="1220">
            <text:p>1220</text:p>
          </table:table-cell>
          <table:table-cell office:value-type="float" office:value="9106">
            <text:p>9106</text:p>
          </table:table-cell>
          <table:table-cell office:value-type="float" office:value="1152">
            <text:p>1152</text:p>
          </table:table-cell>
          <table:table-cell office:value-type="float" office:value="1015">
            <text:p>1015</text:p>
          </table:table-cell>
          <table:table-cell office:value-type="float" office:value="626.5">
            <text:p>626.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87">
            <text:p>19287</text:p>
          </table:table-cell>
          <table:table-cell office:value-type="float" office:value="13542">
            <text:p>13542</text:p>
          </table:table-cell>
          <table:table-cell office:value-type="float" office:value="2268">
            <text:p>2268</text:p>
          </table:table-cell>
          <table:table-cell office:value-type="float" office:value="626.5">
            <text:p>626.5</text:p>
          </table:table-cell>
          <table:table-cell office:value-type="float" office:value="964">
            <text:p>964</text:p>
          </table:table-cell>
          <table:table-cell office:value-type="float" office:value="9105">
            <text:p>9105</text:p>
          </table:table-cell>
          <table:table-cell office:value-type="float" office:value="863">
            <text:p>863</text:p>
          </table:table-cell>
          <table:table-cell office:value-type="float" office:value="763">
            <text:p>76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17">
            <text:p>19717</text:p>
          </table:table-cell>
          <table:table-cell office:value-type="float" office:value="13889">
            <text:p>13889</text:p>
          </table:table-cell>
          <table:table-cell office:value-type="float" office:value="2153">
            <text:p>2153</text:p>
          </table:table-cell>
          <table:table-cell office:value-type="float" office:value="336.5">
            <text:p>336.5</text:p>
          </table:table-cell>
          <table:table-cell office:value-type="float" office:value="532.5">
            <text:p>532.5</text:p>
          </table:table-cell>
          <table:table-cell office:value-type="float" office:value="8862">
            <text:p>8862</text:p>
          </table:table-cell>
          <table:table-cell office:value-type="float" office:value="472.5">
            <text:p>472.5</text:p>
          </table:table-cell>
          <table:table-cell office:value-type="float" office:value="419">
            <text:p>419</text:p>
          </table:table-cell>
          <table:table-cell office:value-type="float" office:value="222.75">
            <text:p>222.7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16">
            <text:p>19916</text:p>
          </table:table-cell>
          <table:table-cell office:value-type="float" office:value="14010">
            <text:p>14010</text:p>
          </table:table-cell>
          <table:table-cell office:value-type="float" office:value="2099">
            <text:p>2099</text:p>
          </table:table-cell>
          <table:table-cell office:value-type="float" office:value="182.125">
            <text:p>182.13</text:p>
          </table:table-cell>
          <table:table-cell office:value-type="float" office:value="300.75">
            <text:p>300.75</text:p>
          </table:table-cell>
          <table:table-cell office:value-type="float" office:value="8743">
            <text:p>8743</text:p>
          </table:table-cell>
          <table:table-cell office:value-type="float" office:value="257.5">
            <text:p>257.5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73">
            <text:p>15273</text:p>
          </table:table-cell>
          <table:table-cell office:value-type="float" office:value="10715">
            <text:p>10715</text:p>
          </table:table-cell>
          <table:table-cell office:value-type="float" office:value="1587">
            <text:p>1587</text:p>
          </table:table-cell>
          <table:table-cell office:value-type="float" office:value="84.1875">
            <text:p>84.19</text:p>
          </table:table-cell>
          <table:table-cell office:value-type="float" office:value="140.75">
            <text:p>140.75</text:p>
          </table:table-cell>
          <table:table-cell office:value-type="float" office:value="6649">
            <text:p>6649</text:p>
          </table:table-cell>
          <table:table-cell office:value-type="float" office:value="119.75">
            <text:p>119.75</text:p>
          </table:table-cell>
          <table:table-cell office:value-type="float" office:value="107.125">
            <text:p>107.13</text:p>
          </table:table-cell>
          <table:table-cell office:value-type="float" office:value="49.09375">
            <text:p>49.0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4">
            <text:p>7794</text:p>
          </table:table-cell>
          <table:table-cell office:value-type="float" office:value="5445">
            <text:p>5445</text:p>
          </table:table-cell>
          <table:table-cell office:value-type="float" office:value="805">
            <text:p>805</text:p>
          </table:table-cell>
          <table:table-cell office:value-type="float" office:value="31.25">
            <text:p>31.25</text:p>
          </table:table-cell>
          <table:table-cell office:value-type="float" office:value="53.6875">
            <text:p>53.69</text:p>
          </table:table-cell>
          <table:table-cell office:value-type="float" office:value="3383">
            <text:p>3383</text:p>
          </table:table-cell>
          <table:table-cell office:value-type="float" office:value="44.625">
            <text:p>44.63</text:p>
          </table:table-cell>
          <table:table-cell office:value-type="float" office:value="39.78125">
            <text:p>39.78</text:p>
          </table:table-cell>
          <table:table-cell office:value-type="float" office:value="17.59375">
            <text:p>17.59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5920">
            <text:p>15920</text:p>
          </table:table-cell>
          <table:table-cell office:value-type="float" office:value="10966">
            <text:p>10966</text:p>
          </table:table-cell>
          <table:table-cell office:value-type="float" office:value="1630">
            <text:p>1630</text:p>
          </table:table-cell>
          <table:table-cell office:value-type="float" office:value="33.1875">
            <text:p>33.19</text:p>
          </table:table-cell>
          <table:table-cell office:value-type="float" office:value="60.8125">
            <text:p>60.81</text:p>
          </table:table-cell>
          <table:table-cell office:value-type="float" office:value="6759">
            <text:p>6759</text:p>
          </table:table-cell>
          <table:table-cell office:value-type="float" office:value="47.78125">
            <text:p>47.78</text:p>
          </table:table-cell>
          <table:table-cell office:value-type="float" office:value="42.875">
            <text:p>42.88</text:p>
          </table:table-cell>
          <table:table-cell office:value-type="float" office:value="18.140625">
            <text:p>18.14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293">
            <text:p>16293</text:p>
          </table:table-cell>
          <table:table-cell office:value-type="float" office:value="11370">
            <text:p>11370</text:p>
          </table:table-cell>
          <table:table-cell office:value-type="float" office:value="2234">
            <text:p>2234</text:p>
          </table:table-cell>
          <table:table-cell office:value-type="float" office:value="17.765625">
            <text:p>17.77</text:p>
          </table:table-cell>
          <table:table-cell office:value-type="float" office:value="32.0625">
            <text:p>32.06</text:p>
          </table:table-cell>
          <table:table-cell office:value-type="float" office:value="6820">
            <text:p>6820</text:p>
          </table:table-cell>
          <table:table-cell office:value-type="float" office:value="25.4375">
            <text:p>25.44</text:p>
          </table:table-cell>
          <table:table-cell office:value-type="float" office:value="22.953125">
            <text:p>22.95</text:p>
          </table:table-cell>
          <table:table-cell office:value-type="float" office:value="9.203125">
            <text:p>9.2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4892">
            <text:p>24892</text:p>
          </table:table-cell>
          <table:table-cell office:value-type="float" office:value="18128">
            <text:p>18128</text:p>
          </table:table-cell>
          <table:table-cell office:value-type="float" office:value="4141">
            <text:p>4141</text:p>
          </table:table-cell>
          <table:table-cell office:value-type="float" office:value="16.265625">
            <text:p>16.27</text:p>
          </table:table-cell>
          <table:table-cell office:value-type="float" office:value="29.375">
            <text:p>29.38</text:p>
          </table:table-cell>
          <table:table-cell office:value-type="float" office:value="10465">
            <text:p>10465</text:p>
          </table:table-cell>
          <table:table-cell office:value-type="float" office:value="23.4375">
            <text:p>23.44</text:p>
          </table:table-cell>
          <table:table-cell office:value-type="float" office:value="21.1875">
            <text:p>21.19</text:p>
          </table:table-cell>
          <table:table-cell office:value-type="float" office:value="8.234375">
            <text:p>8.23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5330">
            <text:p>25330</text:p>
          </table:table-cell>
          <table:table-cell office:value-type="float" office:value="17867">
            <text:p>17867</text:p>
          </table:table-cell>
          <table:table-cell office:value-type="float" office:value="4523">
            <text:p>4523</text:p>
          </table:table-cell>
          <table:table-cell office:value-type="float" office:value="11.953125">
            <text:p>11.95</text:p>
          </table:table-cell>
          <table:table-cell office:value-type="float" office:value="22.15625">
            <text:p>22.16</text:p>
          </table:table-cell>
          <table:table-cell office:value-type="float" office:value="10682">
            <text:p>10682</text:p>
          </table:table-cell>
          <table:table-cell office:value-type="float" office:value="17.203125">
            <text:p>17.2</text:p>
          </table:table-cell>
          <table:table-cell office:value-type="float" office:value="15.640625">
            <text:p>15.64</text:p>
          </table:table-cell>
          <table:table-cell office:value-type="float" office:value="6.203125">
            <text:p>6.2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01907">
            <text:p>101907</text:p>
          </table:table-cell>
          <table:table-cell office:value-type="float" office:value="74173">
            <text:p>74173</text:p>
          </table:table-cell>
          <table:table-cell office:value-type="float" office:value="19278">
            <text:p>19278</text:p>
          </table:table-cell>
          <table:table-cell office:value-type="float" office:value="25.3125">
            <text:p>25.31</text:p>
          </table:table-cell>
          <table:table-cell office:value-type="float" office:value="47.46875">
            <text:p>47.47</text:p>
          </table:table-cell>
          <table:table-cell office:value-type="float" office:value="42971">
            <text:p>42971</text:p>
          </table:table-cell>
          <table:table-cell office:value-type="float" office:value="36.53125">
            <text:p>36.53</text:p>
          </table:table-cell>
          <table:table-cell office:value-type="float" office:value="33.1875">
            <text:p>33.19</text:p>
          </table:table-cell>
          <table:table-cell office:value-type="float" office:value="15.375">
            <text:p>15.38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9312">
            <text:p>89312</text:p>
          </table:table-cell>
          <table:table-cell office:value-type="float" office:value="53.625">
            <text:p>53.63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78.125">
            <text:p>78.13</text:p>
          </table:table-cell>
          <table:table-cell office:value-type="float" office:value="70.5625">
            <text:p>70.56</text:p>
          </table:table-cell>
          <table:table-cell office:value-type="float" office:value="40.21875">
            <text:p>40.22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.875">
            <text:p>97.88</text:p>
          </table:table-cell>
          <table:table-cell office:value-type="float" office:value="196">
            <text:p>196</text:p>
          </table:table-cell>
          <table:table-cell/>
          <table:table-cell office:value-type="float" office:value="142.375">
            <text:p>142.38</text:p>
          </table:table-cell>
          <table:table-cell office:value-type="float" office:value="129.75">
            <text:p>129.75</text:p>
          </table:table-cell>
          <table:table-cell office:value-type="float" office:value="82.5625">
            <text:p>82.56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4.25">
            <text:p>144.25</text:p>
          </table:table-cell>
          <table:table-cell office:value-type="float" office:value="295.75">
            <text:p>295.75</text:p>
          </table:table-cell>
          <table:table-cell/>
          <table:table-cell office:value-type="float" office:value="210.25">
            <text:p>210.25</text:p>
          </table:table-cell>
          <table:table-cell office:value-type="float" office:value="191.375">
            <text:p>191.38</text:p>
          </table:table-cell>
          <table:table-cell office:value-type="float" office:value="129.625">
            <text:p>129.63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3.5">
            <text:p>303.5</text:p>
          </table:table-cell>
          <table:table-cell office:value-type="float" office:value="626.5">
            <text:p>626.5</text:p>
          </table:table-cell>
          <table:table-cell/>
          <table:table-cell office:value-type="float" office:value="441.5">
            <text:p>441.5</text:p>
          </table:table-cell>
          <table:table-cell office:value-type="float" office:value="402.5">
            <text:p>402.5</text:p>
          </table:table-cell>
          <table:table-cell office:value-type="float" office:value="274.25">
            <text:p>274.25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7.5">
            <text:p>637.5</text:p>
          </table:table-cell>
          <table:table-cell office:value-type="float" office:value="1361">
            <text:p>1361</text:p>
          </table:table-cell>
          <table:table-cell/>
          <table:table-cell office:value-type="float" office:value="910">
            <text:p>910</text:p>
          </table:table-cell>
          <table:table-cell office:value-type="float" office:value="848">
            <text:p>848</text:p>
          </table:table-cell>
          <table:table-cell office:value-type="float" office:value="698.5">
            <text:p>698.5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57">
            <text:p>1157</text:p>
          </table:table-cell>
          <table:table-cell office:value-type="float" office:value="2541">
            <text:p>2541</text:p>
          </table:table-cell>
          <table:table-cell/>
          <table:table-cell office:value-type="float" office:value="1662">
            <text:p>1662</text:p>
          </table:table-cell>
          <table:table-cell office:value-type="float" office:value="1546">
            <text:p>1546</text:p>
          </table:table-cell>
          <table:table-cell office:value-type="float" office:value="1421">
            <text:p>1421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696">
            <text:p>1696</text:p>
          </table:table-cell>
          <table:table-cell office:value-type="float" office:value="3723">
            <text:p>3723</text:p>
          </table:table-cell>
          <table:table-cell/>
          <table:table-cell office:value-type="float" office:value="2466">
            <text:p>2466</text:p>
          </table:table-cell>
          <table:table-cell office:value-type="float" office:value="2265">
            <text:p>2265</text:p>
          </table:table-cell>
          <table:table-cell office:value-type="float" office:value="2159">
            <text:p>2159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548">
            <text:p>3548</text:p>
          </table:table-cell>
          <table:table-cell office:value-type="float" office:value="7995">
            <text:p>7995</text:p>
          </table:table-cell>
          <table:table-cell/>
          <table:table-cell office:value-type="float" office:value="5096">
            <text:p>5096</text:p>
          </table:table-cell>
          <table:table-cell office:value-type="float" office:value="4747">
            <text:p>4747</text:p>
          </table:table-cell>
          <table:table-cell office:value-type="float" office:value="5082">
            <text:p>5082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388">
            <text:p>7388</text:p>
          </table:table-cell>
          <table:table-cell office:value-type="float" office:value="17102">
            <text:p>17102</text:p>
          </table:table-cell>
          <table:table-cell/>
          <table:table-cell office:value-type="float" office:value="10662">
            <text:p>10662</text:p>
          </table:table-cell>
          <table:table-cell office:value-type="float" office:value="10222">
            <text:p>10222</text:p>
          </table:table-cell>
          <table:table-cell office:value-type="float" office:value="11368">
            <text:p>11368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341">
            <text:p>13341</text:p>
          </table:table-cell>
          <table:table-cell office:value-type="float" office:value="31370">
            <text:p>31370</text:p>
          </table:table-cell>
          <table:table-cell/>
          <table:table-cell office:value-type="float" office:value="19596">
            <text:p>19596</text:p>
          </table:table-cell>
          <table:table-cell office:value-type="float" office:value="17982">
            <text:p>17982</text:p>
          </table:table-cell>
          <table:table-cell office:value-type="float" office:value="20570">
            <text:p>20570</text:p>
          </table:table-cell>
          <table:table-cell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9487">
            <text:p>19487</text:p>
          </table:table-cell>
          <table:table-cell office:value-type="float" office:value="45891">
            <text:p>45891</text:p>
          </table:table-cell>
          <table:table-cell/>
          <table:table-cell office:value-type="float" office:value="28192">
            <text:p>28192</text:p>
          </table:table-cell>
          <table:table-cell office:value-type="float" office:value="26151">
            <text:p>26151</text:p>
          </table:table-cell>
          <table:table-cell office:value-type="float" office:value="29927">
            <text:p>2992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4.5">
            <text:p>714.5</text:p>
          </table:table-cell>
          <table:table-cell office:value-type="float" office:value="724.5">
            <text:p>724.5</text:p>
          </table:table-cell>
          <table:table-cell office:value-type="float" office:value="717">
            <text:p>717</text:p>
          </table:table-cell>
          <table:table-cell office:value-type="float" office:value="1261">
            <text:p>1261</text:p>
          </table:table-cell>
          <table:table-cell office:value-type="float" office:value="706.5">
            <text:p>706.5</text:p>
          </table:table-cell>
          <table:table-cell office:value-type="float" office:value="846">
            <text:p>846</text:p>
          </table:table-cell>
          <table:table-cell office:value-type="float" office:value="821">
            <text:p>821</text:p>
          </table:table-cell>
          <table:table-cell office:value-type="float" office:value="796">
            <text:p>796</text:p>
          </table:table-cell>
          <table:table-cell office:value-type="float" office:value="1162">
            <text:p>1162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8">
            <text:p>1018</text:p>
          </table:table-cell>
          <table:table-cell office:value-type="float" office:value="1168">
            <text:p>1168</text:p>
          </table:table-cell>
          <table:table-cell office:value-type="float" office:value="1454">
            <text:p>1454</text:p>
          </table:table-cell>
          <table:table-cell office:value-type="float" office:value="3614">
            <text:p>3614</text:p>
          </table:table-cell>
          <table:table-cell office:value-type="float" office:value="1097">
            <text:p>1097</text:p>
          </table:table-cell>
          <table:table-cell office:value-type="float" office:value="2170">
            <text:p>2170</text:p>
          </table:table-cell>
          <table:table-cell office:value-type="float" office:value="1013">
            <text:p>1013</text:p>
          </table:table-cell>
          <table:table-cell office:value-type="float" office:value="1376">
            <text:p>1376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35">
            <text:p>735</text:p>
          </table:table-cell>
          <table:table-cell office:value-type="float" office:value="711">
            <text:p>711</text:p>
          </table:table-cell>
          <table:table-cell office:value-type="float" office:value="887">
            <text:p>887</text:p>
          </table:table-cell>
          <table:table-cell office:value-type="float" office:value="1042">
            <text:p>1042</text:p>
          </table:table-cell>
          <table:table-cell office:value-type="float" office:value="1754">
            <text:p>1754</text:p>
          </table:table-cell>
          <table:table-cell office:value-type="float" office:value="819">
            <text:p>819</text:p>
          </table:table-cell>
          <table:table-cell office:value-type="float" office:value="1739">
            <text:p>1739</text:p>
          </table:table-cell>
          <table:table-cell office:value-type="float" office:value="731.5">
            <text:p>731.5</text:p>
          </table:table-cell>
          <table:table-cell office:value-type="float" office:value="969">
            <text:p>969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0">
            <text:p>1220</text:p>
          </table:table-cell>
          <table:table-cell office:value-type="float" office:value="1152">
            <text:p>1152</text:p>
          </table:table-cell>
          <table:table-cell office:value-type="float" office:value="1368">
            <text:p>1368</text:p>
          </table:table-cell>
          <table:table-cell office:value-type="float" office:value="1710">
            <text:p>1710</text:p>
          </table:table-cell>
          <table:table-cell office:value-type="float" office:value="2471">
            <text:p>2471</text:p>
          </table:table-cell>
          <table:table-cell office:value-type="float" office:value="1336">
            <text:p>1336</text:p>
          </table:table-cell>
          <table:table-cell office:value-type="float" office:value="2812">
            <text:p>2812</text:p>
          </table:table-cell>
          <table:table-cell office:value-type="float" office:value="1102">
            <text:p>1102</text:p>
          </table:table-cell>
          <table:table-cell office:value-type="float" office:value="1446">
            <text:p>1446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office:value-type="float" office:value="989">
            <text:p>989</text:p>
          </table:table-cell>
          <table:table-cell office:value-type="float" office:value="1274">
            <text:p>1274</text:p>
          </table:table-cell>
          <table:table-cell office:value-type="float" office:value="1497">
            <text:p>1497</text:p>
          </table:table-cell>
          <table:table-cell office:value-type="float" office:value="1049">
            <text:p>1049</text:p>
          </table:table-cell>
          <table:table-cell office:value-type="float" office:value="1699">
            <text:p>1699</text:p>
          </table:table-cell>
          <table:table-cell office:value-type="float" office:value="793.5">
            <text:p>793.5</text:p>
          </table:table-cell>
          <table:table-cell office:value-type="float" office:value="1035">
            <text:p>1035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4">
            <text:p>934</text:p>
          </table:table-cell>
          <table:table-cell office:value-type="float" office:value="1155">
            <text:p>1155</text:p>
          </table:table-cell>
          <table:table-cell office:value-type="float" office:value="1322">
            <text:p>1322</text:p>
          </table:table-cell>
          <table:table-cell office:value-type="float" office:value="1775">
            <text:p>1775</text:p>
          </table:table-cell>
          <table:table-cell office:value-type="float" office:value="2365">
            <text:p>2365</text:p>
          </table:table-cell>
          <table:table-cell office:value-type="float" office:value="1448">
            <text:p>1448</text:p>
          </table:table-cell>
          <table:table-cell office:value-type="float" office:value="2445">
            <text:p>2445</text:p>
          </table:table-cell>
          <table:table-cell office:value-type="float" office:value="1077">
            <text:p>1077</text:p>
          </table:table-cell>
          <table:table-cell office:value-type="float" office:value="1386">
            <text:p>1386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19">
            <text:p>1219</text:p>
          </table:table-cell>
          <table:table-cell office:value-type="float" office:value="1525">
            <text:p>1525</text:p>
          </table:table-cell>
          <table:table-cell office:value-type="float" office:value="1651">
            <text:p>1651</text:p>
          </table:table-cell>
          <table:table-cell office:value-type="float" office:value="2173">
            <text:p>2173</text:p>
          </table:table-cell>
          <table:table-cell office:value-type="float" office:value="2783">
            <text:p>2783</text:p>
          </table:table-cell>
          <table:table-cell office:value-type="float" office:value="1893">
            <text:p>1893</text:p>
          </table:table-cell>
          <table:table-cell office:value-type="float" office:value="2937">
            <text:p>2937</text:p>
          </table:table-cell>
          <table:table-cell office:value-type="float" office:value="1318">
            <text:p>1318</text:p>
          </table:table-cell>
          <table:table-cell office:value-type="float" office:value="1700">
            <text:p>1700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07">
            <text:p>2007</text:p>
          </table:table-cell>
          <table:table-cell office:value-type="float" office:value="1998">
            <text:p>1998</text:p>
          </table:table-cell>
          <table:table-cell office:value-type="float" office:value="1974">
            <text:p>1974</text:p>
          </table:table-cell>
          <table:table-cell office:value-type="float" office:value="2649">
            <text:p>2649</text:p>
          </table:table-cell>
          <table:table-cell office:value-type="float" office:value="3520">
            <text:p>3520</text:p>
          </table:table-cell>
          <table:table-cell office:value-type="float" office:value="2536">
            <text:p>2536</text:p>
          </table:table-cell>
          <table:table-cell office:value-type="float" office:value="3488">
            <text:p>3488</text:p>
          </table:table-cell>
          <table:table-cell office:value-type="float" office:value="2028">
            <text:p>2028</text:p>
          </table:table-cell>
          <table:table-cell office:value-type="float" office:value="2025">
            <text:p>202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59">
            <text:p>2859</text:p>
          </table:table-cell>
          <table:table-cell office:value-type="float" office:value="2496">
            <text:p>2496</text:p>
          </table:table-cell>
          <table:table-cell office:value-type="float" office:value="2316">
            <text:p>2316</text:p>
          </table:table-cell>
          <table:table-cell office:value-type="float" office:value="3103">
            <text:p>3103</text:p>
          </table:table-cell>
          <table:table-cell office:value-type="float" office:value="3959">
            <text:p>3959</text:p>
          </table:table-cell>
          <table:table-cell office:value-type="float" office:value="3117">
            <text:p>3117</text:p>
          </table:table-cell>
          <table:table-cell office:value-type="float" office:value="4191">
            <text:p>4191</text:p>
          </table:table-cell>
          <table:table-cell office:value-type="float" office:value="2477">
            <text:p>2477</text:p>
          </table:table-cell>
          <table:table-cell office:value-type="float" office:value="2366">
            <text:p>2366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349">
            <text:p>1349</text:p>
          </table:table-cell>
          <table:table-cell office:value-type="float" office:value="1798">
            <text:p>1798</text:p>
          </table:table-cell>
          <table:table-cell office:value-type="float" office:value="2136">
            <text:p>2136</text:p>
          </table:table-cell>
          <table:table-cell office:value-type="float" office:value="1874">
            <text:p>1874</text:p>
          </table:table-cell>
          <table:table-cell office:value-type="float" office:value="2213">
            <text:p>2213</text:p>
          </table:table-cell>
          <table:table-cell office:value-type="float" office:value="1462">
            <text:p>1462</text:p>
          </table:table-cell>
          <table:table-cell office:value-type="float" office:value="1372">
            <text:p>1372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4">
            <text:p>1784</text:p>
          </table:table-cell>
          <table:table-cell office:value-type="float" office:value="1410">
            <text:p>1410</text:p>
          </table:table-cell>
          <table:table-cell office:value-type="float" office:value="1839">
            <text:p>1839</text:p>
          </table:table-cell>
          <table:table-cell office:value-type="float" office:value="2113">
            <text:p>2113</text:p>
          </table:table-cell>
          <table:table-cell office:value-type="float" office:value="2162">
            <text:p>2162</text:p>
          </table:table-cell>
          <table:table-cell office:value-type="float" office:value="2242">
            <text:p>2242</text:p>
          </table:table-cell>
          <table:table-cell office:value-type="float" office:value="1616">
            <text:p>1616</text:p>
          </table:table-cell>
          <table:table-cell office:value-type="float" office:value="1424">
            <text:p>1424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8">
            <text:p>2438</text:p>
          </table:table-cell>
          <table:table-cell office:value-type="float" office:value="1996">
            <text:p>1996</text:p>
          </table:table-cell>
          <table:table-cell office:value-type="float" office:value="1352">
            <text:p>1352</text:p>
          </table:table-cell>
          <table:table-cell office:value-type="float" office:value="1831">
            <text:p>1831</text:p>
          </table:table-cell>
          <table:table-cell office:value-type="float" office:value="2091">
            <text:p>2091</text:p>
          </table:table-cell>
          <table:table-cell office:value-type="float" office:value="2245">
            <text:p>2245</text:p>
          </table:table-cell>
          <table:table-cell office:value-type="float" office:value="2158">
            <text:p>2158</text:p>
          </table:table-cell>
          <table:table-cell office:value-type="float" office:value="1624">
            <text:p>1624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67">
            <text:p>4267</text:p>
          </table:table-cell>
          <table:table-cell office:value-type="float" office:value="3341">
            <text:p>3341</text:p>
          </table:table-cell>
          <table:table-cell office:value-type="float" office:value="1579">
            <text:p>1579</text:p>
          </table:table-cell>
          <table:table-cell office:value-type="float" office:value="2078">
            <text:p>2078</text:p>
          </table:table-cell>
          <table:table-cell office:value-type="float" office:value="2446">
            <text:p>2446</text:p>
          </table:table-cell>
          <table:table-cell office:value-type="float" office:value="3273">
            <text:p>3273</text:p>
          </table:table-cell>
          <table:table-cell office:value-type="float" office:value="2735">
            <text:p>2735</text:p>
          </table:table-cell>
          <table:table-cell office:value-type="float" office:value="2159">
            <text:p>2159</text:p>
          </table:table-cell>
          <table:table-cell office:value-type="float" office:value="1594">
            <text:p>1594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15">
            <text:p>3115</text:p>
          </table:table-cell>
          <table:table-cell office:value-type="float" office:value="2348">
            <text:p>2348</text:p>
          </table:table-cell>
          <table:table-cell office:value-type="float" office:value="886">
            <text:p>886</text:p>
          </table:table-cell>
          <table:table-cell office:value-type="float" office:value="1092">
            <text:p>1092</text:p>
          </table:table-cell>
          <table:table-cell office:value-type="float" office:value="1209">
            <text:p>1209</text:p>
          </table:table-cell>
          <table:table-cell office:value-type="float" office:value="2150">
            <text:p>2150</text:p>
          </table:table-cell>
          <table:table-cell office:value-type="float" office:value="1373">
            <text:p>1373</text:p>
          </table:table-cell>
          <table:table-cell office:value-type="float" office:value="1158">
            <text:p>1158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79">
            <text:p>3079</text:p>
          </table:table-cell>
          <table:table-cell office:value-type="float" office:value="2233">
            <text:p>2233</text:p>
          </table:table-cell>
          <table:table-cell office:value-type="float" office:value="749">
            <text:p>749</text:p>
          </table:table-cell>
          <table:table-cell office:value-type="float" office:value="826">
            <text:p>826</text:p>
          </table:table-cell>
          <table:table-cell office:value-type="float" office:value="982">
            <text:p>982</text:p>
          </table:table-cell>
          <table:table-cell office:value-type="float" office:value="1978">
            <text:p>1978</text:p>
          </table:table-cell>
          <table:table-cell office:value-type="float" office:value="1038">
            <text:p>1038</text:p>
          </table:table-cell>
          <table:table-cell office:value-type="float" office:value="889">
            <text:p>889</text:p>
          </table:table-cell>
          <table:table-cell office:value-type="float" office:value="735.5">
            <text:p>735.5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4">
            <text:p>5904</text:p>
          </table:table-cell>
          <table:table-cell office:value-type="float" office:value="4136">
            <text:p>4136</text:p>
          </table:table-cell>
          <table:table-cell office:value-type="float" office:value="1141">
            <text:p>1141</text:p>
          </table:table-cell>
          <table:table-cell office:value-type="float" office:value="914">
            <text:p>914</text:p>
          </table:table-cell>
          <table:table-cell office:value-type="float" office:value="1122">
            <text:p>1122</text:p>
          </table:table-cell>
          <table:table-cell office:value-type="float" office:value="3417">
            <text:p>3417</text:p>
          </table:table-cell>
          <table:table-cell office:value-type="float" office:value="1219">
            <text:p>1219</text:p>
          </table:table-cell>
          <table:table-cell office:value-type="float" office:value="1017">
            <text:p>1017</text:p>
          </table:table-cell>
          <table:table-cell office:value-type="float" office:value="705">
            <text:p>705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3">
            <text:p>11873</text:p>
          </table:table-cell>
          <table:table-cell office:value-type="float" office:value="8268">
            <text:p>8268</text:p>
          </table:table-cell>
          <table:table-cell office:value-type="float" office:value="1934">
            <text:p>1934</text:p>
          </table:table-cell>
          <table:table-cell office:value-type="float" office:value="1010">
            <text:p>1010</text:p>
          </table:table-cell>
          <table:table-cell office:value-type="float" office:value="1300">
            <text:p>1300</text:p>
          </table:table-cell>
          <table:table-cell office:value-type="float" office:value="6235">
            <text:p>6235</text:p>
          </table:table-cell>
          <table:table-cell office:value-type="float" office:value="1283">
            <text:p>1283</text:p>
          </table:table-cell>
          <table:table-cell office:value-type="float" office:value="1148">
            <text:p>1148</text:p>
          </table:table-cell>
          <table:table-cell office:value-type="float" office:value="692.5">
            <text:p>692.5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13">
            <text:p>18613</text:p>
          </table:table-cell>
          <table:table-cell office:value-type="float" office:value="13016">
            <text:p>13016</text:p>
          </table:table-cell>
          <table:table-cell office:value-type="float" office:value="2734">
            <text:p>2734</text:p>
          </table:table-cell>
          <table:table-cell office:value-type="float" office:value="939">
            <text:p>939</text:p>
          </table:table-cell>
          <table:table-cell office:value-type="float" office:value="1221">
            <text:p>1221</text:p>
          </table:table-cell>
          <table:table-cell office:value-type="float" office:value="9112">
            <text:p>9112</text:p>
          </table:table-cell>
          <table:table-cell office:value-type="float" office:value="1213">
            <text:p>1213</text:p>
          </table:table-cell>
          <table:table-cell office:value-type="float" office:value="1099">
            <text:p>1099</text:p>
          </table:table-cell>
          <table:table-cell office:value-type="float" office:value="605">
            <text:p>605</text:p>
          </table:table-cell>
          <table:table-cell office:value-type="float" office:value="604.5">
            <text:p>604.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92">
            <text:p>19292</text:p>
          </table:table-cell>
          <table:table-cell office:value-type="float" office:value="13544">
            <text:p>13544</text:p>
          </table:table-cell>
          <table:table-cell office:value-type="float" office:value="2699">
            <text:p>2699</text:p>
          </table:table-cell>
          <table:table-cell office:value-type="float" office:value="696">
            <text:p>696</text:p>
          </table:table-cell>
          <table:table-cell office:value-type="float" office:value="965">
            <text:p>965</text:p>
          </table:table-cell>
          <table:table-cell office:value-type="float" office:value="9109">
            <text:p>9109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30.5">
            <text:p>430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23">
            <text:p>19723</text:p>
          </table:table-cell>
          <table:table-cell office:value-type="float" office:value="13887">
            <text:p>13887</text:p>
          </table:table-cell>
          <table:table-cell office:value-type="float" office:value="2589">
            <text:p>2589</text:p>
          </table:table-cell>
          <table:table-cell office:value-type="float" office:value="371.5">
            <text:p>371.5</text:p>
          </table:table-cell>
          <table:table-cell office:value-type="float" office:value="533">
            <text:p>533</text:p>
          </table:table-cell>
          <table:table-cell office:value-type="float" office:value="8864">
            <text:p>8864</text:p>
          </table:table-cell>
          <table:table-cell office:value-type="float" office:value="496">
            <text:p>496</text:p>
          </table:table-cell>
          <table:table-cell office:value-type="float" office:value="457.5">
            <text:p>457.5</text:p>
          </table:table-cell>
          <table:table-cell table:number-columns-repeated="2" office:value-type="float" office:value="214.75">
            <text:p>214.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21">
            <text:p>19921</text:p>
          </table:table-cell>
          <table:table-cell office:value-type="float" office:value="14016">
            <text:p>14016</text:p>
          </table:table-cell>
          <table:table-cell office:value-type="float" office:value="2538">
            <text:p>2538</text:p>
          </table:table-cell>
          <table:table-cell office:value-type="float" office:value="198.875">
            <text:p>198.88</text:p>
          </table:table-cell>
          <table:table-cell office:value-type="float" office:value="301">
            <text:p>301</text:p>
          </table:table-cell>
          <table:table-cell office:value-type="float" office:value="8745">
            <text:p>8745</text:p>
          </table:table-cell>
          <table:table-cell office:value-type="float" office:value="269.25">
            <text:p>269.25</text:p>
          </table:table-cell>
          <table:table-cell office:value-type="float" office:value="251.25">
            <text:p>251.25</text:p>
          </table:table-cell>
          <table:table-cell table:number-columns-repeated="2" office:value-type="float" office:value="107.375">
            <text:p>107.3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68">
            <text:p>15268</text:p>
          </table:table-cell>
          <table:table-cell office:value-type="float" office:value="10704">
            <text:p>10704</text:p>
          </table:table-cell>
          <table:table-cell office:value-type="float" office:value="1927">
            <text:p>1927</text:p>
          </table:table-cell>
          <table:table-cell office:value-type="float" office:value="91.625">
            <text:p>91.63</text:p>
          </table:table-cell>
          <table:table-cell office:value-type="float" office:value="141">
            <text:p>141</text:p>
          </table:table-cell>
          <table:table-cell office:value-type="float" office:value="6651">
            <text:p>6651</text:p>
          </table:table-cell>
          <table:table-cell office:value-type="float" office:value="130">
            <text:p>130</text:p>
          </table:table-cell>
          <table:table-cell office:value-type="float" office:value="117.75">
            <text:p>117.75</text:p>
          </table:table-cell>
          <table:table-cell office:value-type="float" office:value="46.8125">
            <text:p>46.81</text:p>
          </table:table-cell>
          <table:table-cell office:value-type="float" office:value="46.84375">
            <text:p>46.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5">
            <text:p>7795</text:p>
          </table:table-cell>
          <table:table-cell office:value-type="float" office:value="5447">
            <text:p>5447</text:p>
          </table:table-cell>
          <table:table-cell office:value-type="float" office:value="980">
            <text:p>980</text:p>
          </table:table-cell>
          <table:table-cell office:value-type="float" office:value="33.78125">
            <text:p>33.78</text:p>
          </table:table-cell>
          <table:table-cell office:value-type="float" office:value="53.8125">
            <text:p>53.81</text:p>
          </table:table-cell>
          <table:table-cell office:value-type="float" office:value="3384">
            <text:p>3384</text:p>
          </table:table-cell>
          <table:table-cell office:value-type="float" office:value="47.65625">
            <text:p>47.66</text:p>
          </table:table-cell>
          <table:table-cell office:value-type="float" office:value="43.875">
            <text:p>43.88</text:p>
          </table:table-cell>
          <table:table-cell office:value-type="float" office:value="16.703125">
            <text:p>16.7</text:p>
          </table:table-cell>
          <table:table-cell office:value-type="float" office:value="16.734375">
            <text:p>16.7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6287">
            <text:p>16287</text:p>
          </table:table-cell>
          <table:table-cell office:value-type="float" office:value="10945">
            <text:p>10945</text:p>
          </table:table-cell>
          <table:table-cell office:value-type="float" office:value="1971">
            <text:p>1971</text:p>
          </table:table-cell>
          <table:table-cell office:value-type="float" office:value="35.875">
            <text:p>35.88</text:p>
          </table:table-cell>
          <table:table-cell office:value-type="float" office:value="60.875">
            <text:p>60.88</text:p>
          </table:table-cell>
          <table:table-cell office:value-type="float" office:value="6760">
            <text:p>6760</text:p>
          </table:table-cell>
          <table:table-cell office:value-type="float" office:value="49.875">
            <text:p>49.88</text:p>
          </table:table-cell>
          <table:table-cell office:value-type="float" office:value="47.375">
            <text:p>47.38</text:p>
          </table:table-cell>
          <table:table-cell office:value-type="float" office:value="16.984375">
            <text:p>16.9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883">
            <text:p>16883</text:p>
          </table:table-cell>
          <table:table-cell office:value-type="float" office:value="11374">
            <text:p>11374</text:p>
          </table:table-cell>
          <table:table-cell office:value-type="float" office:value="2459">
            <text:p>2459</text:p>
          </table:table-cell>
          <table:table-cell office:value-type="float" office:value="19.265625">
            <text:p>19.27</text:p>
          </table:table-cell>
          <table:table-cell office:value-type="float" office:value="32">
            <text:p>32</text:p>
          </table:table-cell>
          <table:table-cell office:value-type="float" office:value="6822">
            <text:p>6822</text:p>
          </table:table-cell>
          <table:table-cell office:value-type="float" office:value="26.59375">
            <text:p>26.59</text:p>
          </table:table-cell>
          <table:table-cell office:value-type="float" office:value="25.4375">
            <text:p>25.44</text:p>
          </table:table-cell>
          <table:table-cell office:value-type="float" office:value="8.734375">
            <text:p>8.73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5843">
            <text:p>25843</text:p>
          </table:table-cell>
          <table:table-cell office:value-type="float" office:value="17494">
            <text:p>17494</text:p>
          </table:table-cell>
          <table:table-cell office:value-type="float" office:value="4326">
            <text:p>4326</text:p>
          </table:table-cell>
          <table:table-cell office:value-type="float" office:value="17.40625">
            <text:p>17.41</text:p>
          </table:table-cell>
          <table:table-cell office:value-type="float" office:value="29.40625">
            <text:p>29.41</text:p>
          </table:table-cell>
          <table:table-cell office:value-type="float" office:value="10467">
            <text:p>10467</text:p>
          </table:table-cell>
          <table:table-cell office:value-type="float" office:value="24.5">
            <text:p>24.5</text:p>
          </table:table-cell>
          <table:table-cell office:value-type="float" office:value="23.46875">
            <text:p>23.47</text:p>
          </table:table-cell>
          <table:table-cell office:value-type="float" office:value="7.90625">
            <text:p>7.91</text:p>
          </table:table-cell>
          <table:table-cell office:value-type="float" office:value="7.921875">
            <text:p>7.9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6384">
            <text:p>26384</text:p>
          </table:table-cell>
          <table:table-cell office:value-type="float" office:value="17901">
            <text:p>17901</text:p>
          </table:table-cell>
          <table:table-cell office:value-type="float" office:value="4630">
            <text:p>4630</text:p>
          </table:table-cell>
          <table:table-cell office:value-type="float" office:value="12.71875">
            <text:p>12.72</text:p>
          </table:table-cell>
          <table:table-cell office:value-type="float" office:value="22.109375">
            <text:p>22.11</text:p>
          </table:table-cell>
          <table:table-cell office:value-type="float" office:value="10753">
            <text:p>10753</text:p>
          </table:table-cell>
          <table:table-cell office:value-type="float" office:value="18.109375">
            <text:p>18.11</text:p>
          </table:table-cell>
          <table:table-cell office:value-type="float" office:value="17.390625">
            <text:p>17.39</text:p>
          </table:table-cell>
          <table:table-cell table:number-columns-repeated="2" office:value-type="float" office:value="6.25">
            <text:p>6.2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11782">
            <text:p>111782</text:p>
          </table:table-cell>
          <table:table-cell office:value-type="float" office:value="71921">
            <text:p>71921</text:p>
          </table:table-cell>
          <table:table-cell office:value-type="float" office:value="19383">
            <text:p>19383</text:p>
          </table:table-cell>
          <table:table-cell office:value-type="float" office:value="27.03125">
            <text:p>27.03</text:p>
          </table:table-cell>
          <table:table-cell office:value-type="float" office:value="47.4375">
            <text:p>47.44</text:p>
          </table:table-cell>
          <table:table-cell office:value-type="float" office:value="42826">
            <text:p>42826</text:p>
          </table:table-cell>
          <table:table-cell office:value-type="float" office:value="38.15625">
            <text:p>38.16</text:p>
          </table:table-cell>
          <table:table-cell office:value-type="float" office:value="36.6875">
            <text:p>36.69</text:p>
          </table:table-cell>
          <table:table-cell office:value-type="float" office:value="15.734375">
            <text:p>15.73</text:p>
          </table:table-cell>
          <table:table-cell office:value-type="float" office:value="15.75">
            <text:p>15.75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743">
            <text:p>90743</text:p>
          </table:table-cell>
          <table:table-cell office:value-type="float" office:value="56.75">
            <text:p>56.75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81.5625">
            <text:p>81.56</text:p>
          </table:table-cell>
          <table:table-cell office:value-type="float" office:value="78.25">
            <text:p>78.25</text:p>
          </table:table-cell>
          <table:table-cell office:value-type="float" office:value="38.46875">
            <text:p>38.47</text:p>
          </table:table-cell>
          <table:table-cell office:value-type="float" office:value="41.84375">
            <text:p>41.84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3.625">
            <text:p>103.63</text:p>
          </table:table-cell>
          <table:table-cell office:value-type="float" office:value="196">
            <text:p>196</text:p>
          </table:table-cell>
          <table:table-cell/>
          <table:table-cell office:value-type="float" office:value="148.125">
            <text:p>148.13</text:p>
          </table:table-cell>
          <table:table-cell office:value-type="float" office:value="145.5">
            <text:p>145.5</text:p>
          </table:table-cell>
          <table:table-cell office:value-type="float" office:value="79.4375">
            <text:p>79.44</text:p>
          </table:table-cell>
          <table:table-cell office:value-type="float" office:value="73.75">
            <text:p>73.7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295.5">
            <text:p>295.5</text:p>
          </table:table-cell>
          <table:table-cell/>
          <table:table-cell office:value-type="float" office:value="217.75">
            <text:p>217.75</text:p>
          </table:table-cell>
          <table:table-cell office:value-type="float" office:value="212">
            <text:p>212</text:p>
          </table:table-cell>
          <table:table-cell office:value-type="float" office:value="125.625">
            <text:p>125.63</text:p>
          </table:table-cell>
          <table:table-cell office:value-type="float" office:value="105.5">
            <text:p>105.5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9.75">
            <text:p>319.75</text:p>
          </table:table-cell>
          <table:table-cell office:value-type="float" office:value="627">
            <text:p>627</text:p>
          </table:table-cell>
          <table:table-cell/>
          <table:table-cell office:value-type="float" office:value="459.5">
            <text:p>459.5</text:p>
          </table:table-cell>
          <table:table-cell office:value-type="float" office:value="442.5">
            <text:p>442.5</text:p>
          </table:table-cell>
          <table:table-cell office:value-type="float" office:value="309.5">
            <text:p>309.5</text:p>
          </table:table-cell>
          <table:table-cell office:value-type="float" office:value="212.5">
            <text:p>212.5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/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721">
            <text:p>72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10">
            <text:p>1210</text:p>
          </table:table-cell>
          <table:table-cell office:value-type="float" office:value="2541">
            <text:p>254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47">
            <text:p>1747</text:p>
          </table:table-cell>
          <table:table-cell office:value-type="float" office:value="1406">
            <text:p>1406</text:p>
          </table:table-cell>
          <table:table-cell office:value-type="float" office:value="755.5">
            <text:p>755.5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761">
            <text:p>1761</text:p>
          </table:table-cell>
          <table:table-cell office:value-type="float" office:value="3733">
            <text:p>3733</text:p>
          </table:table-cell>
          <table:table-cell/>
          <table:table-cell office:value-type="float" office:value="2561">
            <text:p>2561</text:p>
          </table:table-cell>
          <table:table-cell office:value-type="float" office:value="2497">
            <text:p>2497</text:p>
          </table:table-cell>
          <table:table-cell office:value-type="float" office:value="2153">
            <text:p>2153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7994">
            <text:p>7994</text:p>
          </table:table-cell>
          <table:table-cell/>
          <table:table-cell office:value-type="float" office:value="5361">
            <text:p>5361</text:p>
          </table:table-cell>
          <table:table-cell office:value-type="float" office:value="5246">
            <text:p>5246</text:p>
          </table:table-cell>
          <table:table-cell office:value-type="float" office:value="4925">
            <text:p>4925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758">
            <text:p>7758</text:p>
          </table:table-cell>
          <table:table-cell office:value-type="float" office:value="17107">
            <text:p>17107</text:p>
          </table:table-cell>
          <table:table-cell/>
          <table:table-cell office:value-type="float" office:value="11280">
            <text:p>11280</text:p>
          </table:table-cell>
          <table:table-cell office:value-type="float" office:value="10911">
            <text:p>10911</text:p>
          </table:table-cell>
          <table:table-cell office:value-type="float" office:value="11182">
            <text:p>11182</text:p>
          </table:table-cell>
          <table:table-cell office:value-type="float" office:value="4711">
            <text:p>4711</text:p>
          </table:table-cell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813">
            <text:p>13813</text:p>
          </table:table-cell>
          <table:table-cell office:value-type="float" office:value="31054">
            <text:p>31054</text:p>
          </table:table-cell>
          <table:table-cell/>
          <table:table-cell office:value-type="float" office:value="20223">
            <text:p>20223</text:p>
          </table:table-cell>
          <table:table-cell office:value-type="float" office:value="20671">
            <text:p>20671</text:p>
          </table:table-cell>
          <table:table-cell office:value-type="float" office:value="21345">
            <text:p>21345</text:p>
          </table:table-cell>
          <table:table-cell office:value-type="float" office:value="9466">
            <text:p>9466</text:p>
          </table:table-cell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404">
            <text:p>20404</text:p>
          </table:table-cell>
          <table:table-cell office:value-type="float" office:value="45716">
            <text:p>45716</text:p>
          </table:table-cell>
          <table:table-cell/>
          <table:table-cell office:value-type="float" office:value="39292">
            <text:p>39292</text:p>
          </table:table-cell>
          <table:table-cell office:value-type="float" office:value="29320">
            <text:p>29320</text:p>
          </table:table-cell>
          <table:table-cell office:value-type="float" office:value="34310">
            <text:p>34310</text:p>
          </table:table-cell>
          <table:table-cell office:value-type="float" office:value="17453">
            <text:p>174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5">05/06/2008</text:date>, <text:time>14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creator>Matthew Wakeling</dc:creator>
    <dc:date>2008-05-23T16:30:5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4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972438812256pt" style:font-size-asian="7.99972438812256pt" style:font-size-complex="7.99972438812256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000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6.232cm" svg:height="29.002cm" chart:class="chart:scatter" chart:style-name="ch1">
        <chart:legend chart:legend-position="end" svg:x="32.005cm" svg:y="13.296cm" chart:style-name="ch2"/>
        <chart:plot-area chart:style-name="ch3" table:cell-range-address="Sheet1.B2:Sheet1.B41 Sheet1.F2:Sheet1.F41 Sheet1.I2:Sheet1.I41 Sheet1.L2:Sheet1.L41 Sheet1.O2:Sheet1.O41 Sheet1.R2:Sheet1.R41" chart:data-source-has-labels="row" svg:x="0.724cm" svg:y="0.579cm" svg:width="30.557cm" svg:height="27.2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41" chart:label-cell-address="Sheet1.F2:Sheet1.F2" chart:class="chart:scatter">
            <chart:domain table:cell-range-address="Sheet1.B3:Sheet1.B41"/>
            <chart:data-point chart:repeated="39"/>
          </chart:series>
          <chart:series chart:style-name="ch8" chart:values-cell-range-address="Sheet1.I3:Sheet1.I41" chart:label-cell-address="Sheet1.I2:Sheet1.I2" chart:class="chart:scatter">
            <chart:data-point chart:repeated="39"/>
          </chart:series>
          <chart:series chart:style-name="ch9" chart:values-cell-range-address="Sheet1.L3:Sheet1.L41" chart:label-cell-address="Sheet1.L2:Sheet1.L2" chart:class="chart:scatter">
            <chart:data-point chart:repeated="39"/>
          </chart:series>
          <chart:series chart:style-name="ch10" chart:values-cell-range-address="Sheet1.O3:Sheet1.O41" chart:label-cell-address="Sheet1.O2:Sheet1.O2" chart:class="chart:scatter">
            <chart:data-point chart:repeated="39"/>
          </chart:series>
          <chart:series chart:style-name="ch11" chart:values-cell-range-address="Sheet1.R3:Sheet1.R41" chart:label-cell-address="Sheet1.R2:Sheet1.R2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177001953125">
                <text:p>0.00177001953125</text:p>
              </table:table-cell>
              <table:table-cell office:value-type="float" office:value="0.00225067138671875">
                <text:p>0.00225067138671875</text:p>
              </table:table-cell>
              <table:table-cell office:value-type="float" office:value="0.00160598754882813">
                <text:p>0.00160598754882813</text:p>
              </table:table-cell>
              <table:table-cell office:value-type="float" office:value="0.0033111572265625">
                <text:p>0.0033111572265625</text:p>
              </table:table-cell>
              <table:table-cell office:value-type="float" office:value="0.0040740966796875">
                <text:p>0.0040740966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35552978515625">
                <text:p>0.0035552978515625</text:p>
              </table:table-cell>
              <table:table-cell office:value-type="float" office:value="0.0045166015625">
                <text:p>0.0045166015625</text:p>
              </table:table-cell>
              <table:table-cell office:value-type="float" office:value="0.00359725952148437">
                <text:p>0.00359725952148437</text:p>
              </table:table-cell>
              <table:table-cell office:value-type="float" office:value="0.00876998901367188">
                <text:p>0.00876998901367188</text:p>
              </table:table-cell>
              <table:table-cell office:value-type="float" office:value="0.0113945007324219">
                <text:p>0.0113945007324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05523681640625">
                <text:p>0.005523681640625</text:p>
              </table:table-cell>
              <table:table-cell office:value-type="float" office:value="0.00691986083984375">
                <text:p>0.00691986083984375</text:p>
              </table:table-cell>
              <table:table-cell office:value-type="float" office:value="0.00592803955078125">
                <text:p>0.00592803955078125</text:p>
              </table:table-cell>
              <table:table-cell office:value-type="float" office:value="0.0189590454101563">
                <text:p>0.0189590454101563</text:p>
              </table:table-cell>
              <table:table-cell office:value-type="float" office:value="0.0223541259765625">
                <text:p>0.02235412597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131988525390625">
                <text:p>0.0131988525390625</text:p>
              </table:table-cell>
              <table:table-cell office:value-type="float" office:value="0.0159759521484375">
                <text:p>0.0159759521484375</text:p>
              </table:table-cell>
              <table:table-cell office:value-type="float" office:value="0.01806640625">
                <text:p>0.01806640625</text:p>
              </table:table-cell>
              <table:table-cell office:value-type="float" office:value="0.056121826171875">
                <text:p>0.056121826171875</text:p>
              </table:table-cell>
              <table:table-cell office:value-type="float" office:value="0.0796661376953125">
                <text:p>0.0796661376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30853271484375">
                <text:p>0.030853271484375</text:p>
              </table:table-cell>
              <table:table-cell office:value-type="float" office:value="0.034149169921875">
                <text:p>0.034149169921875</text:p>
              </table:table-cell>
              <table:table-cell office:value-type="float" office:value="0.068817138671875">
                <text:p>0.068817138671875</text:p>
              </table:table-cell>
              <table:table-cell office:value-type="float" office:value="0.20416259765625">
                <text:p>0.20416259765625</text:p>
              </table:table-cell>
              <table:table-cell office:value-type="float" office:value="0.304351806640625">
                <text:p>0.304351806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0.0599365234375">
                <text:p>0.0599365234375</text:p>
              </table:table-cell>
              <table:table-cell office:value-type="float" office:value="0.0640869140625">
                <text:p>0.0640869140625</text:p>
              </table:table-cell>
              <table:table-cell office:value-type="float" office:value="0.17547607421875">
                <text:p>0.17547607421875</text:p>
              </table:table-cell>
              <table:table-cell office:value-type="float" office:value="0.638427734375">
                <text:p>0.638427734375</text:p>
              </table:table-cell>
              <table:table-cell office:value-type="float" office:value="0.93597412109375">
                <text:p>0.93597412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909423828125">
                <text:p>0.0909423828125</text:p>
              </table:table-cell>
              <table:table-cell office:value-type="float" office:value="0.09552001953125">
                <text:p>0.09552001953125</text:p>
              </table:table-cell>
              <table:table-cell office:value-type="float" office:value="0.3404541015625">
                <text:p>0.3404541015625</text:p>
              </table:table-cell>
              <table:table-cell office:value-type="float" office:value="1.31610107421875">
                <text:p>1.31610107421875</text:p>
              </table:table-cell>
              <table:table-cell office:value-type="float" office:value="1.91607666015625">
                <text:p>1.916076660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206787109375">
                <text:p>0.206787109375</text:p>
              </table:table-cell>
              <table:table-cell office:value-type="float" office:value="0.21240234375">
                <text:p>0.21240234375</text:p>
              </table:table-cell>
              <table:table-cell office:value-type="float" office:value="1.3173828125">
                <text:p>1.3173828125</text:p>
              </table:table-cell>
              <table:table-cell office:value-type="float" office:value="5.744873046875">
                <text:p>5.744873046875</text:p>
              </table:table-cell>
              <table:table-cell office:value-type="float" office:value="8.052001953125">
                <text:p>8.052001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47900390625">
                <text:p>0.47900390625</text:p>
              </table:table-cell>
              <table:table-cell office:value-type="float" office:value="0.44287109375">
                <text:p>0.44287109375</text:p>
              </table:table-cell>
              <table:table-cell office:value-type="float" office:value="5.24755859375">
                <text:p>5.24755859375</text:p>
              </table:table-cell>
              <table:table-cell office:value-type="float" office:value="24.81396484375">
                <text:p>24.81396484375</text:p>
              </table:table-cell>
              <table:table-cell office:value-type="float" office:value="33.998046875">
                <text:p>33.9980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94140625">
                <text:p>0.94140625</text:p>
              </table:table-cell>
              <table:table-cell office:value-type="float" office:value="15.5859375">
                <text:p>15.58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.359375">
                <text:p>1.359375</text:p>
              </table:table-cell>
              <table:table-cell office:value-type="float" office:value="1.38671875">
                <text:p>1.38671875</text:p>
              </table:table-cell>
              <table:table-cell office:value-type="float" office:value="31.75390625">
                <text:p>31.7539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3.140625">
                <text:p>3.140625</text:p>
              </table:table-cell>
              <table:table-cell office:value-type="float" office:value="2.5625">
                <text:p>2.5625</text:p>
              </table:table-cell>
              <table:table-cell office:value-type="float" office:value="128.09375">
                <text:p>128.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6.5">
                <text:p>6.5</text:p>
              </table:table-cell>
              <table:table-cell office:value-type="float" office:value="5.4375">
                <text:p>5.4375</text:p>
              </table:table-cell>
              <table:table-cell office:value-type="float" office:value="518.625">
                <text:p>518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1.75">
                <text:p>11.75</text:p>
              </table:table-cell>
              <table:table-cell office:value-type="float" office:value="10">
                <text:p>10</text:p>
              </table:table-cell>
              <table:table-cell office:value-type="float" office:value="1588.75">
                <text:p>158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  <table:table-cell office:value-type="float" office:value="3257">
                <text:p>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13010">
                <text:p>1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52161">
                <text:p>5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224">
                <text:p>22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520">
                <text:p>520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992">
                <text:p>992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1815">
                <text:p>1815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2664">
                <text:p>2664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5764">
                <text:p>5764</text:p>
              </table:table-cell>
              <table:table-cell office:value-type="float" office:value="4077">
                <text:p>4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11989">
                <text:p>11989</text:p>
              </table:table-cell>
              <table:table-cell office:value-type="float" office:value="9193">
                <text:p>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21640">
                <text:p>21640</text:p>
              </table:table-cell>
              <table:table-cell office:value-type="float" office:value="15510">
                <text:p>15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31610">
                <text:p>31610</text:p>
              </table:table-cell>
              <table:table-cell office:value-type="float" office:value="22376">
                <text:p>2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" chart:maximum="2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aximum="0.00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4.566cm" svg:height="34.628cm" chart:class="chart:scatter" chart:style-name="ch1">
        <chart:legend chart:legend-position="end" svg:x="30.372cm" svg:y="16.11cm" chart:style-name="ch2"/>
        <chart:plot-area chart:style-name="ch3" table:cell-range-address="Sheet1.B2:Sheet1.B14 Sheet1.F2:Sheet1.F14 Sheet1.I2:Sheet1.I14 Sheet1.L2:Sheet1.L14 Sheet1.O2:Sheet1.O14 Sheet1.R2:Sheet1.R14" chart:data-source-has-labels="row" svg:x="0.691cm" svg:y="0.692cm" svg:width="28.99cm" svg:height="32.55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4" chart:label-cell-address="Sheet1.F2:Sheet1.F2" chart:class="chart:scatter">
            <chart:domain table:cell-range-address="Sheet1.B3:Sheet1.B14"/>
            <chart:data-point chart:repeated="12"/>
          </chart:series>
          <chart:series chart:style-name="ch8" chart:values-cell-range-address="Sheet1.I3:Sheet1.I14" chart:label-cell-address="Sheet1.I2:Sheet1.I2" chart:class="chart:scatter">
            <chart:data-point chart:repeated="12"/>
          </chart:series>
          <chart:series chart:style-name="ch9" chart:values-cell-range-address="Sheet1.L3:Sheet1.L14" chart:label-cell-address="Sheet1.L2:Sheet1.L2" chart:class="chart:scatter">
            <chart:data-point chart:repeated="12"/>
          </chart:series>
          <chart:series chart:style-name="ch10" chart:values-cell-range-address="Sheet1.O3:Sheet1.O14" chart:label-cell-address="Sheet1.O2:Sheet1.O2" chart:class="chart:scatter">
            <chart:data-point chart:repeated="12"/>
          </chart:series>
          <chart:series chart:style-name="ch11" chart:values-cell-range-address="Sheet1.R3:Sheet1.R14" chart:label-cell-address="Sheet1.R2:Sheet1.R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true" chart:minimum="0.000005" chart:maximum="5000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9.035cm" svg:height="22.885cm" chart:class="chart:scatter" chart:style-name="ch1">
        <chart:legend chart:legend-position="end" svg:x="26.717cm" svg:y="9.128cm" chart:style-name="ch2"/>
        <chart:plot-area chart:style-name="ch3" table:cell-range-address="Sheet1_2.M1:Sheet1_2.W41" chart:data-source-has-labels="row" svg:x="0.58cm" svg:y="0.457cm" svg:width="25.557cm" svg:height="21.5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N2:Sheet1_2.N41" chart:label-cell-address="Sheet1_2.N1:Sheet1_2.N1" chart:class="chart:scatter">
            <chart:domain table:cell-range-address="Sheet1_2.M2:Sheet1_2.M41"/>
            <chart:data-point chart:repeated="40"/>
          </chart:series>
          <chart:series chart:style-name="ch8" chart:values-cell-range-address="Sheet1_2.O2:Sheet1_2.O41" chart:label-cell-address="Sheet1_2.O1:Sheet1_2.O1" chart:class="chart:scatter">
            <chart:data-point chart:repeated="40"/>
          </chart:series>
          <chart:series chart:style-name="ch9" chart:values-cell-range-address="Sheet1_2.P2:Sheet1_2.P41" chart:label-cell-address="Sheet1_2.P1:Sheet1_2.P1" chart:class="chart:scatter">
            <chart:data-point chart:repeated="40"/>
          </chart:series>
          <chart:series chart:style-name="ch10" chart:values-cell-range-address="Sheet1_2.Q2:Sheet1_2.Q41" chart:label-cell-address="Sheet1_2.Q1:Sheet1_2.Q1" chart:class="chart:scatter">
            <chart:data-point chart:repeated="40"/>
          </chart:series>
          <chart:series chart:style-name="ch11" chart:values-cell-range-address="Sheet1_2.R2:Sheet1_2.R41" chart:label-cell-address="Sheet1_2.R1:Sheet1_2.R1" chart:class="chart:scatter">
            <chart:data-point chart:repeated="40"/>
          </chart:series>
          <chart:series chart:style-name="ch12" chart:values-cell-range-address="Sheet1_2.S2:Sheet1_2.S41" chart:label-cell-address="Sheet1_2.S1:Sheet1_2.S1" chart:class="chart:scatter">
            <chart:data-point chart:repeated="40"/>
          </chart:series>
          <chart:series chart:style-name="ch13" chart:values-cell-range-address="Sheet1_2.T2:Sheet1_2.T41" chart:label-cell-address="Sheet1_2.T1:Sheet1_2.T1" chart:class="chart:scatter">
            <chart:data-point chart:repeated="40"/>
          </chart:series>
          <chart:series chart:style-name="ch14" chart:values-cell-range-address="Sheet1_2.U2:Sheet1_2.U41" chart:label-cell-address="Sheet1_2.U1:Sheet1_2.U1" chart:class="chart:scatter">
            <chart:data-point chart:repeated="40"/>
          </chart:series>
          <chart:series chart:style-name="ch15" chart:values-cell-range-address="Sheet1_2.V2:Sheet1_2.V41" chart:label-cell-address="Sheet1_2.V1:Sheet1_2.V1" chart:class="chart:scatter">
            <chart:data-point chart:repeated="40"/>
          </chart:series>
          <chart:series chart:style-name="ch16" chart:values-cell-range-address="Sheet1_2.W2:Sheet1_2.W41" chart:label-cell-address="Sheet1_2.W1:Sheet1_2.W1" chart:class="chart:scatter"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671666666666667">
                <text:p>0.000671666666666667</text:p>
              </table:table-cell>
              <table:table-cell office:value-type="float" office:value="0.000594666666666667">
                <text:p>0.000594666666666667</text:p>
              </table:table-cell>
              <table:table-cell office:value-type="float" office:value="0.00047">
                <text:p>0.00047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704333333333333">
                <text:p>0.000704333333333333</text:p>
              </table:table-cell>
              <table:table-cell office:value-type="float" office:value="0.000720666666666667">
                <text:p>0.000720666666666667</text:p>
              </table:table-cell>
              <table:table-cell office:value-type="float" office:value="0.000747333333333333">
                <text:p>0.000747333333333333</text:p>
              </table:table-cell>
              <table:table-cell office:value-type="float" office:value="0.000538666666666667">
                <text:p>0.000538666666666667</text:p>
              </table:table-cell>
              <table:table-cell office:value-type="float" office:value="0.000474666666666667">
                <text:p>0.000474666666666667</text:p>
              </table:table-cell>
              <table:table-cell office:value-type="float" office:value="0.000482333333333333">
                <text:p>0.00048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9155">
                <text:p>0.0009155</text:p>
              </table:table-cell>
              <table:table-cell office:value-type="float" office:value="0.0010455">
                <text:p>0.0010455</text:p>
              </table:table-cell>
              <table:table-cell office:value-type="float" office:value="0.0011225">
                <text:p>0.0011225</text:p>
              </table:table-cell>
              <table:table-cell office:value-type="float" office:value="0.001079">
                <text:p>0.001079</text:p>
              </table:table-cell>
              <table:table-cell office:value-type="float" office:value="0.000812">
                <text:p>0.000812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4267">
                <text:p>0.004267</text:p>
              </table:table-cell>
              <table:table-cell office:value-type="float" office:value="0.003341">
                <text:p>0.003341</text:p>
              </table:table-cell>
              <table:table-cell office:value-type="float" office:value="0.001579">
                <text:p>0.001579</text:p>
              </table:table-cell>
              <table:table-cell office:value-type="float" office:value="0.002078">
                <text:p>0.002078</text:p>
              </table:table-cell>
              <table:table-cell office:value-type="float" office:value="0.002446">
                <text:p>0.002446</text:p>
              </table:table-cell>
              <table:table-cell office:value-type="float" office:value="0.003273">
                <text:p>0.003273</text:p>
              </table:table-cell>
              <table:table-cell office:value-type="float" office:value="0.002735">
                <text:p>0.002735</text:p>
              </table:table-cell>
              <table:table-cell office:value-type="float" office:value="0.002159">
                <text:p>0.002159</text:p>
              </table:table-cell>
              <table:table-cell office:value-type="float" office:value="0.001594">
                <text:p>0.001594</text:p>
              </table:table-cell>
              <table:table-cell office:value-type="float" office:value="0.001602">
                <text:p>0.001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18827819824219">
                <text:p>0.0118827819824219</text:p>
              </table:table-cell>
              <table:table-cell office:value-type="float" office:value="0.0089569091796875">
                <text:p>0.0089569091796875</text:p>
              </table:table-cell>
              <table:table-cell office:value-type="float" office:value="0.00337982177734375">
                <text:p>0.00337982177734375</text:p>
              </table:table-cell>
              <table:table-cell office:value-type="float" office:value="0.0041656494140625">
                <text:p>0.0041656494140625</text:p>
              </table:table-cell>
              <table:table-cell office:value-type="float" office:value="0.00461196899414063">
                <text:p>0.00461196899414063</text:p>
              </table:table-cell>
              <table:table-cell office:value-type="float" office:value="0.00820159912109375">
                <text:p>0.00820159912109375</text:p>
              </table:table-cell>
              <table:table-cell office:value-type="float" office:value="0.00523757934570313">
                <text:p>0.00523757934570313</text:p>
              </table:table-cell>
              <table:table-cell office:value-type="float" office:value="0.00441741943359375">
                <text:p>0.00441741943359375</text:p>
              </table:table-cell>
              <table:table-cell office:value-type="float" office:value="0.003387451171875">
                <text:p>0.003387451171875</text:p>
              </table:table-cell>
              <table:table-cell office:value-type="float" office:value="0.00339508056640625">
                <text:p>0.00339508056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234909057617187">
                <text:p>0.0234909057617187</text:p>
              </table:table-cell>
              <table:table-cell office:value-type="float" office:value="0.0170364379882813">
                <text:p>0.0170364379882813</text:p>
              </table:table-cell>
              <table:table-cell office:value-type="float" office:value="0.00571441650390625">
                <text:p>0.00571441650390625</text:p>
              </table:table-cell>
              <table:table-cell office:value-type="float" office:value="0.0063018798828125">
                <text:p>0.0063018798828125</text:p>
              </table:table-cell>
              <table:table-cell office:value-type="float" office:value="0.0074920654296875">
                <text:p>0.0074920654296875</text:p>
              </table:table-cell>
              <table:table-cell office:value-type="float" office:value="0.0150909423828125">
                <text:p>0.0150909423828125</text:p>
              </table:table-cell>
              <table:table-cell office:value-type="float" office:value="0.0079193115234375">
                <text:p>0.0079193115234375</text:p>
              </table:table-cell>
              <table:table-cell office:value-type="float" office:value="0.00678253173828125">
                <text:p>0.00678253173828125</text:p>
              </table:table-cell>
              <table:table-cell office:value-type="float" office:value="0.00561141967773438">
                <text:p>0.00561141967773438</text:p>
              </table:table-cell>
              <table:table-cell office:value-type="float" office:value="0.00542449951171875">
                <text:p>0.005424499511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90087890625">
                <text:p>0.090087890625</text:p>
              </table:table-cell>
              <table:table-cell office:value-type="float" office:value="0.0631103515625">
                <text:p>0.0631103515625</text:p>
              </table:table-cell>
              <table:table-cell office:value-type="float" office:value="0.0174102783203125">
                <text:p>0.0174102783203125</text:p>
              </table:table-cell>
              <table:table-cell office:value-type="float" office:value="0.013946533203125">
                <text:p>0.013946533203125</text:p>
              </table:table-cell>
              <table:table-cell office:value-type="float" office:value="0.017120361328125">
                <text:p>0.017120361328125</text:p>
              </table:table-cell>
              <table:table-cell office:value-type="float" office:value="0.0521392822265625">
                <text:p>0.0521392822265625</text:p>
              </table:table-cell>
              <table:table-cell office:value-type="float" office:value="0.0186004638671875">
                <text:p>0.0186004638671875</text:p>
              </table:table-cell>
              <table:table-cell office:value-type="float" office:value="0.0155181884765625">
                <text:p>0.0155181884765625</text:p>
              </table:table-cell>
              <table:table-cell office:value-type="float" office:value="0.0107574462890625">
                <text:p>0.0107574462890625</text:p>
              </table:table-cell>
              <table:table-cell office:value-type="float" office:value="0.010650634765625">
                <text:p>0.0106506347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362335205078125">
                <text:p>0.362335205078125</text:p>
              </table:table-cell>
              <table:table-cell office:value-type="float" office:value="0.2523193359375">
                <text:p>0.2523193359375</text:p>
              </table:table-cell>
              <table:table-cell office:value-type="float" office:value="0.05902099609375">
                <text:p>0.05902099609375</text:p>
              </table:table-cell>
              <table:table-cell office:value-type="float" office:value="0.03082275390625">
                <text:p>0.03082275390625</text:p>
              </table:table-cell>
              <table:table-cell office:value-type="float" office:value="0.0396728515625">
                <text:p>0.0396728515625</text:p>
              </table:table-cell>
              <table:table-cell office:value-type="float" office:value="0.190277099609375">
                <text:p>0.190277099609375</text:p>
              </table:table-cell>
              <table:table-cell office:value-type="float" office:value="0.039154052734375">
                <text:p>0.039154052734375</text:p>
              </table:table-cell>
              <table:table-cell office:value-type="float" office:value="0.0350341796875">
                <text:p>0.0350341796875</text:p>
              </table:table-cell>
              <table:table-cell office:value-type="float" office:value="0.0211334228515625">
                <text:p>0.0211334228515625</text:p>
              </table:table-cell>
              <table:table-cell office:value-type="float" office:value="0.021148681640625">
                <text:p>0.0211486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1.13604736328125">
                <text:p>1.13604736328125</text:p>
              </table:table-cell>
              <table:table-cell office:value-type="float" office:value="0.79443359375">
                <text:p>0.79443359375</text:p>
              </table:table-cell>
              <table:table-cell office:value-type="float" office:value="0.1668701171875">
                <text:p>0.1668701171875</text:p>
              </table:table-cell>
              <table:table-cell office:value-type="float" office:value="0.05731201171875">
                <text:p>0.05731201171875</text:p>
              </table:table-cell>
              <table:table-cell office:value-type="float" office:value="0.07452392578125">
                <text:p>0.07452392578125</text:p>
              </table:table-cell>
              <table:table-cell office:value-type="float" office:value="0.55615234375">
                <text:p>0.55615234375</text:p>
              </table:table-cell>
              <table:table-cell office:value-type="float" office:value="0.07403564453125">
                <text:p>0.07403564453125</text:p>
              </table:table-cell>
              <table:table-cell office:value-type="float" office:value="0.06707763671875">
                <text:p>0.06707763671875</text:p>
              </table:table-cell>
              <table:table-cell office:value-type="float" office:value="0.03692626953125">
                <text:p>0.03692626953125</text:p>
              </table:table-cell>
              <table:table-cell office:value-type="float" office:value="0.036895751953125">
                <text:p>0.036895751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.35498046875">
                <text:p>2.35498046875</text:p>
              </table:table-cell>
              <table:table-cell office:value-type="float" office:value="1.6533203125">
                <text:p>1.6533203125</text:p>
              </table:table-cell>
              <table:table-cell office:value-type="float" office:value="0.3294677734375">
                <text:p>0.3294677734375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0.1177978515625">
                <text:p>0.1177978515625</text:p>
              </table:table-cell>
              <table:table-cell office:value-type="float" office:value="1.1119384765625">
                <text:p>1.1119384765625</text:p>
              </table:table-cell>
              <table:table-cell office:value-type="float" office:value="0.1109619140625">
                <text:p>0.1109619140625</text:p>
              </table:table-cell>
              <table:table-cell office:value-type="float" office:value="0.1009521484375">
                <text:p>0.1009521484375</text:p>
              </table:table-cell>
              <table:table-cell office:value-type="float" office:value="0.05255126953125">
                <text:p>0.05255126953125</text:p>
              </table:table-cell>
              <table:table-cell office:value-type="float" office:value="0.05255126953125">
                <text:p>0.052551269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.63978494623656">
                <text:p>9.63978494623656</text:p>
              </table:table-cell>
              <table:table-cell office:value-type="float" office:value="6.78739002932551">
                <text:p>6.78739002932551</text:p>
              </table:table-cell>
              <table:table-cell office:value-type="float" office:value="1.26539589442815">
                <text:p>1.26539589442815</text:p>
              </table:table-cell>
              <table:table-cell office:value-type="float" office:value="0.181573802541544">
                <text:p>0.181573802541544</text:p>
              </table:table-cell>
              <table:table-cell office:value-type="float" office:value="0.260508308895406">
                <text:p>0.260508308895406</text:p>
              </table:table-cell>
              <table:table-cell office:value-type="float" office:value="4.33235581622678">
                <text:p>4.3323558162267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223607038123167">
                <text:p>0.223607038123167</text:p>
              </table:table-cell>
              <table:table-cell office:value-type="float" office:value="0.104960899315738">
                <text:p>0.104960899315738</text:p>
              </table:table-cell>
              <table:table-cell office:value-type="float" office:value="0.104960899315738">
                <text:p>0.10496089931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8.908203125">
                <text:p>38.908203125</text:p>
              </table:table-cell>
              <table:table-cell office:value-type="float" office:value="27.375">
                <text:p>27.375</text:p>
              </table:table-cell>
              <table:table-cell office:value-type="float" office:value="4.95703125">
                <text:p>4.95703125</text:p>
              </table:table-cell>
              <table:table-cell office:value-type="float" office:value="0.388427734375">
                <text:p>0.388427734375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17.080078125">
                <text:p>17.080078125</text:p>
              </table:table-cell>
              <table:table-cell office:value-type="float" office:value="0.52587890625">
                <text:p>0.52587890625</text:p>
              </table:table-cell>
              <table:table-cell office:value-type="float" office:value="0.49072265625">
                <text:p>0.49072265625</text:p>
              </table:table-cell>
              <table:table-cell office:value-type="float" office:value="0.209716796875">
                <text:p>0.209716796875</text:p>
              </table:table-cell>
              <table:table-cell office:value-type="float" office:value="0.209716796875">
                <text:p>0.2097167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19.28125">
                <text:p>119.28125</text:p>
              </table:table-cell>
              <table:table-cell office:value-type="float" office:value="83.625">
                <text:p>83.625</text:p>
              </table:table-cell>
              <table:table-cell office:value-type="float" office:value="15.0546875">
                <text:p>15.0546875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1.1015625">
                <text:p>1.1015625</text:p>
              </table:table-cell>
              <table:table-cell office:value-type="float" office:value="51.9609375">
                <text:p>51.9609375</text:p>
              </table:table-cell>
              <table:table-cell office:value-type="float" office:value="1.015625">
                <text:p>1.01562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36572265625">
                <text:p>0.36572265625</text:p>
              </table:table-cell>
              <table:table-cell office:value-type="float" office:value="0.365966796875">
                <text:p>0.36596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243.59375">
                <text:p>243.59375</text:p>
              </table:table-cell>
              <table:table-cell office:value-type="float" office:value="170.21875">
                <text:p>170.21875</text:p>
              </table:table-cell>
              <table:table-cell office:value-type="float" office:value="30.625">
                <text:p>30.625</text:p>
              </table:table-cell>
              <table:table-cell office:value-type="float" office:value="1.0556640625">
                <text:p>1.0556640625</text:p>
              </table:table-cell>
              <table:table-cell office:value-type="float" office:value="1.681640625">
                <text:p>1.681640625</text:p>
              </table:table-cell>
              <table:table-cell office:value-type="float" office:value="105.75">
                <text:p>105.75</text:p>
              </table:table-cell>
              <table:table-cell office:value-type="float" office:value="1.4892578125">
                <text:p>1.4892578125</text:p>
              </table:table-cell>
              <table:table-cell office:value-type="float" office:value="1.37109375">
                <text:p>1.37109375</text:p>
              </table:table-cell>
              <table:table-cell office:value-type="float" office:value="0.52197265625">
                <text:p>0.52197265625</text:p>
              </table:table-cell>
              <table:table-cell office:value-type="float" office:value="0.52294921875">
                <text:p>0.522949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1017.9375">
                <text:p>1017.9375</text:p>
              </table:table-cell>
              <table:table-cell office:value-type="float" office:value="684.0625">
                <text:p>684.0625</text:p>
              </table:table-cell>
              <table:table-cell office:value-type="float" office:value="123.1875">
                <text:p>123.1875</text:p>
              </table:table-cell>
              <table:table-cell office:value-type="float" office:value="2.2421875">
                <text:p>2.2421875</text:p>
              </table:table-cell>
              <table:table-cell office:value-type="float" office:value="3.8046875">
                <text:p>3.8046875</text:p>
              </table:table-cell>
              <table:table-cell office:value-type="float" office:value="422.5">
                <text:p>422.5</text:p>
              </table:table-cell>
              <table:table-cell office:value-type="float" office:value="3.1171875">
                <text:p>3.1171875</text:p>
              </table:table-cell>
              <table:table-cell office:value-type="float" office:value="2.9609375">
                <text:p>2.9609375</text:p>
              </table:table-cell>
              <table:table-cell office:value-type="float" office:value="1.0615234375">
                <text:p>1.061523437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4220.75">
                <text:p>4220.75</text:p>
              </table:table-cell>
              <table:table-cell office:value-type="float" office:value="2843.5">
                <text:p>2843.5</text:p>
              </table:table-cell>
              <table:table-cell office:value-type="float" office:value="614.75">
                <text:p>614.75</text:p>
              </table:table-cell>
              <table:table-cell office:value-type="float" office:value="4.81640625">
                <text:p>4.81640625</text:p>
              </table:table-cell>
              <table:table-cell office:value-type="float" office:value="8">
                <text:p>8</text:p>
              </table:table-cell>
              <table:table-cell office:value-type="float" office:value="1705.5">
                <text:p>1705.5</text:p>
              </table:table-cell>
              <table:table-cell office:value-type="float" office:value="6.6484375">
                <text:p>6.6484375</text:p>
              </table:table-cell>
              <table:table-cell office:value-type="float" office:value="6.359375">
                <text:p>6.359375</text:p>
              </table:table-cell>
              <table:table-cell office:value-type="float" office:value="2.18359375">
                <text:p>2.1835937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2921.5">
                <text:p>12921.5</text:p>
              </table:table-cell>
              <table:table-cell office:value-type="float" office:value="8747">
                <text:p>8747</text:p>
              </table:table-cell>
              <table:table-cell office:value-type="float" office:value="2163">
                <text:p>2163</text:p>
              </table:table-cell>
              <table:table-cell office:value-type="float" office:value="8.703125">
                <text:p>8.703125</text:p>
              </table:table-cell>
              <table:table-cell office:value-type="float" office:value="14.703125">
                <text:p>14.703125</text:p>
              </table:table-cell>
              <table:table-cell office:value-type="float" office:value="5233.5">
                <text:p>5233.5</text:p>
              </table:table-cell>
              <table:table-cell office:value-type="float" office:value="12.25">
                <text:p>12.25</text:p>
              </table:table-cell>
              <table:table-cell office:value-type="float" office:value="11.734375">
                <text:p>11.734375</text:p>
              </table:table-cell>
              <table:table-cell office:value-type="float" office:value="3.953125">
                <text:p>3.953125</text:p>
              </table:table-cell>
              <table:table-cell office:value-type="float" office:value="3.9609375">
                <text:p>3.96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26384">
                <text:p>26384</text:p>
              </table:table-cell>
              <table:table-cell office:value-type="float" office:value="17901">
                <text:p>17901</text:p>
              </table:table-cell>
              <table:table-cell office:value-type="float" office:value="4630">
                <text:p>4630</text:p>
              </table:table-cell>
              <table:table-cell office:value-type="float" office:value="12.71875">
                <text:p>12.71875</text:p>
              </table:table-cell>
              <table:table-cell office:value-type="float" office:value="22.109375">
                <text:p>22.109375</text:p>
              </table:table-cell>
              <table:table-cell office:value-type="float" office:value="10753">
                <text:p>10753</text:p>
              </table:table-cell>
              <table:table-cell office:value-type="float" office:value="18.109375">
                <text:p>18.109375</text:p>
              </table:table-cell>
              <table:table-cell office:value-type="float" office:value="17.390625">
                <text:p>17.3906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111782">
                <text:p>111782</text:p>
              </table:table-cell>
              <table:table-cell office:value-type="float" office:value="71921">
                <text:p>71921</text:p>
              </table:table-cell>
              <table:table-cell office:value-type="float" office:value="19383">
                <text:p>19383</text:p>
              </table:table-cell>
              <table:table-cell office:value-type="float" office:value="27.03125">
                <text:p>27.03125</text:p>
              </table:table-cell>
              <table:table-cell office:value-type="float" office:value="47.4375">
                <text:p>47.4375</text:p>
              </table:table-cell>
              <table:table-cell office:value-type="float" office:value="42826">
                <text:p>42826</text:p>
              </table:table-cell>
              <table:table-cell office:value-type="float" office:value="38.15625">
                <text:p>38.15625</text:p>
              </table:table-cell>
              <table:table-cell office:value-type="float" office:value="36.6875">
                <text:p>36.6875</text:p>
              </table:table-cell>
              <table:table-cell office:value-type="float" office:value="15.734375">
                <text:p>15.7343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743">
                <text:p>90743</text:p>
              </table:table-cell>
              <table:table-cell office:value-type="float" office:value="56.75">
                <text:p>56.75</text:p>
              </table:table-cell>
              <table:table-cell office:value-type="float" office:value="103.625">
                <text:p>103.625</text:p>
              </table:table-cell>
              <table:table-cell office:value-type="float" office:value="0">
                <text:p>0</text:p>
              </table:table-cell>
              <table:table-cell office:value-type="float" office:value="81.5625">
                <text:p>81.5625</text:p>
              </table:table-cell>
              <table:table-cell office:value-type="float" office:value="78.25">
                <text:p>78.25</text:p>
              </table:table-cell>
              <table:table-cell office:value-type="float" office:value="38.46875">
                <text:p>38.46875</text:p>
              </table:table-cell>
              <table:table-cell office:value-type="float" office:value="41.84375">
                <text:p>41.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.625">
                <text:p>103.625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8.125">
                <text:p>148.125</text:p>
              </table:table-cell>
              <table:table-cell office:value-type="float" office:value="145.5">
                <text:p>145.5</text:p>
              </table:table-cell>
              <table:table-cell office:value-type="float" office:value="79.4375">
                <text:p>79.43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5.5">
                <text:p>295.5</text:p>
              </table:table-cell>
              <table:table-cell office:value-type="float" office:value="0">
                <text:p>0</text:p>
              </table:table-cell>
              <table:table-cell office:value-type="float" office:value="217.75">
                <text:p>217.75</text:p>
              </table:table-cell>
              <table:table-cell office:value-type="float" office:value="212">
                <text:p>212</text:p>
              </table:table-cell>
              <table:table-cell office:value-type="float" office:value="125.625">
                <text:p>125.62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.75">
                <text:p>319.75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459.5">
                <text:p>459.5</text:p>
              </table:table-cell>
              <table:table-cell office:value-type="float" office:value="442.5">
                <text:p>442.5</text:p>
              </table:table-cell>
              <table:table-cell office:value-type="float" office:value="309.5">
                <text:p>309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">
                <text:p>671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952">
                <text:p>952</text:p>
              </table:table-cell>
              <table:table-cell office:value-type="float" office:value="721">
                <text:p>7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0">
                <text:p>1210</text:p>
              </table:table-cell>
              <table:table-cell office:value-type="float" office:value="2541">
                <text:p>2541</text:p>
              </table:table-cell>
              <table:table-cell office:value-type="float" office:value="0">
                <text:p>0</text:p>
              </table:table-cell>
              <table:table-cell office:value-type="float" office:value="1743">
                <text:p>1743</text:p>
              </table:table-cell>
              <table:table-cell office:value-type="float" office:value="1747">
                <text:p>1747</text:p>
              </table:table-cell>
              <table:table-cell office:value-type="float" office:value="1406">
                <text:p>1406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1">
                <text:p>1761</text:p>
              </table:table-cell>
              <table:table-cell office:value-type="float" office:value="3733">
                <text:p>3733</text:p>
              </table:table-cell>
              <table:table-cell office:value-type="float" office:value="0">
                <text:p>0</text:p>
              </table:table-cell>
              <table:table-cell office:value-type="float" office:value="2561">
                <text:p>2561</text:p>
              </table:table-cell>
              <table:table-cell office:value-type="float" office:value="2497">
                <text:p>2497</text:p>
              </table:table-cell>
              <table:table-cell office:value-type="float" office:value="2153">
                <text:p>215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87">
                <text:p>3687</text:p>
              </table:table-cell>
              <table:table-cell office:value-type="float" office:value="7994">
                <text:p>7994</text:p>
              </table:table-cell>
              <table:table-cell office:value-type="float" office:value="0">
                <text:p>0</text:p>
              </table:table-cell>
              <table:table-cell office:value-type="float" office:value="5361">
                <text:p>5361</text:p>
              </table:table-cell>
              <table:table-cell office:value-type="float" office:value="5246">
                <text:p>5246</text:p>
              </table:table-cell>
              <table:table-cell office:value-type="float" office:value="4925">
                <text:p>492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58">
                <text:p>7758</text:p>
              </table:table-cell>
              <table:table-cell office:value-type="float" office:value="17107">
                <text:p>17107</text:p>
              </table:table-cell>
              <table:table-cell office:value-type="float" office:value="0">
                <text:p>0</text:p>
              </table:table-cell>
              <table:table-cell office:value-type="float" office:value="11280">
                <text:p>11280</text:p>
              </table:table-cell>
              <table:table-cell office:value-type="float" office:value="10911">
                <text:p>10911</text:p>
              </table:table-cell>
              <table:table-cell office:value-type="float" office:value="11182">
                <text:p>11182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13">
                <text:p>13813</text:p>
              </table:table-cell>
              <table:table-cell office:value-type="float" office:value="31054">
                <text:p>31054</text:p>
              </table:table-cell>
              <table:table-cell office:value-type="float" office:value="0">
                <text:p>0</text:p>
              </table:table-cell>
              <table:table-cell office:value-type="float" office:value="20223">
                <text:p>20223</text:p>
              </table:table-cell>
              <table:table-cell office:value-type="float" office:value="20671">
                <text:p>20671</text:p>
              </table:table-cell>
              <table:table-cell office:value-type="float" office:value="21345">
                <text:p>21345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04">
                <text:p>20404</text:p>
              </table:table-cell>
              <table:table-cell office:value-type="float" office:value="45716">
                <text:p>45716</text:p>
              </table:table-cell>
              <table:table-cell office:value-type="float" office:value="0">
                <text:p>0</text:p>
              </table:table-cell>
              <table:table-cell office:value-type="float" office:value="39292">
                <text:p>39292</text:p>
              </table:table-cell>
              <table:table-cell office:value-type="float" office:value="29320">
                <text:p>29320</text:p>
              </table:table-cell>
              <table:table-cell office:value-type="float" office:value="34310">
                <text:p>34310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maximum="0.0006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8.987cm" svg:height="22.233cm" chart:class="chart:scatter" chart:style-name="ch1">
        <chart:legend chart:legend-position="end" svg:x="26.67cm" svg:y="8.802cm" chart:style-name="ch2"/>
        <chart:plot-area chart:style-name="ch3" table:cell-range-address="Sheet1_2.M1:Sheet1_2.W11" chart:data-source-has-labels="row" svg:x="0.579cm" svg:y="0.444cm" svg:width="25.512cm" svg:height="20.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N2:Sheet1_2.N11" chart:label-cell-address="Sheet1_2.N1:Sheet1_2.N1" chart:class="chart:scatter">
            <chart:domain table:cell-range-address="Sheet1_2.M2:Sheet1_2.M11"/>
            <chart:data-point chart:repeated="10"/>
          </chart:series>
          <chart:series chart:style-name="ch8" chart:values-cell-range-address="Sheet1_2.O2:Sheet1_2.O11" chart:label-cell-address="Sheet1_2.O1:Sheet1_2.O1" chart:class="chart:scatter">
            <chart:data-point chart:repeated="10"/>
          </chart:series>
          <chart:series chart:style-name="ch9" chart:values-cell-range-address="Sheet1_2.P2:Sheet1_2.P11" chart:label-cell-address="Sheet1_2.P1:Sheet1_2.P1" chart:class="chart:scatter">
            <chart:data-point chart:repeated="10"/>
          </chart:series>
          <chart:series chart:style-name="ch10" chart:values-cell-range-address="Sheet1_2.Q2:Sheet1_2.Q11" chart:label-cell-address="Sheet1_2.Q1:Sheet1_2.Q1" chart:class="chart:scatter">
            <chart:data-point chart:repeated="10"/>
          </chart:series>
          <chart:series chart:style-name="ch11" chart:values-cell-range-address="Sheet1_2.R2:Sheet1_2.R11" chart:label-cell-address="Sheet1_2.R1:Sheet1_2.R1" chart:class="chart:scatter">
            <chart:data-point chart:repeated="10"/>
          </chart:series>
          <chart:series chart:style-name="ch12" chart:values-cell-range-address="Sheet1_2.S2:Sheet1_2.S11" chart:label-cell-address="Sheet1_2.S1:Sheet1_2.S1" chart:class="chart:scatter">
            <chart:data-point chart:repeated="10"/>
          </chart:series>
          <chart:series chart:style-name="ch13" chart:values-cell-range-address="Sheet1_2.T2:Sheet1_2.T11" chart:label-cell-address="Sheet1_2.T1:Sheet1_2.T1" chart:class="chart:scatter">
            <chart:data-point chart:repeated="10"/>
          </chart:series>
          <chart:series chart:style-name="ch14" chart:values-cell-range-address="Sheet1_2.U2:Sheet1_2.U11" chart:label-cell-address="Sheet1_2.U1:Sheet1_2.U1" chart:class="chart:scatter">
            <chart:data-point chart:repeated="10"/>
          </chart:series>
          <chart:series chart:style-name="ch15" chart:values-cell-range-address="Sheet1_2.V2:Sheet1_2.V11" chart:label-cell-address="Sheet1_2.V1:Sheet1_2.V1" chart:class="chart:scatter">
            <chart:data-point chart:repeated="10"/>
          </chart:series>
          <chart:series chart:style-name="ch16" chart:values-cell-range-address="Sheet1_2.W2:Sheet1_2.W11" chart:label-cell-address="Sheet1_2.W1:Sheet1_2.W1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ubble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Arrays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QuickH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7145">
                <text:p>0.000007145</text:p>
              </table:table-cell>
              <table:table-cell office:value-type="float" office:value="0.000007245">
                <text:p>0.000007245</text:p>
              </table:table-cell>
              <table:table-cell office:value-type="float" office:value="0.00000717">
                <text:p>0.00000717</text:p>
              </table:table-cell>
              <table:table-cell office:value-type="float" office:value="0.00001261">
                <text:p>0.00001261</text:p>
              </table:table-cell>
              <table:table-cell office:value-type="float" office:value="0.000007065">
                <text:p>0.000007065</text:p>
              </table:table-cell>
              <table:table-cell office:value-type="float" office:value="0.00000846">
                <text:p>0.00000846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0001162">
                <text:p>0.00001162</text:p>
              </table:table-cell>
              <table:table-cell office:value-type="float" office:value="0.00001742">
                <text:p>0.00001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15">
                <text:p>0.0000215</text:p>
              </table:table-cell>
              <table:table-cell office:value-type="float" office:value="0.00002036">
                <text:p>0.00002036</text:p>
              </table:table-cell>
              <table:table-cell office:value-type="float" office:value="0.00002336">
                <text:p>0.000023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0.00007228">
                <text:p>0.00007228</text:p>
              </table:table-cell>
              <table:table-cell office:value-type="float" office:value="0.00002194">
                <text:p>0.00002194</text:p>
              </table:table-cell>
              <table:table-cell office:value-type="float" office:value="0.0000434">
                <text:p>0.0000434</text:p>
              </table:table-cell>
              <table:table-cell office:value-type="float" office:value="0.00002026">
                <text:p>0.00002026</text:p>
              </table:table-cell>
              <table:table-cell office:value-type="float" office:value="0.00002752">
                <text:p>0.00002752</text:p>
              </table:table-cell>
              <table:table-cell office:value-type="float" office:value="0.00003166">
                <text:p>0.0000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3675">
                <text:p>0.00003675</text:p>
              </table:table-cell>
              <table:table-cell office:value-type="float" office:value="0.00003555">
                <text:p>0.00003555</text:p>
              </table:table-cell>
              <table:table-cell office:value-type="float" office:value="0.00004435">
                <text:p>0.00004435</text:p>
              </table:table-cell>
              <table:table-cell office:value-type="float" office:value="0.0000521">
                <text:p>0.0000521</text:p>
              </table:table-cell>
              <table:table-cell office:value-type="float" office:value="0.0000877">
                <text:p>0.0000877</text:p>
              </table:table-cell>
              <table:table-cell office:value-type="float" office:value="0.00004095">
                <text:p>0.00004095</text:p>
              </table:table-cell>
              <table:table-cell office:value-type="float" office:value="0.00008695">
                <text:p>0.00008695</text:p>
              </table:table-cell>
              <table:table-cell office:value-type="float" office:value="0.000036575">
                <text:p>0.000036575</text:p>
              </table:table-cell>
              <table:table-cell office:value-type="float" office:value="0.00004845">
                <text:p>0.00004845</text:p>
              </table:table-cell>
              <table:table-cell office:value-type="float" office:value="0.0000525">
                <text:p>0.0000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576">
                <text:p>0.0000576</text:p>
              </table:table-cell>
              <table:table-cell office:value-type="float" office:value="0.0000684">
                <text:p>0.0000684</text:p>
              </table:table-cell>
              <table:table-cell office:value-type="float" office:value="0.0000855">
                <text:p>0.0000855</text:p>
              </table:table-cell>
              <table:table-cell office:value-type="float" office:value="0.00012355">
                <text:p>0.00012355</text:p>
              </table:table-cell>
              <table:table-cell office:value-type="float" office:value="0.0000668">
                <text:p>0.0000668</text:p>
              </table:table-cell>
              <table:table-cell office:value-type="float" office:value="0.0001406">
                <text:p>0.0001406</text:p>
              </table:table-cell>
              <table:table-cell office:value-type="float" office:value="0.0000551">
                <text:p>0.0000551</text:p>
              </table:table-cell>
              <table:table-cell office:value-type="float" office:value="0.0000723">
                <text:p>0.0000723</text:p>
              </table:table-cell>
              <table:table-cell office:value-type="float" office:value="0.00007705">
                <text:p>0.00007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894">
                <text:p>0.0000894</text:p>
              </table:table-cell>
              <table:table-cell office:value-type="float" office:value="0.0000843">
                <text:p>0.0000843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274">
                <text:p>0.0001274</text:p>
              </table:table-cell>
              <table:table-cell office:value-type="float" office:value="0.0001497">
                <text:p>0.0001497</text:p>
              </table:table-cell>
              <table:table-cell office:value-type="float" office:value="0.0001049">
                <text:p>0.0001049</text:p>
              </table:table-cell>
              <table:table-cell office:value-type="float" office:value="0.0001699">
                <text:p>0.0001699</text:p>
              </table:table-cell>
              <table:table-cell office:value-type="float" office:value="0.00007935">
                <text:p>0.00007935</text:p>
              </table:table-cell>
              <table:table-cell office:value-type="float" office:value="0.0001035">
                <text:p>0.0001035</text:p>
              </table:table-cell>
              <table:table-cell office:value-type="float" office:value="0.0001089">
                <text:p>0.0001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934">
                <text:p>0.0000934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1322">
                <text:p>0.0001322</text:p>
              </table:table-cell>
              <table:table-cell office:value-type="float" office:value="0.0001775">
                <text:p>0.0001775</text:p>
              </table:table-cell>
              <table:table-cell office:value-type="float" office:value="0.0002365">
                <text:p>0.0002365</text:p>
              </table:table-cell>
              <table:table-cell office:value-type="float" office:value="0.0001448">
                <text:p>0.0001448</text:p>
              </table:table-cell>
              <table:table-cell office:value-type="float" office:value="0.0002445">
                <text:p>0.0002445</text:p>
              </table:table-cell>
              <table:table-cell office:value-type="float" office:value="0.0001077">
                <text:p>0.0001077</text:p>
              </table:table-cell>
              <table:table-cell office:value-type="float" office:value="0.0001386">
                <text:p>0.0001386</text:p>
              </table:table-cell>
              <table:table-cell office:value-type="float" office:value="0.0001428">
                <text:p>0.0001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219">
                <text:p>0.0001219</text:p>
              </table:table-cell>
              <table:table-cell office:value-type="float" office:value="0.0001525">
                <text:p>0.0001525</text:p>
              </table:table-cell>
              <table:table-cell office:value-type="float" office:value="0.0001651">
                <text:p>0.0001651</text:p>
              </table:table-cell>
              <table:table-cell office:value-type="float" office:value="0.0002173">
                <text:p>0.0002173</text:p>
              </table:table-cell>
              <table:table-cell office:value-type="float" office:value="0.0002783">
                <text:p>0.0002783</text:p>
              </table:table-cell>
              <table:table-cell office:value-type="float" office:value="0.0001893">
                <text:p>0.0001893</text:p>
              </table:table-cell>
              <table:table-cell office:value-type="float" office:value="0.0002937">
                <text:p>0.0002937</text:p>
              </table:table-cell>
              <table:table-cell office:value-type="float" office:value="0.0001318">
                <text:p>0.00013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49">
                <text:p>0.000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007">
                <text:p>0.0002007</text:p>
              </table:table-cell>
              <table:table-cell office:value-type="float" office:value="0.0001998">
                <text:p>0.0001998</text:p>
              </table:table-cell>
              <table:table-cell office:value-type="float" office:value="0.0001974">
                <text:p>0.0001974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536">
                <text:p>0.0002536</text:p>
              </table:table-cell>
              <table:table-cell office:value-type="float" office:value="0.0003488">
                <text:p>0.0003488</text:p>
              </table:table-cell>
              <table:table-cell office:value-type="float" office:value="0.0002028">
                <text:p>0.0002028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859">
                <text:p>0.0002859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2316">
                <text:p>0.0002316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03959">
                <text:p>0.0003959</text:p>
              </table:table-cell>
              <table:table-cell office:value-type="float" office:value="0.0003117">
                <text:p>0.0003117</text:p>
              </table:table-cell>
              <table:table-cell office:value-type="float" office:value="0.0004191">
                <text:p>0.0004191</text:p>
              </table:table-cell>
              <table:table-cell office:value-type="float" office:value="0.0002477">
                <text:p>0.0002477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2415">
                <text:p>0.000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3024">
                <text:p>0.000302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698">
                <text:p>0.0002698</text:p>
              </table:table-cell>
              <table:table-cell office:value-type="float" office:value="0.0003596">
                <text:p>0.0003596</text:p>
              </table:table-cell>
              <table:table-cell office:value-type="float" office:value="0.0004272">
                <text:p>0.0004272</text:p>
              </table:table-cell>
              <table:table-cell office:value-type="float" office:value="0.0003748">
                <text:p>0.0003748</text:p>
              </table:table-cell>
              <table:table-cell office:value-type="float" office:value="0.0004426">
                <text:p>0.0004426</text:p>
              </table:table-cell>
              <table:table-cell office:value-type="float" office:value="0.0002924">
                <text:p>0.0002924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2792">
                <text:p>0.0002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